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6a6" officeooo:paragraph-rsid="000be6a6"/>
    </style:style>
    <style:style style:name="P2" style:family="paragraph" style:parent-style-name="Standard">
      <style:text-properties officeooo:rsid="000cfb8f" officeooo:paragraph-rsid="000be6a6"/>
    </style:style>
    <style:style style:name="P3" style:family="paragraph" style:parent-style-name="Standard">
      <style:text-properties officeooo:rsid="000cfb8f" officeooo:paragraph-rsid="000cfb8f"/>
    </style:style>
    <style:style style:name="P4" style:family="paragraph" style:parent-style-name="Standard">
      <style:text-properties officeooo:rsid="0010171f" officeooo:paragraph-rsid="000be6a6"/>
    </style:style>
    <style:style style:name="P5" style:family="paragraph" style:parent-style-name="Standard">
      <style:text-properties officeooo:rsid="0010171f" officeooo:paragraph-rsid="0010171f"/>
    </style:style>
    <style:style style:name="P6" style:family="paragraph" style:parent-style-name="Standard">
      <style:text-properties officeooo:rsid="00110f3d" officeooo:paragraph-rsid="000be6a6"/>
    </style:style>
    <style:style style:name="P7" style:family="paragraph" style:parent-style-name="Standard">
      <style:text-properties officeooo:rsid="00110f3d" officeooo:paragraph-rsid="00110f3d"/>
    </style:style>
    <style:style style:name="P8" style:family="paragraph" style:parent-style-name="Standard">
      <style:text-properties officeooo:rsid="0012e2a4" officeooo:paragraph-rsid="0012e2a4"/>
    </style:style>
    <style:style style:name="P9" style:family="paragraph" style:parent-style-name="Standard">
      <style:text-properties officeooo:rsid="0013ed6c" officeooo:paragraph-rsid="0013ed6c"/>
    </style:style>
    <style:style style:name="P10" style:family="paragraph" style:parent-style-name="Standard">
      <style:text-properties officeooo:rsid="00158d85" officeooo:paragraph-rsid="00158d85"/>
    </style:style>
    <style:style style:name="P11" style:family="paragraph" style:parent-style-name="Standard">
      <style:text-properties officeooo:rsid="0016999e" officeooo:paragraph-rsid="0016999e"/>
    </style:style>
    <style:style style:name="T1" style:family="text">
      <style:text-properties officeooo:rsid="0013ed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#type <text:s text:c="6"/>avg <text:s text:c="4"/>std <text:s text:c="4"/>min <text:s text:c="5"/>p5 <text:s text:c="4"/>p10 <text:s text:c="4"/>p50 <text:s text:c="4"/>p67 <text:s text:c="4"/>p75 <text:s text:c="4"/>p80 <text:s text:c="4"/>p85 <text:s text:c="4"/>p90 <text:s text:c="4"/>p95 <text:s text:c="4"/>p99 <text:s text:c="3"/>p999 <text:s text:c="2"/>p9999 <text:s text:c="5"/>QPS <text:s text:c="2"/>target <text:s text:c="6"/>ts_start <text:s text:c="8"/>ts_end</text:p>
      <text:p text:style-name="P9">read <text:s text:c="5"/>302.0 <text:s text:c="2"/>185.2 <text:s text:c="2"/>160.7 <text:s text:c="2"/>207.8 <text:s text:c="2"/>220.1 <text:s text:c="2"/>282.7 <text:s text:c="2"/>317.3 <text:s text:c="2"/>338.9 <text:s text:c="2"/>355.2 <text:s text:c="2"/>374.3 <text:s text:c="2"/>401.7 <text:s text:c="2"/>440.0 <text:s text:c="2"/>507.0 <text:s/>1320.8 <text:s/>8402.6 <text:s/>30074.5 <text:s text:c="3"/>30000 <text:s/>1713197654910 <text:s/>1713197665047</text:p>
      <text:p text:style-name="P9">read <text:s text:c="5"/>298.7 <text:s text:c="2"/>180.4 <text:s text:c="2"/>148.8 <text:s text:c="2"/>205.7 <text:s text:c="2"/>217.5 <text:s text:c="2"/>280.6 <text:s text:c="2"/>315.2 <text:s text:c="2"/>336.0 <text:s text:c="2"/>351.1 <text:s text:c="2"/>370.1 <text:s text:c="2"/>396.1 <text:s text:c="2"/>432.8 <text:s text:c="2"/>500.8 <text:s/>1118.4 <text:s/>8061.8 <text:s/>29952.0 <text:s text:c="3"/>30005 <text:s/>1713197666555 <text:s/>1713197676684</text:p>
      <text:p text:style-name="P9">read <text:s text:c="5"/>330.4 <text:s text:c="2"/>267.7 <text:s text:c="2"/>160.7 <text:s text:c="2"/>209.8 <text:s text:c="2"/>222.3 <text:s text:c="2"/>291.8 <text:s text:c="2"/>330.1 <text:s text:c="2"/>352.5 <text:s text:c="2"/>370.3 <text:s text:c="2"/>393.5 <text:s text:c="2"/>424.7 <text:s text:c="2"/>478.5 <text:s text:c="2"/>937.0 <text:s/>3154.5 <text:s/>8635.4 <text:s/>29853.8 <text:s text:c="3"/>30010 <text:s/>1713197678192 <text:s/>1713197688378</text:p>
      <text:p text:style-name="P9">read <text:s text:c="5"/>414.9 <text:s text:c="2"/>493.1 <text:s text:c="2"/>160.7 <text:s text:c="2"/>208.9 <text:s text:c="2"/>222.4 <text:s text:c="2"/>308.8 <text:s text:c="2"/>356.1 <text:s text:c="2"/>388.2 <text:s text:c="2"/>415.8 <text:s text:c="2"/>456.0 <text:s text:c="2"/>538.8 <text:s text:c="2"/>871.3 <text:s/>2602.5 <text:s/>5875.3 12438.1 <text:s/>29989.0 <text:s text:c="3"/>30015 <text:s/>1713197689890 <text:s/>1713197700109</text:p>
      <text:p text:style-name="P9">read <text:s text:c="5"/>335.5 <text:s text:c="2"/>320.4 <text:s text:c="2"/>148.8 <text:s text:c="2"/>210.8 <text:s text:c="2"/>223.8 <text:s text:c="2"/>294.3 <text:s text:c="2"/>331.6 <text:s text:c="2"/>354.3 <text:s text:c="2"/>371.7 <text:s text:c="2"/>395.2 <text:s text:c="2"/>427.1 <text:s text:c="2"/>483.6 <text:s/>1109.9 <text:s/>3822.5 12917.6 <text:s/>29986.3 <text:s text:c="3"/>30020 <text:s/>1713197701619 <text:s/>1713197711733</text:p>
      <text:p text:style-name="P9">read <text:s text:c="5"/>304.2 <text:s text:c="2"/>171.9 <text:s text:c="2"/>160.7 <text:s text:c="2"/>208.7 <text:s text:c="2"/>220.9 <text:s text:c="2"/>285.8 <text:s text:c="2"/>320.4 <text:s text:c="2"/>341.4 <text:s text:c="2"/>357.5 <text:s text:c="2"/>376.1 <text:s text:c="2"/>401.8 <text:s text:c="2"/>439.7 <text:s text:c="2"/>508.7 <text:s/>1443.1 <text:s/>7792.7 <text:s/>30066.2 <text:s text:c="3"/>30025 <text:s/>1713197713240 <text:s/>1713197723357</text:p>
      <text:p text:style-name="P9">read <text:s text:c="5"/>300.4 <text:s text:c="2"/>185.5 <text:s text:c="2"/>148.8 <text:s text:c="2"/>206.5 <text:s text:c="2"/>218.6 <text:s text:c="2"/>280.8 <text:s text:c="2"/>316.4 <text:s text:c="2"/>337.2 <text:s text:c="2"/>352.5 <text:s text:c="2"/>371.7 <text:s text:c="2"/>397.9 <text:s text:c="2"/>434.2 <text:s text:c="2"/>504.0 <text:s/>1644.2 <text:s/>8509.6 <text:s/>30036.0 <text:s text:c="3"/>30030 <text:s/>1713197724863 <text:s/>1713197734973</text:p>
      <text:p text:style-name="P9">read <text:s text:c="5"/>298.2 <text:s text:c="2"/>180.0 <text:s text:c="2"/>160.7 <text:s text:c="2"/>205.7 <text:s text:c="2"/>217.6 <text:s text:c="2"/>281.4 <text:s text:c="2"/>316.0 <text:s text:c="2"/>336.4 <text:s text:c="2"/>351.0 <text:s text:c="2"/>369.8 <text:s text:c="2"/>394.7 <text:s text:c="2"/>429.2 <text:s text:c="2"/>493.8 <text:s text:c="2"/>879.5 <text:s/>8267.6 <text:s/>30027.4 <text:s text:c="3"/>30035 <text:s/>1713197736479 <text:s/>1713197746590</text:p>
      <text:p text:style-name="P9">read <text:s text:c="5"/>296.8 <text:s text:c="2"/>185.7 <text:s text:c="2"/>160.7 <text:s text:c="2"/>204.6 <text:s text:c="2"/>215.7 <text:s text:c="2"/>277.1 <text:s text:c="2"/>312.7 <text:s text:c="2"/>333.6 <text:s text:c="2"/>348.2 <text:s text:c="2"/>368.2 <text:s text:c="2"/>393.7 <text:s text:c="2"/>429.5 <text:s text:c="2"/>499.6 <text:s/>1482.6 <text:s/>8591.8 <text:s/>30048.9 <text:s text:c="3"/>30040 <text:s/>1713197748096 <text:s/>1713197758207</text:p>
      <text:p text:style-name="P9">read <text:s text:c="5"/>298.0 <text:s text:c="2"/>174.3 <text:s text:c="2"/>160.7 <text:s text:c="2"/>205.7 <text:s text:c="2"/>217.2 <text:s text:c="2"/>278.9 <text:s text:c="2"/>314.8 <text:s text:c="2"/>335.7 <text:s text:c="2"/>350.6 <text:s text:c="2"/>369.8 <text:s text:c="2"/>395.3 <text:s text:c="2"/>431.1 <text:s text:c="2"/>500.5 <text:s/>1450.5 <text:s/>7959.3 <text:s/>30072.6 <text:s text:c="3"/>30045 <text:s/>1713197759714 <text:s/>1713197769822</text:p>
      <text:p text:style-name="P9">read <text:s text:c="5"/>298.4 <text:s text:c="2"/>171.7 <text:s text:c="2"/>160.7 <text:s text:c="2"/>205.6 <text:s text:c="2"/>217.4 <text:s text:c="2"/>279.4 <text:s text:c="2"/>314.9 <text:s text:c="2"/>336.2 <text:s text:c="2"/>351.7 <text:s text:c="2"/>370.7 <text:s text:c="2"/>396.7 <text:s text:c="2"/>431.7 <text:s text:c="2"/>498.2 <text:s/>1139.2 <text:s/>7961.7 <text:s/>30003.4 <text:s text:c="3"/>30050 <text:s/>1713197771329 <text:s/>1713197781440</text:p>
      <text:p text:style-name="P9">read <text:s text:c="5"/>306.4 <text:s text:c="2"/>945.5 <text:s text:c="2"/>160.7 <text:s text:c="2"/>209.1 <text:s text:c="2"/>221.0 <text:s text:c="2"/>283.2 <text:s text:c="2"/>317.8 <text:s text:c="2"/>338.9 <text:s text:c="2"/>354.6 <text:s text:c="2"/>373.2 <text:s text:c="2"/>399.2 <text:s text:c="2"/>434.8 <text:s text:c="2"/>504.7 <text:s/>1120.9 10062.3 <text:s/>30004.2 <text:s text:c="3"/>30055 <text:s/>1713197782945 <text:s/>1713197793055</text:p>
      <text:p text:style-name="P9">read <text:s text:c="5"/>302.0 <text:s/>1139.4 <text:s text:c="2"/>160.7 <text:s text:c="2"/>205.9 <text:s text:c="2"/>217.6 <text:s text:c="2"/>278.3 <text:s text:c="2"/>312.5 <text:s text:c="2"/>333.0 <text:s text:c="2"/>347.4 <text:s text:c="2"/>367.4 <text:s text:c="2"/>392.7 <text:s text:c="2"/>428.1 <text:s text:c="2"/>493.5 <text:s text:c="2"/>939.4 <text:s/>7883.3 <text:s/>30091.6 <text:s text:c="3"/>30060 <text:s/>1713197794561 <text:s/>1713197804671</text:p>
      <text:p text:style-name="P9">read <text:s text:c="5"/>309.6 <text:s/>1775.4 <text:s text:c="2"/>160.7 <text:s text:c="2"/>205.0 <text:s text:c="2"/>216.3 <text:s text:c="2"/>276.4 <text:s text:c="2"/>310.6 <text:s text:c="2"/>330.9 <text:s text:c="2"/>345.6 <text:s text:c="2"/>365.7 <text:s text:c="2"/>391.3 <text:s text:c="2"/>427.8 <text:s text:c="2"/>498.5 <text:s/>1135.4 <text:s/>9659.7 <text:s/>30124.8 <text:s text:c="3"/>30065 <text:s/>1713197806179 <text:s/>1713197816291</text:p>
      <text:p text:style-name="P9">read <text:s text:c="5"/>304.2 <text:s text:c="2"/>565.3 <text:s text:c="2"/>160.7 <text:s text:c="2"/>209.6 <text:s text:c="2"/>221.8 <text:s text:c="2"/>284.0 <text:s text:c="2"/>317.9 <text:s text:c="2"/>338.6 <text:s text:c="2"/>354.2 <text:s text:c="2"/>373.0 <text:s text:c="2"/>399.6 <text:s text:c="2"/>436.6 <text:s text:c="2"/>506.8 <text:s/>1278.7 <text:s/>8629.1 <text:s/>30217.7 <text:s text:c="3"/>30070 <text:s/>1713197817797 <text:s/>1713197827907</text:p>
      <text:p text:style-name="P9">read <text:s text:c="5"/>297.1 <text:s text:c="2"/>169.6 <text:s text:c="2"/>160.7 <text:s text:c="2"/>206.4 <text:s text:c="2"/>218.5 <text:s text:c="2"/>278.7 <text:s text:c="2"/>312.8 <text:s text:c="2"/>333.2 <text:s text:c="2"/>347.4 <text:s text:c="2"/>367.2 <text:s text:c="2"/>393.4 <text:s text:c="2"/>431.5 <text:s text:c="2"/>503.7 <text:s/>1034.1 <text:s/>7847.5 <text:s/>30127.9 <text:s text:c="3"/>30075 <text:s/>1713197829412 <text:s/>1713197839526</text:p>
      <text:p text:style-name="P9">read <text:s text:c="5"/>300.0 <text:s text:c="2"/>153.6 <text:s text:c="2"/>160.7 <text:s text:c="2"/>209.6 <text:s text:c="2"/>221.2 <text:s text:c="2"/>280.1 <text:s text:c="2"/>314.9 <text:s text:c="2"/>337.0 <text:s text:c="2"/>353.4 <text:s text:c="2"/>372.7 <text:s text:c="2"/>398.5 <text:s text:c="2"/>435.4 <text:s text:c="2"/>507.6 <text:s/>1185.3 <text:s/>7327.7 <text:s/>29988.4 <text:s text:c="3"/>30080 <text:s/>1713197841032 <text:s/>1713197851147</text:p>
      <text:p text:style-name="P9">read <text:s text:c="5"/>298.9 <text:s text:c="2"/>420.3 <text:s text:c="2"/>160.7 <text:s text:c="2"/>206.7 <text:s text:c="2"/>218.7 <text:s text:c="2"/>277.9 <text:s text:c="2"/>312.6 <text:s text:c="2"/>334.2 <text:s text:c="2"/>349.8 <text:s text:c="2"/>369.4 <text:s text:c="2"/>394.9 <text:s text:c="2"/>431.9 <text:s text:c="2"/>504.3 <text:s/>1301.8 <text:s/>8314.1 <text:s/>30044.9 <text:s text:c="3"/>30085 <text:s/>1713197852654 <text:s/>1713197862768</text:p>
      <text:p text:style-name="P9">read <text:s text:c="5"/>303.1 <text:s text:c="2"/>165.0 <text:s text:c="2"/>160.7 <text:s text:c="2"/>212.1 <text:s text:c="2"/>223.8 <text:s text:c="2"/>285.7 <text:s text:c="2"/>318.9 <text:s text:c="2"/>339.3 <text:s text:c="2"/>354.4 <text:s text:c="2"/>372.2 <text:s text:c="2"/>396.9 <text:s text:c="2"/>433.0 <text:s text:c="2"/>503.5 <text:s text:c="2"/>987.1 <text:s/>7875.7 <text:s/>30050.7 <text:s text:c="3"/>30090 <text:s/>1713197864276 <text:s/>1713197874383</text:p>
      <text:p text:style-name="P9">read <text:s text:c="5"/>303.9 <text:s text:c="2"/>163.8 <text:s text:c="2"/>160.7 <text:s text:c="2"/>210.6 <text:s text:c="2"/>222.6 <text:s text:c="2"/>285.0 <text:s text:c="2"/>319.1 <text:s text:c="2"/>340.4 <text:s text:c="2"/>356.5 <text:s text:c="2"/>375.1 <text:s text:c="2"/>400.8 <text:s text:c="2"/>435.9 <text:s text:c="2"/>509.0 <text:s/>1372.4 <text:s/>7745.2 <text:s/>30029.6 <text:s text:c="3"/>30095 <text:s/>1713197875891 <text:s/>1713197886003</text:p>
      <text:p text:style-name="P9">read <text:s text:c="5"/>299.1 <text:s text:c="2"/>139.6 <text:s text:c="2"/>160.7 <text:s text:c="2"/>209.8 <text:s text:c="2"/>221.6 <text:s text:c="2"/>279.3 <text:s text:c="2"/>313.3 <text:s text:c="2"/>335.4 <text:s text:c="2"/>352.2 <text:s text:c="2"/>372.8 <text:s text:c="2"/>398.9 <text:s text:c="2"/>435.8 <text:s text:c="2"/>507.4 <text:s text:c="2"/>911.9 <text:s/>7248.8 <text:s/>30059.7 <text:s text:c="3"/>30100 <text:s/>1713197887509 <text:s/>1713197897622</text:p>
      <text:p text:style-name="P9">read <text:s text:c="5"/>301.3 <text:s text:c="2"/>162.8 <text:s text:c="2"/>160.7 <text:s text:c="2"/>210.1 <text:s text:c="2"/>221.9 <text:s text:c="2"/>283.2 <text:s text:c="2"/>317.2 <text:s text:c="2"/>338.0 <text:s text:c="2"/>353.1 <text:s text:c="2"/>371.1 <text:s text:c="2"/>395.9 <text:s text:c="2"/>431.4 <text:s text:c="2"/>501.8 <text:s/>1253.6 <text:s/>7528.2 <text:s/>30100.9 <text:s text:c="3"/>30105 <text:s/>1713197899128 <text:s/>1713197909239</text:p>
      <text:p text:style-name="P9">read <text:s text:c="5"/>301.3 <text:s text:c="2"/>162.2 <text:s text:c="2"/>160.7 <text:s text:c="2"/>210.5 <text:s text:c="2"/>222.4 <text:s text:c="2"/>283.4 <text:s text:c="2"/>316.3 <text:s text:c="2"/>336.8 <text:s text:c="2"/>351.9 <text:s text:c="2"/>370.8 <text:s text:c="2"/>396.5 <text:s text:c="2"/>433.0 <text:s text:c="2"/>505.0 <text:s/>1147.7 <text:s/>8137.9 <text:s/>30023.7 <text:s text:c="3"/>30110 <text:s/>1713197910747 <text:s/>1713197920854</text:p>
      <text:p text:style-name="P9">read <text:s text:c="5"/>300.3 <text:s text:c="2"/>772.8 <text:s text:c="2"/>160.7 <text:s text:c="2"/>207.8 <text:s text:c="2"/>220.0 <text:s text:c="2"/>280.6 <text:s text:c="2"/>313.8 <text:s text:c="2"/>333.9 <text:s text:c="2"/>348.2 <text:s text:c="2"/>367.3 <text:s text:c="2"/>392.0 <text:s text:c="2"/>428.2 <text:s text:c="2"/>497.1 <text:s/>1042.6 <text:s/>7527.1 <text:s/>30082.3 <text:s text:c="3"/>30115 <text:s/>1713197922362 <text:s/>1713197932483</text:p>
      <text:p text:style-name="P9">read <text:s text:c="5"/>299.0 <text:s text:c="2"/>407.4 <text:s text:c="2"/>160.7 <text:s text:c="2"/>207.9 <text:s text:c="2"/>220.2 <text:s text:c="2"/>280.1 <text:s text:c="2"/>313.0 <text:s text:c="2"/>333.2 <text:s text:c="2"/>347.6 <text:s text:c="2"/>367.5 <text:s text:c="2"/>393.2 <text:s text:c="2"/>430.2 <text:s text:c="2"/>503.5 <text:s/>1268.0 <text:s/>7699.6 <text:s/>30121.9 <text:s text:c="3"/>30120 <text:s/>1713197933989 <text:s/>1713197944099</text:p>
      <text:p text:style-name="P9"><text:soft-page-break/>read <text:s text:c="5"/>301.1 <text:s text:c="2"/>170.8 <text:s text:c="2"/>160.7 <text:s text:c="2"/>210.4 <text:s text:c="2"/>222.5 <text:s text:c="2"/>283.1 <text:s text:c="2"/>315.9 <text:s text:c="2"/>336.3 <text:s text:c="2"/>351.2 <text:s text:c="2"/>369.9 <text:s text:c="2"/>395.1 <text:s text:c="2"/>431.5 <text:s text:c="2"/>499.5 <text:s/>1097.1 <text:s/>7970.2 <text:s/>30044.4 <text:s text:c="3"/>30125 <text:s/>1713197945605 <text:s/>1713197955717</text:p>
      <text:p text:style-name="P9">read <text:s text:c="5"/>366.8 <text:s/>3941.7 <text:s text:c="2"/>148.8 <text:s text:c="2"/>207.5 <text:s text:c="2"/>219.0 <text:s text:c="2"/>270.9 <text:s text:c="2"/>300.2 <text:s text:c="2"/>319.6 <text:s text:c="2"/>335.8 <text:s text:c="2"/>355.2 <text:s text:c="2"/>381.4 <text:s text:c="2"/>422.3 <text:s text:c="2"/>506.0 <text:s/>3249.6 216448.1 <text:s/>30132.5 <text:s text:c="3"/>30130 <text:s/>1713197957224 <text:s/>1713197967331</text:p>
      <text:p text:style-name="P9">read <text:s text:c="5"/>297.0 <text:s text:c="2"/>771.9 <text:s text:c="2"/>160.7 <text:s text:c="2"/>207.0 <text:s text:c="2"/>218.6 <text:s text:c="2"/>272.9 <text:s text:c="2"/>306.2 <text:s text:c="2"/>327.6 <text:s text:c="2"/>344.1 <text:s text:c="2"/>365.5 <text:s text:c="2"/>392.6 <text:s text:c="2"/>432.0 <text:s text:c="2"/>509.7 <text:s/>1160.0 <text:s/>7832.7 <text:s/>30165.3 <text:s text:c="3"/>30135 <text:s/>1713197968839 <text:s/>1713197978957</text:p>
      <text:p text:style-name="P9">read <text:s text:c="5"/>303.6 <text:s text:c="2"/>156.4 <text:s text:c="2"/>148.8 <text:s text:c="2"/>211.7 <text:s text:c="2"/>223.8 <text:s text:c="2"/>286.4 <text:s text:c="2"/>319.0 <text:s text:c="2"/>339.8 <text:s text:c="2"/>355.5 <text:s text:c="2"/>373.9 <text:s text:c="2"/>399.7 <text:s text:c="2"/>436.6 <text:s text:c="2"/>505.9 <text:s/>1018.7 <text:s/>8001.0 <text:s/>30208.7 <text:s text:c="3"/>30140 <text:s/>1713197980463 <text:s/>1713197990576</text:p>
      <text:p text:style-name="P9">read <text:s text:c="5"/>365.3 <text:s/>3544.9 <text:s text:c="2"/>160.7 <text:s text:c="2"/>211.5 <text:s text:c="2"/>223.7 <text:s text:c="2"/>285.7 <text:s text:c="2"/>317.8 <text:s text:c="2"/>338.4 <text:s text:c="2"/>353.8 <text:s text:c="2"/>372.7 <text:s text:c="2"/>399.2 <text:s text:c="2"/>438.0 <text:s text:c="2"/>535.3 <text:s/>2167.8 214743.2 <text:s/>30054.7 <text:s text:c="3"/>30145 <text:s/>1713197992082 <text:s/>1713198002193</text:p>
      <text:p text:style-name="P9">read <text:s text:c="5"/>306.3 <text:s text:c="2"/>768.9 <text:s text:c="2"/>160.7 <text:s text:c="2"/>212.3 <text:s text:c="2"/>224.2 <text:s text:c="2"/>285.3 <text:s text:c="2"/>317.4 <text:s text:c="2"/>338.2 <text:s text:c="2"/>353.9 <text:s text:c="2"/>372.9 <text:s text:c="2"/>399.8 <text:s text:c="2"/>441.4 <text:s text:c="2"/>520.9 <text:s/>1102.1 <text:s/>7665.0 <text:s/>30156.0 <text:s text:c="3"/>30150 <text:s/>1713198003700 <text:s/>1713198013807</text:p>
      <text:p text:style-name="P9">read <text:s text:c="5"/>311.2 <text:s text:c="2"/>410.2 <text:s text:c="2"/>160.7 <text:s text:c="2"/>215.2 <text:s text:c="2"/>227.8 <text:s text:c="2"/>294.1 <text:s text:c="2"/>327.2 <text:s text:c="2"/>346.7 <text:s text:c="2"/>362.9 <text:s text:c="2"/>381.3 <text:s text:c="2"/>405.3 <text:s text:c="2"/>443.3 <text:s text:c="2"/>519.8 <text:s/>1026.6 <text:s/>7411.2 <text:s/>30167.3 <text:s text:c="3"/>30155 <text:s/>1713198015314 <text:s/>1713198025428</text:p>
      <text:p text:style-name="P9">read <text:s text:c="5"/>304.9 <text:s text:c="2"/>192.5 <text:s text:c="2"/>160.7 <text:s text:c="2"/>211.9 <text:s text:c="2"/>223.8 <text:s text:c="2"/>285.2 <text:s text:c="2"/>318.0 <text:s text:c="2"/>339.2 <text:s text:c="2"/>355.3 <text:s text:c="2"/>374.3 <text:s text:c="2"/>400.7 <text:s text:c="2"/>438.9 <text:s text:c="2"/>509.4 <text:s/>1449.1 <text:s/>9915.5 <text:s/>30222.1 <text:s text:c="3"/>30160 <text:s/>1713198026934 <text:s/>1713198037046</text:p>
      <text:p text:style-name="P9">read <text:s text:c="5"/>307.4 <text:s text:c="2"/>173.4 <text:s text:c="2"/>160.7 <text:s text:c="2"/>213.7 <text:s text:c="2"/>225.5 <text:s text:c="2"/>288.8 <text:s text:c="2"/>321.6 <text:s text:c="2"/>342.6 <text:s text:c="2"/>359.0 <text:s text:c="2"/>378.0 <text:s text:c="2"/>403.4 <text:s text:c="2"/>443.7 <text:s text:c="2"/>516.6 <text:s/>1278.2 <text:s/>7728.8 <text:s/>30167.3 <text:s text:c="3"/>30165 <text:s/>1713198038552 <text:s/>1713198048664</text:p>
      <text:p text:style-name="P9">read <text:s text:c="5"/>309.7 <text:s text:c="2"/>170.6 <text:s text:c="2"/>160.7 <text:s text:c="2"/>215.9 <text:s text:c="2"/>227.3 <text:s text:c="2"/>291.6 <text:s text:c="2"/>325.0 <text:s text:c="2"/>345.1 <text:s text:c="2"/>361.7 <text:s text:c="2"/>380.9 <text:s text:c="2"/>405.9 <text:s text:c="2"/>446.0 <text:s text:c="2"/>519.9 <text:s/>1170.1 <text:s/>7985.6 <text:s/>30132.9 <text:s text:c="3"/>30170 <text:s/>1713198050170 <text:s/>1713198060279</text:p>
      <text:p text:style-name="P9">read <text:s text:c="5"/>307.5 <text:s text:c="2"/>170.6 <text:s text:c="2"/>160.7 <text:s text:c="2"/>214.1 <text:s text:c="2"/>225.8 <text:s text:c="2"/>289.0 <text:s text:c="2"/>321.7 <text:s text:c="2"/>342.3 <text:s text:c="2"/>358.5 <text:s text:c="2"/>377.4 <text:s text:c="2"/>402.9 <text:s text:c="2"/>442.2 <text:s text:c="2"/>516.2 <text:s/>1324.2 <text:s/>7847.8 <text:s/>30113.3 <text:s text:c="3"/>30175 <text:s/>1713198061786 <text:s/>1713198071894</text:p>
      <text:p text:style-name="P9">read <text:s text:c="5"/>302.9 <text:s text:c="2"/>181.4 <text:s text:c="2"/>160.7 <text:s text:c="2"/>209.1 <text:s text:c="2"/>221.7 <text:s text:c="2"/>284.7 <text:s text:c="2"/>317.2 <text:s text:c="2"/>337.6 <text:s text:c="2"/>352.7 <text:s text:c="2"/>371.7 <text:s text:c="2"/>398.1 <text:s text:c="2"/>437.1 <text:s text:c="2"/>513.7 <text:s/>1273.5 <text:s/>9464.2 <text:s/>30166.8 <text:s text:c="3"/>30180 <text:s/>1713198073401 <text:s/>1713198083513</text:p>
      <text:p text:style-name="P9">read <text:s text:c="5"/>304.3 <text:s text:c="2"/>171.8 <text:s text:c="2"/>160.7 <text:s text:c="2"/>210.5 <text:s text:c="2"/>222.8 <text:s text:c="2"/>286.4 <text:s text:c="2"/>319.5 <text:s text:c="2"/>340.3 <text:s text:c="2"/>356.0 <text:s text:c="2"/>374.3 <text:s text:c="2"/>400.1 <text:s text:c="2"/>437.7 <text:s text:c="2"/>508.4 <text:s/>1184.3 <text:s/>7994.6 <text:s/>30233.8 <text:s text:c="3"/>30185 <text:s/>1713198085019 <text:s/>1713198095131</text:p>
      <text:p text:style-name="P9">read <text:s text:c="5"/>308.6 <text:s/>1082.0 <text:s text:c="2"/>148.8 <text:s text:c="2"/>209.8 <text:s text:c="2"/>222.4 <text:s text:c="2"/>286.7 <text:s text:c="2"/>319.5 <text:s text:c="2"/>340.1 <text:s text:c="2"/>355.7 <text:s text:c="2"/>373.9 <text:s text:c="2"/>399.6 <text:s text:c="2"/>436.0 <text:s text:c="2"/>506.3 <text:s text:c="2"/>882.4 <text:s/>8294.2 <text:s/>30095.6 <text:s text:c="3"/>30190 <text:s/>1713198096637 <text:s/>1713198106744</text:p>
      <text:p text:style-name="P9">read <text:s text:c="5"/>304.4 <text:s text:c="2"/>160.9 <text:s text:c="2"/>160.7 <text:s text:c="2"/>210.9 <text:s text:c="2"/>223.2 <text:s text:c="2"/>287.1 <text:s text:c="2"/>319.5 <text:s text:c="2"/>339.6 <text:s text:c="2"/>354.7 <text:s text:c="2"/>372.9 <text:s text:c="2"/>399.0 <text:s text:c="2"/>436.3 <text:s text:c="2"/>509.2 <text:s/>1442.6 <text:s/>7678.6 <text:s/>30167.6 <text:s text:c="3"/>30195 <text:s/>1713198108249 <text:s/>1713198118360</text:p>
      <text:p text:style-name="P9">read <text:s text:c="5"/>302.6 <text:s text:c="2"/>184.0 <text:s text:c="2"/>160.7 <text:s text:c="2"/>209.0 <text:s text:c="2"/>221.2 <text:s text:c="2"/>283.9 <text:s text:c="2"/>316.8 <text:s text:c="2"/>337.1 <text:s text:c="2"/>352.2 <text:s text:c="2"/>371.3 <text:s text:c="2"/>397.6 <text:s text:c="2"/>434.3 <text:s text:c="2"/>509.0 <text:s/>1688.4 <text:s/>8183.0 <text:s/>30123.7 <text:s text:c="3"/>30200 <text:s/>1713198119868 <text:s/>1713198129981</text:p>
      <text:p text:style-name="P9">read <text:s text:c="5"/>304.6 <text:s text:c="2"/>154.4 <text:s text:c="2"/>160.7 <text:s text:c="2"/>211.2 <text:s text:c="2"/>223.7 <text:s text:c="2"/>288.9 <text:s text:c="2"/>321.1 <text:s text:c="2"/>340.9 <text:s text:c="2"/>356.0 <text:s text:c="2"/>373.4 <text:s text:c="2"/>398.5 <text:s text:c="2"/>434.6 <text:s text:c="2"/>505.3 <text:s/>1178.0 <text:s/>7369.1 <text:s/>30197.9 <text:s text:c="3"/>30205 <text:s/>1713198131487 <text:s/>1713198141597</text:p>
      <text:p text:style-name="P9">read <text:s text:c="5"/>309.5 <text:s text:c="2"/>419.9 <text:s text:c="2"/>160.7 <text:s text:c="2"/>213.7 <text:s text:c="2"/>225.7 <text:s text:c="2"/>291.1 <text:s text:c="2"/>324.8 <text:s text:c="2"/>344.8 <text:s text:c="2"/>361.2 <text:s text:c="2"/>380.0 <text:s text:c="2"/>404.8 <text:s text:c="2"/>443.4 <text:s text:c="2"/>521.6 <text:s/>1112.2 <text:s/>8128.9 <text:s/>30239.0 <text:s text:c="3"/>30210 <text:s/>1713198143103 <text:s/>1713198153217</text:p>
      <text:p text:style-name="P9">read <text:s text:c="5"/>310.9 <text:s text:c="2"/>861.6 <text:s text:c="2"/>160.7 <text:s text:c="2"/>214.2 <text:s text:c="2"/>226.0 <text:s text:c="2"/>290.5 <text:s text:c="2"/>323.0 <text:s text:c="2"/>343.1 <text:s text:c="2"/>359.0 <text:s text:c="2"/>377.1 <text:s text:c="2"/>402.0 <text:s text:c="2"/>437.9 <text:s text:c="2"/>507.8 <text:s/>1256.8 <text:s/>8132.4 <text:s/>30201.9 <text:s text:c="3"/>30215 <text:s/>1713198154723 <text:s/>1713198164839</text:p>
      <text:p text:style-name="P9">read <text:s text:c="5"/>308.3 <text:s text:c="2"/>160.9 <text:s text:c="2"/>148.8 <text:s text:c="2"/>213.0 <text:s text:c="2"/>225.1 <text:s text:c="2"/>290.1 <text:s text:c="2"/>323.6 <text:s text:c="2"/>344.0 <text:s text:c="2"/>360.4 <text:s text:c="2"/>379.3 <text:s text:c="2"/>404.6 <text:s text:c="2"/>444.6 <text:s text:c="2"/>524.1 <text:s/>1512.5 <text:s/>7580.9 <text:s/>30259.2 <text:s text:c="3"/>30220 <text:s/>1713198166346 <text:s/>1713198176461</text:p>
      <text:p text:style-name="P9">read <text:s text:c="5"/>308.7 <text:s text:c="2"/>671.5 <text:s text:c="2"/>160.7 <text:s text:c="2"/>213.7 <text:s text:c="2"/>225.5 <text:s text:c="2"/>289.3 <text:s text:c="2"/>321.9 <text:s text:c="2"/>342.2 <text:s text:c="2"/>357.9 <text:s text:c="2"/>376.0 <text:s text:c="2"/>401.6 <text:s text:c="2"/>439.1 <text:s text:c="2"/>514.0 <text:s/>1323.3 <text:s/>6955.3 <text:s/>30175.7 <text:s text:c="3"/>30225 <text:s/>1713198177968 <text:s/>1713198188084</text:p>
      <text:p text:style-name="P9">read <text:s text:c="5"/>303.8 <text:s text:c="2"/>157.1 <text:s text:c="2"/>160.7 <text:s text:c="2"/>210.1 <text:s text:c="2"/>222.7 <text:s text:c="2"/>287.1 <text:s text:c="2"/>319.9 <text:s text:c="2"/>339.8 <text:s text:c="2"/>354.6 <text:s text:c="2"/>372.4 <text:s text:c="2"/>397.7 <text:s text:c="2"/>435.1 <text:s text:c="2"/>508.6 <text:s/>1338.1 <text:s/>7358.9 <text:s/>30270.5 <text:s text:c="3"/>30230 <text:s/>1713198189592 <text:s/>1713198199703</text:p>
      <text:p text:style-name="P9">read <text:s text:c="5"/>301.1 <text:s text:c="2"/>174.2 <text:s text:c="2"/>160.7 <text:s text:c="2"/>208.5 <text:s text:c="2"/>220.6 <text:s text:c="2"/>282.6 <text:s text:c="2"/>315.6 <text:s text:c="2"/>335.9 <text:s text:c="2"/>350.7 <text:s text:c="2"/>369.9 <text:s text:c="2"/>395.9 <text:s text:c="2"/>434.1 <text:s text:c="2"/>513.0 <text:s/>1448.6 <text:s/>7988.8 <text:s/>30237.3 <text:s text:c="3"/>30235 <text:s/>1713198201208 <text:s/>1713198211322</text:p>
      <text:p text:style-name="P9">read <text:s text:c="5"/>308.5 <text:s text:c="2"/>182.3 <text:s text:c="2"/>160.7 <text:s text:c="2"/>214.7 <text:s text:c="2"/>226.4 <text:s text:c="2"/>291.1 <text:s text:c="2"/>324.6 <text:s text:c="2"/>344.6 <text:s text:c="2"/>360.8 <text:s text:c="2"/>379.3 <text:s text:c="2"/>404.0 <text:s text:c="2"/>442.3 <text:s text:c="2"/>509.2 <text:s/>1227.4 <text:s/>7234.1 <text:s/>30247.1 <text:s text:c="3"/>30240 <text:s/>1713198212828 <text:s/>1713198222944</text:p>
      <text:p text:style-name="P9">read <text:s text:c="5"/>303.6 <text:s text:c="2"/>162.1 <text:s text:c="2"/>160.7 <text:s text:c="2"/>211.8 <text:s text:c="2"/>223.5 <text:s text:c="2"/>285.6 <text:s text:c="2"/>318.8 <text:s text:c="2"/>339.0 <text:s text:c="2"/>354.0 <text:s text:c="2"/>372.1 <text:s text:c="2"/>397.7 <text:s text:c="2"/>434.6 <text:s text:c="2"/>504.6 <text:s/>1634.1 <text:s/>7854.2 <text:s/>30179.6 <text:s text:c="3"/>30245 <text:s/>1713198224452 <text:s/>1713198234562</text:p>
      <text:p text:style-name="P9">read <text:s text:c="5"/>310.0 <text:s text:c="2"/>412.4 <text:s text:c="2"/>160.7 <text:s text:c="2"/>215.7 <text:s text:c="2"/>227.0 <text:s text:c="2"/>292.2 <text:s text:c="2"/>325.4 <text:s text:c="2"/>344.7 <text:s text:c="2"/>360.6 <text:s text:c="2"/>378.7 <text:s text:c="2"/>403.5 <text:s text:c="2"/>442.6 <text:s text:c="2"/>513.1 <text:s/>1296.0 <text:s/>7914.3 <text:s/>30220.4 <text:s text:c="3"/>30250 <text:s/>1713198236070 <text:s/>1713198246180</text:p>
      <text:p text:style-name="P9"><text:soft-page-break/>read <text:s text:c="5"/>306.3 <text:s text:c="2"/>168.5 <text:s text:c="2"/>160.7 <text:s text:c="2"/>212.9 <text:s text:c="2"/>224.7 <text:s text:c="2"/>288.5 <text:s text:c="2"/>321.1 <text:s text:c="2"/>341.6 <text:s text:c="2"/>357.2 <text:s text:c="2"/>375.1 <text:s text:c="2"/>401.4 <text:s text:c="2"/>441.5 <text:s text:c="2"/>510.4 <text:s/>1163.0 <text:s/>7977.6 <text:s/>30233.6 <text:s text:c="3"/>30255 <text:s/>1713198247686 <text:s/>1713198257804</text:p>
      <text:p text:style-name="P9">read <text:s text:c="5"/>311.6 <text:s text:c="2"/>185.5 <text:s text:c="2"/>160.7 <text:s text:c="2"/>216.7 <text:s text:c="2"/>227.7 <text:s text:c="2"/>292.9 <text:s text:c="2"/>326.9 <text:s text:c="2"/>346.5 <text:s text:c="2"/>362.8 <text:s text:c="2"/>381.2 <text:s text:c="2"/>405.2 <text:s text:c="2"/>443.8 <text:s text:c="2"/>513.9 <text:s/>1942.3 <text:s/>8074.0 <text:s/>30214.4 <text:s text:c="3"/>30260 <text:s/>1713198259310 <text:s/>1713198269416</text:p>
      <text:p text:style-name="P9">read <text:s text:c="5"/>305.4 <text:s text:c="2"/>173.0 <text:s text:c="2"/>160.7 <text:s text:c="2"/>212.7 <text:s text:c="2"/>224.5 <text:s text:c="2"/>287.8 <text:s text:c="2"/>320.4 <text:s text:c="2"/>341.1 <text:s text:c="2"/>356.8 <text:s text:c="2"/>374.6 <text:s text:c="2"/>400.5 <text:s text:c="2"/>437.6 <text:s text:c="2"/>508.0 <text:s/>1192.2 <text:s/>8132.9 <text:s/>30197.6 <text:s text:c="3"/>30265 <text:s/>1713198270924 <text:s/>1713198281038</text:p>
      <text:p text:style-name="P9">read <text:s text:c="5"/>309.4 <text:s text:c="2"/>183.9 <text:s text:c="2"/>160.7 <text:s text:c="2"/>216.5 <text:s text:c="2"/>227.3 <text:s text:c="2"/>291.9 <text:s text:c="2"/>325.2 <text:s text:c="2"/>344.6 <text:s text:c="2"/>360.5 <text:s text:c="2"/>378.6 <text:s text:c="2"/>402.9 <text:s text:c="2"/>439.8 <text:s text:c="2"/>507.5 <text:s/>1304.7 <text:s/>8277.4 <text:s/>30239.5 <text:s text:c="3"/>30270 <text:s/>1713198282545 <text:s/>1713198292660</text:p>
      <text:p text:style-name="P9">read <text:s text:c="5"/>312.9 <text:s text:c="2"/>159.1 <text:s text:c="2"/>148.8 <text:s text:c="2"/>220.0 <text:s text:c="2"/>231.2 <text:s text:c="2"/>295.7 <text:s text:c="2"/>329.5 <text:s text:c="2"/>349.0 <text:s text:c="2"/>365.1 <text:s text:c="2"/>384.3 <text:s text:c="2"/>409.6 <text:s text:c="2"/>448.5 <text:s text:c="2"/>522.7 <text:s/>1013.3 <text:s/>7418.6 <text:s/>30213.9 <text:s text:c="3"/>30275 <text:s/>1713198294166 <text:s/>1713198304278</text:p>
      <text:p text:style-name="P9">read <text:s text:c="5"/>306.0 <text:s text:c="2"/>170.3 <text:s text:c="2"/>160.7 <text:s text:c="2"/>212.5 <text:s text:c="2"/>224.6 <text:s text:c="2"/>288.4 <text:s text:c="2"/>321.5 <text:s text:c="2"/>342.0 <text:s text:c="2"/>357.8 <text:s text:c="2"/>375.6 <text:s text:c="2"/>401.4 <text:s text:c="2"/>438.6 <text:s text:c="2"/>508.2 <text:s/>1252.0 <text:s/>7803.4 <text:s/>30364.2 <text:s text:c="3"/>30280 <text:s/>1713198305785 <text:s/>1713198315901</text:p>
      <text:p text:style-name="P9">read <text:s text:c="5"/>311.0 <text:s text:c="2"/>189.3 <text:s text:c="2"/>160.7 <text:s text:c="2"/>213.8 <text:s text:c="2"/>225.9 <text:s text:c="2"/>291.8 <text:s text:c="2"/>325.8 <text:s text:c="2"/>346.2 <text:s text:c="2"/>362.9 <text:s text:c="2"/>382.0 <text:s text:c="2"/>407.1 <text:s text:c="2"/>446.2 <text:s text:c="2"/>523.4 <text:s/>1838.3 <text:s/>8030.4 <text:s/>30231.9 <text:s text:c="3"/>30285 <text:s/>1713198317407 <text:s/>1713198327514</text:p>
      <text:p text:style-name="P9">read <text:s text:c="5"/>311.6 <text:s text:c="2"/>162.4 <text:s text:c="2"/>160.7 <text:s text:c="2"/>215.3 <text:s text:c="2"/>227.7 <text:s text:c="2"/>294.5 <text:s text:c="2"/>328.3 <text:s text:c="2"/>348.4 <text:s text:c="2"/>365.2 <text:s text:c="2"/>384.8 <text:s text:c="2"/>409.8 <text:s text:c="2"/>448.5 <text:s text:c="2"/>519.6 <text:s/>1142.1 <text:s/>8210.5 <text:s/>30248.0 <text:s text:c="3"/>30290 <text:s/>1713198329021 <text:s/>1713198339132</text:p>
      <text:p text:style-name="P9">read <text:s text:c="5"/>308.5 <text:s/>1076.9 <text:s text:c="2"/>160.7 <text:s text:c="2"/>209.2 <text:s text:c="2"/>221.7 <text:s text:c="2"/>286.1 <text:s text:c="2"/>319.8 <text:s text:c="2"/>340.7 <text:s text:c="2"/>356.5 <text:s text:c="2"/>374.5 <text:s text:c="2"/>400.3 <text:s text:c="2"/>436.5 <text:s text:c="2"/>508.1 <text:s/>1065.2 <text:s/>7742.6 <text:s/>30207.7 <text:s text:c="3"/>30295 <text:s/>1713198340639 <text:s/>1713198350749</text:p>
      <text:p text:style-name="P9">read <text:s text:c="5"/>309.6 <text:s text:c="2"/>553.9 <text:s text:c="2"/>160.7 <text:s text:c="2"/>214.1 <text:s text:c="2"/>226.0 <text:s text:c="2"/>290.7 <text:s text:c="2"/>323.8 <text:s text:c="2"/>344.0 <text:s text:c="2"/>360.1 <text:s text:c="2"/>378.6 <text:s text:c="2"/>403.7 <text:s text:c="2"/>442.5 <text:s text:c="2"/>514.8 <text:s/>1306.8 <text:s/>7775.8 <text:s/>30437.2 <text:s text:c="3"/>30300 <text:s/>1713198352255 <text:s/>1713198362366</text:p>
      <text:p text:style-name="P9">read <text:s text:c="5"/>302.6 <text:s text:c="2"/>171.9 <text:s text:c="2"/>160.7 <text:s text:c="2"/>209.5 <text:s text:c="2"/>221.8 <text:s text:c="2"/>285.4 <text:s text:c="2"/>318.8 <text:s text:c="2"/>339.0 <text:s text:c="2"/>354.1 <text:s text:c="2"/>372.1 <text:s text:c="2"/>397.7 <text:s text:c="2"/>434.1 <text:s text:c="2"/>503.9 <text:s/>1184.4 <text:s/>8047.9 <text:s/>30270.2 <text:s text:c="3"/>30305 <text:s/>1713198363872 <text:s/>1713198373980</text:p>
      <text:p text:style-name="P9">read <text:s text:c="5"/>307.4 <text:s text:c="2"/>185.6 <text:s text:c="2"/>160.7 <text:s text:c="2"/>213.4 <text:s text:c="2"/>225.3 <text:s text:c="2"/>290.1 <text:s text:c="2"/>323.2 <text:s text:c="2"/>343.1 <text:s text:c="2"/>358.6 <text:s text:c="2"/>375.9 <text:s text:c="2"/>401.3 <text:s text:c="2"/>439.1 <text:s text:c="2"/>506.8 <text:s/>1193.9 <text:s/>8547.6 <text:s/>30354.0 <text:s text:c="3"/>30310 <text:s/>1713198375487 <text:s/>1713198385594</text:p>
      <text:p text:style-name="P9">read <text:s text:c="5"/>305.6 <text:s text:c="2"/>180.3 <text:s text:c="2"/>160.7 <text:s text:c="2"/>212.0 <text:s text:c="2"/>224.1 <text:s text:c="2"/>288.0 <text:s text:c="2"/>320.9 <text:s text:c="2"/>341.5 <text:s text:c="2"/>357.2 <text:s text:c="2"/>375.0 <text:s text:c="2"/>400.3 <text:s text:c="2"/>436.5 <text:s text:c="2"/>504.9 <text:s/>1330.4 <text:s/>8261.3 <text:s/>30311.8 <text:s text:c="3"/>30315 <text:s/>1713198387100 <text:s/>1713198397211</text:p>
      <text:p text:style-name="P9">read <text:s text:c="5"/>314.4 <text:s/>1256.9 <text:s text:c="2"/>160.7 <text:s text:c="2"/>214.1 <text:s text:c="2"/>225.9 <text:s text:c="2"/>290.2 <text:s text:c="2"/>323.3 <text:s text:c="2"/>343.2 <text:s text:c="2"/>358.7 <text:s text:c="2"/>376.0 <text:s text:c="2"/>401.0 <text:s text:c="2"/>437.2 <text:s text:c="2"/>506.6 <text:s/>1342.9 <text:s/>7848.4 <text:s/>30269.4 <text:s text:c="3"/>30320 <text:s/>1713198398717 <text:s/>1713198408829</text:p>
      <text:p text:style-name="P9">read <text:s text:c="5"/>305.9 <text:s text:c="2"/>170.2 <text:s text:c="2"/>160.7 <text:s text:c="2"/>214.7 <text:s text:c="2"/>225.7 <text:s text:c="2"/>287.4 <text:s text:c="2"/>320.1 <text:s text:c="2"/>341.5 <text:s text:c="2"/>357.9 <text:s text:c="2"/>376.9 <text:s text:c="2"/>402.7 <text:s text:c="2"/>440.3 <text:s text:c="2"/>508.0 <text:s/>1182.2 <text:s/>7937.1 <text:s/>30363.0 <text:s text:c="3"/>30325 <text:s/>1713198410335 <text:s/>1713198420445</text:p>
      <text:p text:style-name="P9">read <text:s text:c="5"/>304.0 <text:s text:c="2"/>183.0 <text:s text:c="2"/>148.8 <text:s text:c="2"/>209.9 <text:s text:c="2"/>222.7 <text:s text:c="2"/>286.8 <text:s text:c="2"/>319.5 <text:s text:c="2"/>340.0 <text:s text:c="2"/>355.7 <text:s text:c="2"/>374.2 <text:s text:c="2"/>400.4 <text:s text:c="2"/>436.5 <text:s text:c="2"/>504.7 <text:s/>1032.0 <text:s/>7720.1 <text:s/>30255.7 <text:s text:c="3"/>30330 <text:s/>1713198421952 <text:s/>1713198432061</text:p>
      <text:p text:style-name="P9">read <text:s text:c="5"/>303.7 <text:s text:c="2"/>168.6 <text:s text:c="2"/>148.8 <text:s text:c="2"/>210.3 <text:s text:c="2"/>222.7 <text:s text:c="2"/>286.3 <text:s text:c="2"/>318.9 <text:s text:c="2"/>339.1 <text:s text:c="2"/>354.2 <text:s text:c="2"/>372.2 <text:s text:c="2"/>397.8 <text:s text:c="2"/>434.6 <text:s text:c="2"/>505.5 <text:s/>1277.0 <text:s/>8006.6 <text:s/>30277.5 <text:s text:c="3"/>30335 <text:s/>1713198433568 <text:s/>1713198443679</text:p>
      <text:p text:style-name="P9">read <text:s text:c="5"/>305.3 <text:s text:c="2"/>171.7 <text:s text:c="2"/>160.7 <text:s text:c="2"/>211.5 <text:s text:c="2"/>223.6 <text:s text:c="2"/>287.9 <text:s text:c="2"/>321.2 <text:s text:c="2"/>341.7 <text:s text:c="2"/>357.3 <text:s text:c="2"/>374.9 <text:s text:c="2"/>400.6 <text:s text:c="2"/>436.6 <text:s text:c="2"/>506.8 <text:s/>1221.5 <text:s/>8389.4 <text:s/>30387.9 <text:s text:c="3"/>30340 <text:s/>1713198445184 <text:s/>1713198455297</text:p>
      <text:p text:style-name="P9">read <text:s text:c="5"/>305.2 <text:s text:c="2"/>167.3 <text:s text:c="2"/>160.7 <text:s text:c="2"/>211.5 <text:s text:c="2"/>223.9 <text:s text:c="2"/>288.1 <text:s text:c="2"/>321.1 <text:s text:c="2"/>341.5 <text:s text:c="2"/>357.0 <text:s text:c="2"/>374.6 <text:s text:c="2"/>400.1 <text:s text:c="2"/>436.8 <text:s text:c="2"/>506.6 <text:s/>1205.2 <text:s/>8098.6 <text:s/>30277.1 <text:s text:c="3"/>30345 <text:s/>1713198456803 <text:s/>1713198466909</text:p>
      <text:p text:style-name="P9">read <text:s text:c="5"/>306.6 <text:s text:c="2"/>666.1 <text:s text:c="2"/>160.7 <text:s text:c="2"/>212.4 <text:s text:c="2"/>224.2 <text:s text:c="2"/>288.2 <text:s text:c="2"/>321.2 <text:s text:c="2"/>341.4 <text:s text:c="2"/>356.7 <text:s text:c="2"/>374.0 <text:s text:c="2"/>399.5 <text:s text:c="2"/>435.9 <text:s text:c="2"/>505.8 <text:s text:c="2"/>965.8 <text:s/>7808.3 <text:s/>30328.6 <text:s text:c="3"/>30350 <text:s/>1713198468414 <text:s/>1713198478522</text:p>
      <text:p text:style-name="P9"/>
      <text:p text:style-name="P10">AFTER : </text:p>
      <text:p text:style-name="P10">#type <text:s text:c="6"/>avg <text:s text:c="4"/>std <text:s text:c="4"/>min <text:s text:c="5"/>p5 <text:s text:c="4"/>p10 <text:s text:c="4"/>p50 <text:s text:c="4"/>p67 <text:s text:c="4"/>p75 <text:s text:c="4"/>p80 <text:s text:c="4"/>p85 <text:s text:c="4"/>p90 <text:s text:c="4"/>p95 <text:s text:c="4"/>p99 <text:s text:c="3"/>p999 <text:s text:c="2"/>p9999 <text:s text:c="5"/>QPS <text:s text:c="2"/>target <text:s text:c="6"/>ts_start <text:s text:c="8"/>ts_end</text:p>
      <text:p text:style-name="P10">read <text:s text:c="5"/>302.0 <text:s text:c="2"/>185.2 <text:s text:c="2"/>160.7 <text:s text:c="2"/>207.8 <text:s text:c="2"/>220.1 <text:s text:c="2"/>282.7 <text:s text:c="2"/>317.3 <text:s text:c="2"/>338.9 <text:s text:c="2"/>355.2 <text:s text:c="2"/>374.3 <text:s text:c="2"/>401.7 <text:s text:c="2"/>440.0 <text:s text:c="2"/>507.0 <text:s/>1320.8 <text:s/>8402.6 <text:s/>30074.5 <text:s text:c="3"/>30000 <text:s/>1713197654910 <text:s/>1713197665047</text:p>
      <text:p text:style-name="P10">read <text:s text:c="5"/>298.7 <text:s text:c="2"/>180.4 <text:s text:c="2"/>148.8 <text:s text:c="2"/>205.7 <text:s text:c="2"/>217.5 <text:s text:c="2"/>280.6 <text:s text:c="2"/>315.2 <text:s text:c="2"/>336.0 <text:s text:c="2"/>351.1 <text:s text:c="2"/>370.1 <text:s text:c="2"/>396.1 <text:s text:c="2"/>432.8 <text:s text:c="2"/>500.8 <text:s/>1118.4 <text:s/>8061.8 <text:s/>29952.0 <text:s text:c="3"/>30005 <text:s/>1713197666555 <text:s/>1713197676684</text:p>
      <text:p text:style-name="P10">read <text:s text:c="5"/>330.4 <text:s text:c="2"/>267.7 <text:s text:c="2"/>160.7 <text:s text:c="2"/>209.8 <text:s text:c="2"/>222.3 <text:s text:c="2"/>291.8 <text:s text:c="2"/>330.1 <text:s text:c="2"/>352.5 <text:s text:c="2"/>370.3 <text:s text:c="2"/>393.5 <text:s text:c="2"/>424.7 <text:s text:c="2"/>478.5 <text:s text:c="2"/>937.0 <text:s/>3154.5 <text:s/>8635.4 <text:s/>29853.8 <text:s text:c="3"/>30010 <text:s/>1713197678192 <text:s/>1713197688378</text:p>
      <text:p text:style-name="P10">read <text:s text:c="5"/>414.9 <text:s text:c="2"/>493.1 <text:s text:c="2"/>160.7 <text:s text:c="2"/>208.9 <text:s text:c="2"/>222.4 <text:s text:c="2"/>308.8 <text:s text:c="2"/>356.1 <text:s text:c="2"/>388.2 <text:s text:c="2"/>415.8 <text:s text:c="2"/>456.0 <text:s text:c="2"/>538.8 <text:s text:c="2"/>871.3 <text:s/>2602.5 <text:s/>5875.3 12438.1 <text:s/>29989.0 <text:s text:c="3"/>30015 <text:s/>1713197689890 <text:s/>1713197700109</text:p>
      <text:p text:style-name="P10"><text:soft-page-break/>read <text:s text:c="5"/>335.5 <text:s text:c="2"/>320.4 <text:s text:c="2"/>148.8 <text:s text:c="2"/>210.8 <text:s text:c="2"/>223.8 <text:s text:c="2"/>294.3 <text:s text:c="2"/>331.6 <text:s text:c="2"/>354.3 <text:s text:c="2"/>371.7 <text:s text:c="2"/>395.2 <text:s text:c="2"/>427.1 <text:s text:c="2"/>483.6 <text:s/>1109.9 <text:s/>3822.5 12917.6 <text:s/>29986.3 <text:s text:c="3"/>30020 <text:s/>1713197701619 <text:s/>1713197711733</text:p>
      <text:p text:style-name="P10">read <text:s text:c="5"/>304.2 <text:s text:c="2"/>171.9 <text:s text:c="2"/>160.7 <text:s text:c="2"/>208.7 <text:s text:c="2"/>220.9 <text:s text:c="2"/>285.8 <text:s text:c="2"/>320.4 <text:s text:c="2"/>341.4 <text:s text:c="2"/>357.5 <text:s text:c="2"/>376.1 <text:s text:c="2"/>401.8 <text:s text:c="2"/>439.7 <text:s text:c="2"/>508.7 <text:s/>1443.1 <text:s/>7792.7 <text:s/>30066.2 <text:s text:c="3"/>30025 <text:s/>1713197713240 <text:s/>1713197723357</text:p>
      <text:p text:style-name="P10">read <text:s text:c="5"/>300.4 <text:s text:c="2"/>185.5 <text:s text:c="2"/>148.8 <text:s text:c="2"/>206.5 <text:s text:c="2"/>218.6 <text:s text:c="2"/>280.8 <text:s text:c="2"/>316.4 <text:s text:c="2"/>337.2 <text:s text:c="2"/>352.5 <text:s text:c="2"/>371.7 <text:s text:c="2"/>397.9 <text:s text:c="2"/>434.2 <text:s text:c="2"/>504.0 <text:s/>1644.2 <text:s/>8509.6 <text:s/>30036.0 <text:s text:c="3"/>30030 <text:s/>1713197724863 <text:s/>1713197734973</text:p>
      <text:p text:style-name="P10">read <text:s text:c="5"/>298.2 <text:s text:c="2"/>180.0 <text:s text:c="2"/>160.7 <text:s text:c="2"/>205.7 <text:s text:c="2"/>217.6 <text:s text:c="2"/>281.4 <text:s text:c="2"/>316.0 <text:s text:c="2"/>336.4 <text:s text:c="2"/>351.0 <text:s text:c="2"/>369.8 <text:s text:c="2"/>394.7 <text:s text:c="2"/>429.2 <text:s text:c="2"/>493.8 <text:s text:c="2"/>879.5 <text:s/>8267.6 <text:s/>30027.4 <text:s text:c="3"/>30035 <text:s/>1713197736479 <text:s/>1713197746590</text:p>
      <text:p text:style-name="P10">read <text:s text:c="5"/>296.8 <text:s text:c="2"/>185.7 <text:s text:c="2"/>160.7 <text:s text:c="2"/>204.6 <text:s text:c="2"/>215.7 <text:s text:c="2"/>277.1 <text:s text:c="2"/>312.7 <text:s text:c="2"/>333.6 <text:s text:c="2"/>348.2 <text:s text:c="2"/>368.2 <text:s text:c="2"/>393.7 <text:s text:c="2"/>429.5 <text:s text:c="2"/>499.6 <text:s/>1482.6 <text:s/>8591.8 <text:s/>30048.9 <text:s text:c="3"/>30040 <text:s/>1713197748096 <text:s/>1713197758207</text:p>
      <text:p text:style-name="P10">read <text:s text:c="5"/>298.0 <text:s text:c="2"/>174.3 <text:s text:c="2"/>160.7 <text:s text:c="2"/>205.7 <text:s text:c="2"/>217.2 <text:s text:c="2"/>278.9 <text:s text:c="2"/>314.8 <text:s text:c="2"/>335.7 <text:s text:c="2"/>350.6 <text:s text:c="2"/>369.8 <text:s text:c="2"/>395.3 <text:s text:c="2"/>431.1 <text:s text:c="2"/>500.5 <text:s/>1450.5 <text:s/>7959.3 <text:s/>30072.6 <text:s text:c="3"/>30045 <text:s/>1713197759714 <text:s/>1713197769822</text:p>
      <text:p text:style-name="P10">read <text:s text:c="5"/>298.4 <text:s text:c="2"/>171.7 <text:s text:c="2"/>160.7 <text:s text:c="2"/>205.6 <text:s text:c="2"/>217.4 <text:s text:c="2"/>279.4 <text:s text:c="2"/>314.9 <text:s text:c="2"/>336.2 <text:s text:c="2"/>351.7 <text:s text:c="2"/>370.7 <text:s text:c="2"/>396.7 <text:s text:c="2"/>431.7 <text:s text:c="2"/>498.2 <text:s/>1139.2 <text:s/>7961.7 <text:s/>30003.4 <text:s text:c="3"/>30050 <text:s/>1713197771329 <text:s/>1713197781440</text:p>
      <text:p text:style-name="P10">read <text:s text:c="5"/>306.4 <text:s text:c="2"/>945.5 <text:s text:c="2"/>160.7 <text:s text:c="2"/>209.1 <text:s text:c="2"/>221.0 <text:s text:c="2"/>283.2 <text:s text:c="2"/>317.8 <text:s text:c="2"/>338.9 <text:s text:c="2"/>354.6 <text:s text:c="2"/>373.2 <text:s text:c="2"/>399.2 <text:s text:c="2"/>434.8 <text:s text:c="2"/>504.7 <text:s/>1120.9 10062.3 <text:s/>30004.2 <text:s text:c="3"/>30055 <text:s/>1713197782945 <text:s/>1713197793055</text:p>
      <text:p text:style-name="P10">read <text:s text:c="5"/>302.0 <text:s/>1139.4 <text:s text:c="2"/>160.7 <text:s text:c="2"/>205.9 <text:s text:c="2"/>217.6 <text:s text:c="2"/>278.3 <text:s text:c="2"/>312.5 <text:s text:c="2"/>333.0 <text:s text:c="2"/>347.4 <text:s text:c="2"/>367.4 <text:s text:c="2"/>392.7 <text:s text:c="2"/>428.1 <text:s text:c="2"/>493.5 <text:s text:c="2"/>939.4 <text:s/>7883.3 <text:s/>30091.6 <text:s text:c="3"/>30060 <text:s/>1713197794561 <text:s/>1713197804671</text:p>
      <text:p text:style-name="P10">read <text:s text:c="5"/>309.6 <text:s/>1775.4 <text:s text:c="2"/>160.7 <text:s text:c="2"/>205.0 <text:s text:c="2"/>216.3 <text:s text:c="2"/>276.4 <text:s text:c="2"/>310.6 <text:s text:c="2"/>330.9 <text:s text:c="2"/>345.6 <text:s text:c="2"/>365.7 <text:s text:c="2"/>391.3 <text:s text:c="2"/>427.8 <text:s text:c="2"/>498.5 <text:s/>1135.4 <text:s/>9659.7 <text:s/>30124.8 <text:s text:c="3"/>30065 <text:s/>1713197806179 <text:s/>1713197816291</text:p>
      <text:p text:style-name="P10">read <text:s text:c="5"/>304.2 <text:s text:c="2"/>565.3 <text:s text:c="2"/>160.7 <text:s text:c="2"/>209.6 <text:s text:c="2"/>221.8 <text:s text:c="2"/>284.0 <text:s text:c="2"/>317.9 <text:s text:c="2"/>338.6 <text:s text:c="2"/>354.2 <text:s text:c="2"/>373.0 <text:s text:c="2"/>399.6 <text:s text:c="2"/>436.6 <text:s text:c="2"/>506.8 <text:s/>1278.7 <text:s/>8629.1 <text:s/>30217.7 <text:s text:c="3"/>30070 <text:s/>1713197817797 <text:s/>1713197827907</text:p>
      <text:p text:style-name="P10">read <text:s text:c="5"/>297.1 <text:s text:c="2"/>169.6 <text:s text:c="2"/>160.7 <text:s text:c="2"/>206.4 <text:s text:c="2"/>218.5 <text:s text:c="2"/>278.7 <text:s text:c="2"/>312.8 <text:s text:c="2"/>333.2 <text:s text:c="2"/>347.4 <text:s text:c="2"/>367.2 <text:s text:c="2"/>393.4 <text:s text:c="2"/>431.5 <text:s text:c="2"/>503.7 <text:s/>1034.1 <text:s/>7847.5 <text:s/>30127.9 <text:s text:c="3"/>30075 <text:s/>1713197829412 <text:s/>1713197839526</text:p>
      <text:p text:style-name="P10">read <text:s text:c="5"/>300.0 <text:s text:c="2"/>153.6 <text:s text:c="2"/>160.7 <text:s text:c="2"/>209.6 <text:s text:c="2"/>221.2 <text:s text:c="2"/>280.1 <text:s text:c="2"/>314.9 <text:s text:c="2"/>337.0 <text:s text:c="2"/>353.4 <text:s text:c="2"/>372.7 <text:s text:c="2"/>398.5 <text:s text:c="2"/>435.4 <text:s text:c="2"/>507.6 <text:s/>1185.3 <text:s/>7327.7 <text:s/>29988.4 <text:s text:c="3"/>30080 <text:s/>1713197841032 <text:s/>1713197851147</text:p>
      <text:p text:style-name="P10">read <text:s text:c="5"/>298.9 <text:s text:c="2"/>420.3 <text:s text:c="2"/>160.7 <text:s text:c="2"/>206.7 <text:s text:c="2"/>218.7 <text:s text:c="2"/>277.9 <text:s text:c="2"/>312.6 <text:s text:c="2"/>334.2 <text:s text:c="2"/>349.8 <text:s text:c="2"/>369.4 <text:s text:c="2"/>394.9 <text:s text:c="2"/>431.9 <text:s text:c="2"/>504.3 <text:s/>1301.8 <text:s/>8314.1 <text:s/>30044.9 <text:s text:c="3"/>30085 <text:s/>1713197852654 <text:s/>1713197862768</text:p>
      <text:p text:style-name="P10">read <text:s text:c="5"/>303.1 <text:s text:c="2"/>165.0 <text:s text:c="2"/>160.7 <text:s text:c="2"/>212.1 <text:s text:c="2"/>223.8 <text:s text:c="2"/>285.7 <text:s text:c="2"/>318.9 <text:s text:c="2"/>339.3 <text:s text:c="2"/>354.4 <text:s text:c="2"/>372.2 <text:s text:c="2"/>396.9 <text:s text:c="2"/>433.0 <text:s text:c="2"/>503.5 <text:s text:c="2"/>987.1 <text:s/>7875.7 <text:s/>30050.7 <text:s text:c="3"/>30090 <text:s/>1713197864276 <text:s/>1713197874383</text:p>
      <text:p text:style-name="P10">read <text:s text:c="5"/>303.9 <text:s text:c="2"/>163.8 <text:s text:c="2"/>160.7 <text:s text:c="2"/>210.6 <text:s text:c="2"/>222.6 <text:s text:c="2"/>285.0 <text:s text:c="2"/>319.1 <text:s text:c="2"/>340.4 <text:s text:c="2"/>356.5 <text:s text:c="2"/>375.1 <text:s text:c="2"/>400.8 <text:s text:c="2"/>435.9 <text:s text:c="2"/>509.0 <text:s/>1372.4 <text:s/>7745.2 <text:s/>30029.6 <text:s text:c="3"/>30095 <text:s/>1713197875891 <text:s/>1713197886003</text:p>
      <text:p text:style-name="P10">read <text:s text:c="5"/>299.1 <text:s text:c="2"/>139.6 <text:s text:c="2"/>160.7 <text:s text:c="2"/>209.8 <text:s text:c="2"/>221.6 <text:s text:c="2"/>279.3 <text:s text:c="2"/>313.3 <text:s text:c="2"/>335.4 <text:s text:c="2"/>352.2 <text:s text:c="2"/>372.8 <text:s text:c="2"/>398.9 <text:s text:c="2"/>435.8 <text:s text:c="2"/>507.4 <text:s text:c="2"/>911.9 <text:s/>7248.8 <text:s/>30059.7 <text:s text:c="3"/>30100 <text:s/>1713197887509 <text:s/>1713197897622</text:p>
      <text:p text:style-name="P10">read <text:s text:c="5"/>301.3 <text:s text:c="2"/>162.8 <text:s text:c="2"/>160.7 <text:s text:c="2"/>210.1 <text:s text:c="2"/>221.9 <text:s text:c="2"/>283.2 <text:s text:c="2"/>317.2 <text:s text:c="2"/>338.0 <text:s text:c="2"/>353.1 <text:s text:c="2"/>371.1 <text:s text:c="2"/>395.9 <text:s text:c="2"/>431.4 <text:s text:c="2"/>501.8 <text:s/>1253.6 <text:s/>7528.2 <text:s/>30100.9 <text:s text:c="3"/>30105 <text:s/>1713197899128 <text:s/>1713197909239</text:p>
      <text:p text:style-name="P10">read <text:s text:c="5"/>301.3 <text:s text:c="2"/>162.2 <text:s text:c="2"/>160.7 <text:s text:c="2"/>210.5 <text:s text:c="2"/>222.4 <text:s text:c="2"/>283.4 <text:s text:c="2"/>316.3 <text:s text:c="2"/>336.8 <text:s text:c="2"/>351.9 <text:s text:c="2"/>370.8 <text:s text:c="2"/>396.5 <text:s text:c="2"/>433.0 <text:s text:c="2"/>505.0 <text:s/>1147.7 <text:s/>8137.9 <text:s/>30023.7 <text:s text:c="3"/>30110 <text:s/>1713197910747 <text:s/>1713197920854</text:p>
      <text:p text:style-name="P10">read <text:s text:c="5"/>300.3 <text:s text:c="2"/>772.8 <text:s text:c="2"/>160.7 <text:s text:c="2"/>207.8 <text:s text:c="2"/>220.0 <text:s text:c="2"/>280.6 <text:s text:c="2"/>313.8 <text:s text:c="2"/>333.9 <text:s text:c="2"/>348.2 <text:s text:c="2"/>367.3 <text:s text:c="2"/>392.0 <text:s text:c="2"/>428.2 <text:s text:c="2"/>497.1 <text:s/>1042.6 <text:s/>7527.1 <text:s/>30082.3 <text:s text:c="3"/>30115 <text:s/>1713197922362 <text:s/>1713197932483</text:p>
      <text:p text:style-name="P10">read <text:s text:c="5"/>299.0 <text:s text:c="2"/>407.4 <text:s text:c="2"/>160.7 <text:s text:c="2"/>207.9 <text:s text:c="2"/>220.2 <text:s text:c="2"/>280.1 <text:s text:c="2"/>313.0 <text:s text:c="2"/>333.2 <text:s text:c="2"/>347.6 <text:s text:c="2"/>367.5 <text:s text:c="2"/>393.2 <text:s text:c="2"/>430.2 <text:s text:c="2"/>503.5 <text:s/>1268.0 <text:s/>7699.6 <text:s/>30121.9 <text:s text:c="3"/>30120 <text:s/>1713197933989 <text:s/>1713197944099</text:p>
      <text:p text:style-name="P10">read <text:s text:c="5"/>301.1 <text:s text:c="2"/>170.8 <text:s text:c="2"/>160.7 <text:s text:c="2"/>210.4 <text:s text:c="2"/>222.5 <text:s text:c="2"/>283.1 <text:s text:c="2"/>315.9 <text:s text:c="2"/>336.3 <text:s text:c="2"/>351.2 <text:s text:c="2"/>369.9 <text:s text:c="2"/>395.1 <text:s text:c="2"/>431.5 <text:s text:c="2"/>499.5 <text:s/>1097.1 <text:s/>7970.2 <text:s/>30044.4 <text:s text:c="3"/>30125 <text:s/>1713197945605 <text:s/>1713197955717</text:p>
      <text:p text:style-name="P10">read <text:s text:c="5"/>366.8 <text:s/>3941.7 <text:s text:c="2"/>148.8 <text:s text:c="2"/>207.5 <text:s text:c="2"/>219.0 <text:s text:c="2"/>270.9 <text:s text:c="2"/>300.2 <text:s text:c="2"/>319.6 <text:s text:c="2"/>335.8 <text:s text:c="2"/>355.2 <text:s text:c="2"/>381.4 <text:s text:c="2"/>422.3 <text:s text:c="2"/>506.0 <text:s/>3249.6 216448.1 <text:s/>30132.5 <text:s text:c="3"/>30130 <text:s/>1713197957224 <text:s/>1713197967331</text:p>
      <text:p text:style-name="P10">read <text:s text:c="5"/>297.0 <text:s text:c="2"/>771.9 <text:s text:c="2"/>160.7 <text:s text:c="2"/>207.0 <text:s text:c="2"/>218.6 <text:s text:c="2"/>272.9 <text:s text:c="2"/>306.2 <text:s text:c="2"/>327.6 <text:s text:c="2"/>344.1 <text:s text:c="2"/>365.5 <text:s text:c="2"/>392.6 <text:s text:c="2"/>432.0 <text:s text:c="2"/>509.7 <text:s/>1160.0 <text:s/>7832.7 <text:s/>30165.3 <text:s text:c="3"/>30135 <text:s/>1713197968839 <text:s/>1713197978957</text:p>
      <text:p text:style-name="P10">read <text:s text:c="5"/>303.6 <text:s text:c="2"/>156.4 <text:s text:c="2"/>148.8 <text:s text:c="2"/>211.7 <text:s text:c="2"/>223.8 <text:s text:c="2"/>286.4 <text:s text:c="2"/>319.0 <text:s text:c="2"/>339.8 <text:s text:c="2"/>355.5 <text:s text:c="2"/>373.9 <text:s text:c="2"/>399.7 <text:s text:c="2"/>436.6 <text:s text:c="2"/>505.9 <text:s/>1018.7 <text:s/>8001.0 <text:s/>30208.7 <text:s text:c="3"/>30140 <text:s/>1713197980463 <text:s/>1713197990576</text:p>
      <text:p text:style-name="P10">read <text:s text:c="5"/>365.3 <text:s/>3544.9 <text:s text:c="2"/>160.7 <text:s text:c="2"/>211.5 <text:s text:c="2"/>223.7 <text:s text:c="2"/>285.7 <text:s text:c="2"/>317.8 <text:s text:c="2"/>338.4 <text:s text:c="2"/>353.8 <text:s text:c="2"/>372.7 <text:s text:c="2"/>399.2 <text:s text:c="2"/>438.0 <text:s text:c="2"/>535.3 <text:s/>2167.8 214743.2 <text:s/>30054.7 <text:s text:c="3"/>30145 <text:s/>1713197992082 <text:s/>1713198002193</text:p>
      <text:p text:style-name="P10"><text:soft-page-break/>read <text:s text:c="5"/>306.3 <text:s text:c="2"/>768.9 <text:s text:c="2"/>160.7 <text:s text:c="2"/>212.3 <text:s text:c="2"/>224.2 <text:s text:c="2"/>285.3 <text:s text:c="2"/>317.4 <text:s text:c="2"/>338.2 <text:s text:c="2"/>353.9 <text:s text:c="2"/>372.9 <text:s text:c="2"/>399.8 <text:s text:c="2"/>441.4 <text:s text:c="2"/>520.9 <text:s/>1102.1 <text:s/>7665.0 <text:s/>30156.0 <text:s text:c="3"/>30150 <text:s/>1713198003700 <text:s/>1713198013807</text:p>
      <text:p text:style-name="P10">read <text:s text:c="5"/>311.2 <text:s text:c="2"/>410.2 <text:s text:c="2"/>160.7 <text:s text:c="2"/>215.2 <text:s text:c="2"/>227.8 <text:s text:c="2"/>294.1 <text:s text:c="2"/>327.2 <text:s text:c="2"/>346.7 <text:s text:c="2"/>362.9 <text:s text:c="2"/>381.3 <text:s text:c="2"/>405.3 <text:s text:c="2"/>443.3 <text:s text:c="2"/>519.8 <text:s/>1026.6 <text:s/>7411.2 <text:s/>30167.3 <text:s text:c="3"/>30155 <text:s/>1713198015314 <text:s/>1713198025428</text:p>
      <text:p text:style-name="P10">read <text:s text:c="5"/>304.9 <text:s text:c="2"/>192.5 <text:s text:c="2"/>160.7 <text:s text:c="2"/>211.9 <text:s text:c="2"/>223.8 <text:s text:c="2"/>285.2 <text:s text:c="2"/>318.0 <text:s text:c="2"/>339.2 <text:s text:c="2"/>355.3 <text:s text:c="2"/>374.3 <text:s text:c="2"/>400.7 <text:s text:c="2"/>438.9 <text:s text:c="2"/>509.4 <text:s/>1449.1 <text:s/>9915.5 <text:s/>30222.1 <text:s text:c="3"/>30160 <text:s/>1713198026934 <text:s/>1713198037046</text:p>
      <text:p text:style-name="P10">read <text:s text:c="5"/>307.4 <text:s text:c="2"/>173.4 <text:s text:c="2"/>160.7 <text:s text:c="2"/>213.7 <text:s text:c="2"/>225.5 <text:s text:c="2"/>288.8 <text:s text:c="2"/>321.6 <text:s text:c="2"/>342.6 <text:s text:c="2"/>359.0 <text:s text:c="2"/>378.0 <text:s text:c="2"/>403.4 <text:s text:c="2"/>443.7 <text:s text:c="2"/>516.6 <text:s/>1278.2 <text:s/>7728.8 <text:s/>30167.3 <text:s text:c="3"/>30165 <text:s/>1713198038552 <text:s/>1713198048664</text:p>
      <text:p text:style-name="P10">read <text:s text:c="5"/>309.7 <text:s text:c="2"/>170.6 <text:s text:c="2"/>160.7 <text:s text:c="2"/>215.9 <text:s text:c="2"/>227.3 <text:s text:c="2"/>291.6 <text:s text:c="2"/>325.0 <text:s text:c="2"/>345.1 <text:s text:c="2"/>361.7 <text:s text:c="2"/>380.9 <text:s text:c="2"/>405.9 <text:s text:c="2"/>446.0 <text:s text:c="2"/>519.9 <text:s/>1170.1 <text:s/>7985.6 <text:s/>30132.9 <text:s text:c="3"/>30170 <text:s/>1713198050170 <text:s/>1713198060279</text:p>
      <text:p text:style-name="P10">read <text:s text:c="5"/>307.5 <text:s text:c="2"/>170.6 <text:s text:c="2"/>160.7 <text:s text:c="2"/>214.1 <text:s text:c="2"/>225.8 <text:s text:c="2"/>289.0 <text:s text:c="2"/>321.7 <text:s text:c="2"/>342.3 <text:s text:c="2"/>358.5 <text:s text:c="2"/>377.4 <text:s text:c="2"/>402.9 <text:s text:c="2"/>442.2 <text:s text:c="2"/>516.2 <text:s/>1324.2 <text:s/>7847.8 <text:s/>30113.3 <text:s text:c="3"/>30175 <text:s/>1713198061786 <text:s/>1713198071894</text:p>
      <text:p text:style-name="P10">read <text:s text:c="5"/>302.9 <text:s text:c="2"/>181.4 <text:s text:c="2"/>160.7 <text:s text:c="2"/>209.1 <text:s text:c="2"/>221.7 <text:s text:c="2"/>284.7 <text:s text:c="2"/>317.2 <text:s text:c="2"/>337.6 <text:s text:c="2"/>352.7 <text:s text:c="2"/>371.7 <text:s text:c="2"/>398.1 <text:s text:c="2"/>437.1 <text:s text:c="2"/>513.7 <text:s/>1273.5 <text:s/>9464.2 <text:s/>30166.8 <text:s text:c="3"/>30180 <text:s/>1713198073401 <text:s/>1713198083513</text:p>
      <text:p text:style-name="P10">read <text:s text:c="5"/>304.3 <text:s text:c="2"/>171.8 <text:s text:c="2"/>160.7 <text:s text:c="2"/>210.5 <text:s text:c="2"/>222.8 <text:s text:c="2"/>286.4 <text:s text:c="2"/>319.5 <text:s text:c="2"/>340.3 <text:s text:c="2"/>356.0 <text:s text:c="2"/>374.3 <text:s text:c="2"/>400.1 <text:s text:c="2"/>437.7 <text:s text:c="2"/>508.4 <text:s/>1184.3 <text:s/>7994.6 <text:s/>30233.8 <text:s text:c="3"/>30185 <text:s/>1713198085019 <text:s/>1713198095131</text:p>
      <text:p text:style-name="P10">read <text:s text:c="5"/>308.6 <text:s/>1082.0 <text:s text:c="2"/>148.8 <text:s text:c="2"/>209.8 <text:s text:c="2"/>222.4 <text:s text:c="2"/>286.7 <text:s text:c="2"/>319.5 <text:s text:c="2"/>340.1 <text:s text:c="2"/>355.7 <text:s text:c="2"/>373.9 <text:s text:c="2"/>399.6 <text:s text:c="2"/>436.0 <text:s text:c="2"/>506.3 <text:s text:c="2"/>882.4 <text:s/>8294.2 <text:s/>30095.6 <text:s text:c="3"/>30190 <text:s/>1713198096637 <text:s/>1713198106744</text:p>
      <text:p text:style-name="P10">read <text:s text:c="5"/>304.4 <text:s text:c="2"/>160.9 <text:s text:c="2"/>160.7 <text:s text:c="2"/>210.9 <text:s text:c="2"/>223.2 <text:s text:c="2"/>287.1 <text:s text:c="2"/>319.5 <text:s text:c="2"/>339.6 <text:s text:c="2"/>354.7 <text:s text:c="2"/>372.9 <text:s text:c="2"/>399.0 <text:s text:c="2"/>436.3 <text:s text:c="2"/>509.2 <text:s/>1442.6 <text:s/>7678.6 <text:s/>30167.6 <text:s text:c="3"/>30195 <text:s/>1713198108249 <text:s/>1713198118360</text:p>
      <text:p text:style-name="P10">read <text:s text:c="5"/>302.6 <text:s text:c="2"/>184.0 <text:s text:c="2"/>160.7 <text:s text:c="2"/>209.0 <text:s text:c="2"/>221.2 <text:s text:c="2"/>283.9 <text:s text:c="2"/>316.8 <text:s text:c="2"/>337.1 <text:s text:c="2"/>352.2 <text:s text:c="2"/>371.3 <text:s text:c="2"/>397.6 <text:s text:c="2"/>434.3 <text:s text:c="2"/>509.0 <text:s/>1688.4 <text:s/>8183.0 <text:s/>30123.7 <text:s text:c="3"/>30200 <text:s/>1713198119868 <text:s/>1713198129981</text:p>
      <text:p text:style-name="P10">read <text:s text:c="5"/>304.6 <text:s text:c="2"/>154.4 <text:s text:c="2"/>160.7 <text:s text:c="2"/>211.2 <text:s text:c="2"/>223.7 <text:s text:c="2"/>288.9 <text:s text:c="2"/>321.1 <text:s text:c="2"/>340.9 <text:s text:c="2"/>356.0 <text:s text:c="2"/>373.4 <text:s text:c="2"/>398.5 <text:s text:c="2"/>434.6 <text:s text:c="2"/>505.3 <text:s/>1178.0 <text:s/>7369.1 <text:s/>30197.9 <text:s text:c="3"/>30205 <text:s/>1713198131487 <text:s/>1713198141597</text:p>
      <text:p text:style-name="P10">read <text:s text:c="5"/>309.5 <text:s text:c="2"/>419.9 <text:s text:c="2"/>160.7 <text:s text:c="2"/>213.7 <text:s text:c="2"/>225.7 <text:s text:c="2"/>291.1 <text:s text:c="2"/>324.8 <text:s text:c="2"/>344.8 <text:s text:c="2"/>361.2 <text:s text:c="2"/>380.0 <text:s text:c="2"/>404.8 <text:s text:c="2"/>443.4 <text:s text:c="2"/>521.6 <text:s/>1112.2 <text:s/>8128.9 <text:s/>30239.0 <text:s text:c="3"/>30210 <text:s/>1713198143103 <text:s/>1713198153217</text:p>
      <text:p text:style-name="P10">read <text:s text:c="5"/>310.9 <text:s text:c="2"/>861.6 <text:s text:c="2"/>160.7 <text:s text:c="2"/>214.2 <text:s text:c="2"/>226.0 <text:s text:c="2"/>290.5 <text:s text:c="2"/>323.0 <text:s text:c="2"/>343.1 <text:s text:c="2"/>359.0 <text:s text:c="2"/>377.1 <text:s text:c="2"/>402.0 <text:s text:c="2"/>437.9 <text:s text:c="2"/>507.8 <text:s/>1256.8 <text:s/>8132.4 <text:s/>30201.9 <text:s text:c="3"/>30215 <text:s/>1713198154723 <text:s/>1713198164839</text:p>
      <text:p text:style-name="P10">read <text:s text:c="5"/>308.3 <text:s text:c="2"/>160.9 <text:s text:c="2"/>148.8 <text:s text:c="2"/>213.0 <text:s text:c="2"/>225.1 <text:s text:c="2"/>290.1 <text:s text:c="2"/>323.6 <text:s text:c="2"/>344.0 <text:s text:c="2"/>360.4 <text:s text:c="2"/>379.3 <text:s text:c="2"/>404.6 <text:s text:c="2"/>444.6 <text:s text:c="2"/>524.1 <text:s/>1512.5 <text:s/>7580.9 <text:s/>30259.2 <text:s text:c="3"/>30220 <text:s/>1713198166346 <text:s/>1713198176461</text:p>
      <text:p text:style-name="P10">read <text:s text:c="5"/>308.7 <text:s text:c="2"/>671.5 <text:s text:c="2"/>160.7 <text:s text:c="2"/>213.7 <text:s text:c="2"/>225.5 <text:s text:c="2"/>289.3 <text:s text:c="2"/>321.9 <text:s text:c="2"/>342.2 <text:s text:c="2"/>357.9 <text:s text:c="2"/>376.0 <text:s text:c="2"/>401.6 <text:s text:c="2"/>439.1 <text:s text:c="2"/>514.0 <text:s/>1323.3 <text:s/>6955.3 <text:s/>30175.7 <text:s text:c="3"/>30225 <text:s/>1713198177968 <text:s/>1713198188084</text:p>
      <text:p text:style-name="P10">read <text:s text:c="5"/>303.8 <text:s text:c="2"/>157.1 <text:s text:c="2"/>160.7 <text:s text:c="2"/>210.1 <text:s text:c="2"/>222.7 <text:s text:c="2"/>287.1 <text:s text:c="2"/>319.9 <text:s text:c="2"/>339.8 <text:s text:c="2"/>354.6 <text:s text:c="2"/>372.4 <text:s text:c="2"/>397.7 <text:s text:c="2"/>435.1 <text:s text:c="2"/>508.6 <text:s/>1338.1 <text:s/>7358.9 <text:s/>30270.5 <text:s text:c="3"/>30230 <text:s/>1713198189592 <text:s/>1713198199703</text:p>
      <text:p text:style-name="P10">read <text:s text:c="5"/>301.1 <text:s text:c="2"/>174.2 <text:s text:c="2"/>160.7 <text:s text:c="2"/>208.5 <text:s text:c="2"/>220.6 <text:s text:c="2"/>282.6 <text:s text:c="2"/>315.6 <text:s text:c="2"/>335.9 <text:s text:c="2"/>350.7 <text:s text:c="2"/>369.9 <text:s text:c="2"/>395.9 <text:s text:c="2"/>434.1 <text:s text:c="2"/>513.0 <text:s/>1448.6 <text:s/>7988.8 <text:s/>30237.3 <text:s text:c="3"/>30235 <text:s/>1713198201208 <text:s/>1713198211322</text:p>
      <text:p text:style-name="P10">read <text:s text:c="5"/>308.5 <text:s text:c="2"/>182.3 <text:s text:c="2"/>160.7 <text:s text:c="2"/>214.7 <text:s text:c="2"/>226.4 <text:s text:c="2"/>291.1 <text:s text:c="2"/>324.6 <text:s text:c="2"/>344.6 <text:s text:c="2"/>360.8 <text:s text:c="2"/>379.3 <text:s text:c="2"/>404.0 <text:s text:c="2"/>442.3 <text:s text:c="2"/>509.2 <text:s/>1227.4 <text:s/>7234.1 <text:s/>30247.1 <text:s text:c="3"/>30240 <text:s/>1713198212828 <text:s/>1713198222944</text:p>
      <text:p text:style-name="P10">read <text:s text:c="5"/>303.6 <text:s text:c="2"/>162.1 <text:s text:c="2"/>160.7 <text:s text:c="2"/>211.8 <text:s text:c="2"/>223.5 <text:s text:c="2"/>285.6 <text:s text:c="2"/>318.8 <text:s text:c="2"/>339.0 <text:s text:c="2"/>354.0 <text:s text:c="2"/>372.1 <text:s text:c="2"/>397.7 <text:s text:c="2"/>434.6 <text:s text:c="2"/>504.6 <text:s/>1634.1 <text:s/>7854.2 <text:s/>30179.6 <text:s text:c="3"/>30245 <text:s/>1713198224452 <text:s/>1713198234562</text:p>
      <text:p text:style-name="P10">read <text:s text:c="5"/>310.0 <text:s text:c="2"/>412.4 <text:s text:c="2"/>160.7 <text:s text:c="2"/>215.7 <text:s text:c="2"/>227.0 <text:s text:c="2"/>292.2 <text:s text:c="2"/>325.4 <text:s text:c="2"/>344.7 <text:s text:c="2"/>360.6 <text:s text:c="2"/>378.7 <text:s text:c="2"/>403.5 <text:s text:c="2"/>442.6 <text:s text:c="2"/>513.1 <text:s/>1296.0 <text:s/>7914.3 <text:s/>30220.4 <text:s text:c="3"/>30250 <text:s/>1713198236070 <text:s/>1713198246180</text:p>
      <text:p text:style-name="P10">read <text:s text:c="5"/>306.3 <text:s text:c="2"/>168.5 <text:s text:c="2"/>160.7 <text:s text:c="2"/>212.9 <text:s text:c="2"/>224.7 <text:s text:c="2"/>288.5 <text:s text:c="2"/>321.1 <text:s text:c="2"/>341.6 <text:s text:c="2"/>357.2 <text:s text:c="2"/>375.1 <text:s text:c="2"/>401.4 <text:s text:c="2"/>441.5 <text:s text:c="2"/>510.4 <text:s/>1163.0 <text:s/>7977.6 <text:s/>30233.6 <text:s text:c="3"/>30255 <text:s/>1713198247686 <text:s/>1713198257804</text:p>
      <text:p text:style-name="P10">read <text:s text:c="5"/>311.6 <text:s text:c="2"/>185.5 <text:s text:c="2"/>160.7 <text:s text:c="2"/>216.7 <text:s text:c="2"/>227.7 <text:s text:c="2"/>292.9 <text:s text:c="2"/>326.9 <text:s text:c="2"/>346.5 <text:s text:c="2"/>362.8 <text:s text:c="2"/>381.2 <text:s text:c="2"/>405.2 <text:s text:c="2"/>443.8 <text:s text:c="2"/>513.9 <text:s/>1942.3 <text:s/>8074.0 <text:s/>30214.4 <text:s text:c="3"/>30260 <text:s/>1713198259310 <text:s/>1713198269416</text:p>
      <text:p text:style-name="P10">read <text:s text:c="5"/>305.4 <text:s text:c="2"/>173.0 <text:s text:c="2"/>160.7 <text:s text:c="2"/>212.7 <text:s text:c="2"/>224.5 <text:s text:c="2"/>287.8 <text:s text:c="2"/>320.4 <text:s text:c="2"/>341.1 <text:s text:c="2"/>356.8 <text:s text:c="2"/>374.6 <text:s text:c="2"/>400.5 <text:s text:c="2"/>437.6 <text:s text:c="2"/>508.0 <text:s/>1192.2 <text:s/>8132.9 <text:s/>30197.6 <text:s text:c="3"/>30265 <text:s/>1713198270924 <text:s/>1713198281038</text:p>
      <text:p text:style-name="P10">read <text:s text:c="5"/>309.4 <text:s text:c="2"/>183.9 <text:s text:c="2"/>160.7 <text:s text:c="2"/>216.5 <text:s text:c="2"/>227.3 <text:s text:c="2"/>291.9 <text:s text:c="2"/>325.2 <text:s text:c="2"/>344.6 <text:s text:c="2"/>360.5 <text:s text:c="2"/>378.6 <text:s text:c="2"/>402.9 <text:s text:c="2"/>439.8 <text:s text:c="2"/>507.5 <text:s/>1304.7 <text:s/>8277.4 <text:s/>30239.5 <text:s text:c="3"/>30270 <text:s/>1713198282545 <text:s/>1713198292660</text:p>
      <text:p text:style-name="P10">read <text:s text:c="5"/>312.9 <text:s text:c="2"/>159.1 <text:s text:c="2"/>148.8 <text:s text:c="2"/>220.0 <text:s text:c="2"/>231.2 <text:s text:c="2"/>295.7 <text:s text:c="2"/>329.5 <text:s text:c="2"/>349.0 <text:s text:c="2"/>365.1 <text:s text:c="2"/>384.3 <text:s text:c="2"/>409.6 <text:s text:c="2"/>448.5 <text:s text:c="2"/>522.7 <text:s/>1013.3 <text:s/>7418.6 <text:s/>30213.9 <text:s text:c="3"/>30275 <text:s/>1713198294166 <text:s/>1713198304278</text:p>
      <text:p text:style-name="P10"><text:soft-page-break/>read <text:s text:c="5"/>306.0 <text:s text:c="2"/>170.3 <text:s text:c="2"/>160.7 <text:s text:c="2"/>212.5 <text:s text:c="2"/>224.6 <text:s text:c="2"/>288.4 <text:s text:c="2"/>321.5 <text:s text:c="2"/>342.0 <text:s text:c="2"/>357.8 <text:s text:c="2"/>375.6 <text:s text:c="2"/>401.4 <text:s text:c="2"/>438.6 <text:s text:c="2"/>508.2 <text:s/>1252.0 <text:s/>7803.4 <text:s/>30364.2 <text:s text:c="3"/>30280 <text:s/>1713198305785 <text:s/>1713198315901</text:p>
      <text:p text:style-name="P10">read <text:s text:c="5"/>311.0 <text:s text:c="2"/>189.3 <text:s text:c="2"/>160.7 <text:s text:c="2"/>213.8 <text:s text:c="2"/>225.9 <text:s text:c="2"/>291.8 <text:s text:c="2"/>325.8 <text:s text:c="2"/>346.2 <text:s text:c="2"/>362.9 <text:s text:c="2"/>382.0 <text:s text:c="2"/>407.1 <text:s text:c="2"/>446.2 <text:s text:c="2"/>523.4 <text:s/>1838.3 <text:s/>8030.4 <text:s/>30231.9 <text:s text:c="3"/>30285 <text:s/>1713198317407 <text:s/>1713198327514</text:p>
      <text:p text:style-name="P10">read <text:s text:c="5"/>311.6 <text:s text:c="2"/>162.4 <text:s text:c="2"/>160.7 <text:s text:c="2"/>215.3 <text:s text:c="2"/>227.7 <text:s text:c="2"/>294.5 <text:s text:c="2"/>328.3 <text:s text:c="2"/>348.4 <text:s text:c="2"/>365.2 <text:s text:c="2"/>384.8 <text:s text:c="2"/>409.8 <text:s text:c="2"/>448.5 <text:s text:c="2"/>519.6 <text:s/>1142.1 <text:s/>8210.5 <text:s/>30248.0 <text:s text:c="3"/>30290 <text:s/>1713198329021 <text:s/>1713198339132</text:p>
      <text:p text:style-name="P10">read <text:s text:c="5"/>308.5 <text:s/>1076.9 <text:s text:c="2"/>160.7 <text:s text:c="2"/>209.2 <text:s text:c="2"/>221.7 <text:s text:c="2"/>286.1 <text:s text:c="2"/>319.8 <text:s text:c="2"/>340.7 <text:s text:c="2"/>356.5 <text:s text:c="2"/>374.5 <text:s text:c="2"/>400.3 <text:s text:c="2"/>436.5 <text:s text:c="2"/>508.1 <text:s/>1065.2 <text:s/>7742.6 <text:s/>30207.7 <text:s text:c="3"/>30295 <text:s/>1713198340639 <text:s/>1713198350749</text:p>
      <text:p text:style-name="P10">read <text:s text:c="5"/>309.6 <text:s text:c="2"/>553.9 <text:s text:c="2"/>160.7 <text:s text:c="2"/>214.1 <text:s text:c="2"/>226.0 <text:s text:c="2"/>290.7 <text:s text:c="2"/>323.8 <text:s text:c="2"/>344.0 <text:s text:c="2"/>360.1 <text:s text:c="2"/>378.6 <text:s text:c="2"/>403.7 <text:s text:c="2"/>442.5 <text:s text:c="2"/>514.8 <text:s/>1306.8 <text:s/>7775.8 <text:s/>30437.2 <text:s text:c="3"/>30300 <text:s/>1713198352255 <text:s/>1713198362366</text:p>
      <text:p text:style-name="P10">read <text:s text:c="5"/>302.6 <text:s text:c="2"/>171.9 <text:s text:c="2"/>160.7 <text:s text:c="2"/>209.5 <text:s text:c="2"/>221.8 <text:s text:c="2"/>285.4 <text:s text:c="2"/>318.8 <text:s text:c="2"/>339.0 <text:s text:c="2"/>354.1 <text:s text:c="2"/>372.1 <text:s text:c="2"/>397.7 <text:s text:c="2"/>434.1 <text:s text:c="2"/>503.9 <text:s/>1184.4 <text:s/>8047.9 <text:s/>30270.2 <text:s text:c="3"/>30305 <text:s/>1713198363872 <text:s/>1713198373980</text:p>
      <text:p text:style-name="P10">read <text:s text:c="5"/>307.4 <text:s text:c="2"/>185.6 <text:s text:c="2"/>160.7 <text:s text:c="2"/>213.4 <text:s text:c="2"/>225.3 <text:s text:c="2"/>290.1 <text:s text:c="2"/>323.2 <text:s text:c="2"/>343.1 <text:s text:c="2"/>358.6 <text:s text:c="2"/>375.9 <text:s text:c="2"/>401.3 <text:s text:c="2"/>439.1 <text:s text:c="2"/>506.8 <text:s/>1193.9 <text:s/>8547.6 <text:s/>30354.0 <text:s text:c="3"/>30310 <text:s/>1713198375487 <text:s/>1713198385594</text:p>
      <text:p text:style-name="P10">read <text:s text:c="5"/>305.6 <text:s text:c="2"/>180.3 <text:s text:c="2"/>160.7 <text:s text:c="2"/>212.0 <text:s text:c="2"/>224.1 <text:s text:c="2"/>288.0 <text:s text:c="2"/>320.9 <text:s text:c="2"/>341.5 <text:s text:c="2"/>357.2 <text:s text:c="2"/>375.0 <text:s text:c="2"/>400.3 <text:s text:c="2"/>436.5 <text:s text:c="2"/>504.9 <text:s/>1330.4 <text:s/>8261.3 <text:s/>30311.8 <text:s text:c="3"/>30315 <text:s/>1713198387100 <text:s/>1713198397211</text:p>
      <text:p text:style-name="P10">read <text:s text:c="5"/>314.4 <text:s/>1256.9 <text:s text:c="2"/>160.7 <text:s text:c="2"/>214.1 <text:s text:c="2"/>225.9 <text:s text:c="2"/>290.2 <text:s text:c="2"/>323.3 <text:s text:c="2"/>343.2 <text:s text:c="2"/>358.7 <text:s text:c="2"/>376.0 <text:s text:c="2"/>401.0 <text:s text:c="2"/>437.2 <text:s text:c="2"/>506.6 <text:s/>1342.9 <text:s/>7848.4 <text:s/>30269.4 <text:s text:c="3"/>30320 <text:s/>1713198398717 <text:s/>1713198408829</text:p>
      <text:p text:style-name="P10">read <text:s text:c="5"/>305.9 <text:s text:c="2"/>170.2 <text:s text:c="2"/>160.7 <text:s text:c="2"/>214.7 <text:s text:c="2"/>225.7 <text:s text:c="2"/>287.4 <text:s text:c="2"/>320.1 <text:s text:c="2"/>341.5 <text:s text:c="2"/>357.9 <text:s text:c="2"/>376.9 <text:s text:c="2"/>402.7 <text:s text:c="2"/>440.3 <text:s text:c="2"/>508.0 <text:s/>1182.2 <text:s/>7937.1 <text:s/>30363.0 <text:s text:c="3"/>30325 <text:s/>1713198410335 <text:s/>1713198420445</text:p>
      <text:p text:style-name="P10">read <text:s text:c="5"/>304.0 <text:s text:c="2"/>183.0 <text:s text:c="2"/>148.8 <text:s text:c="2"/>209.9 <text:s text:c="2"/>222.7 <text:s text:c="2"/>286.8 <text:s text:c="2"/>319.5 <text:s text:c="2"/>340.0 <text:s text:c="2"/>355.7 <text:s text:c="2"/>374.2 <text:s text:c="2"/>400.4 <text:s text:c="2"/>436.5 <text:s text:c="2"/>504.7 <text:s/>1032.0 <text:s/>7720.1 <text:s/>30255.7 <text:s text:c="3"/>30330 <text:s/>1713198421952 <text:s/>1713198432061</text:p>
      <text:p text:style-name="P10">read <text:s text:c="5"/>303.7 <text:s text:c="2"/>168.6 <text:s text:c="2"/>148.8 <text:s text:c="2"/>210.3 <text:s text:c="2"/>222.7 <text:s text:c="2"/>286.3 <text:s text:c="2"/>318.9 <text:s text:c="2"/>339.1 <text:s text:c="2"/>354.2 <text:s text:c="2"/>372.2 <text:s text:c="2"/>397.8 <text:s text:c="2"/>434.6 <text:s text:c="2"/>505.5 <text:s/>1277.0 <text:s/>8006.6 <text:s/>30277.5 <text:s text:c="3"/>30335 <text:s/>1713198433568 <text:s/>1713198443679</text:p>
      <text:p text:style-name="P10">read <text:s text:c="5"/>305.3 <text:s text:c="2"/>171.7 <text:s text:c="2"/>160.7 <text:s text:c="2"/>211.5 <text:s text:c="2"/>223.6 <text:s text:c="2"/>287.9 <text:s text:c="2"/>321.2 <text:s text:c="2"/>341.7 <text:s text:c="2"/>357.3 <text:s text:c="2"/>374.9 <text:s text:c="2"/>400.6 <text:s text:c="2"/>436.6 <text:s text:c="2"/>506.8 <text:s/>1221.5 <text:s/>8389.4 <text:s/>30387.9 <text:s text:c="3"/>30340 <text:s/>1713198445184 <text:s/>1713198455297</text:p>
      <text:p text:style-name="P10">read <text:s text:c="5"/>305.2 <text:s text:c="2"/>167.3 <text:s text:c="2"/>160.7 <text:s text:c="2"/>211.5 <text:s text:c="2"/>223.9 <text:s text:c="2"/>288.1 <text:s text:c="2"/>321.1 <text:s text:c="2"/>341.5 <text:s text:c="2"/>357.0 <text:s text:c="2"/>374.6 <text:s text:c="2"/>400.1 <text:s text:c="2"/>436.8 <text:s text:c="2"/>506.6 <text:s/>1205.2 <text:s/>8098.6 <text:s/>30277.1 <text:s text:c="3"/>30345 <text:s/>1713198456803 <text:s/>1713198466909</text:p>
      <text:p text:style-name="P10">read <text:s text:c="5"/>306.6 <text:s text:c="2"/>666.1 <text:s text:c="2"/>160.7 <text:s text:c="2"/>212.4 <text:s text:c="2"/>224.2 <text:s text:c="2"/>288.2 <text:s text:c="2"/>321.2 <text:s text:c="2"/>341.4 <text:s text:c="2"/>356.7 <text:s text:c="2"/>374.0 <text:s text:c="2"/>399.5 <text:s text:c="2"/>435.9 <text:s text:c="2"/>505.8 <text:s text:c="2"/>965.8 <text:s/>7808.3 <text:s/>30328.6 <text:s text:c="3"/>30350 <text:s/>1713198468414 <text:s/>1713198478522</text:p>
      <text:p text:style-name="P10"/>
      <text:p text:style-name="P10"/>
      <text:p text:style-name="P10">AFTER STORE 8 : </text:p>
      <text:p text:style-name="P10"/>
      <text:p text:style-name="P10">#type <text:s text:c="6"/>avg <text:s text:c="4"/>std <text:s text:c="4"/>min <text:s text:c="5"/>p5 <text:s text:c="4"/>p10 <text:s text:c="4"/>p50 <text:s text:c="4"/>p67 <text:s text:c="4"/>p75 <text:s text:c="4"/>p80 <text:s text:c="4"/>p85 <text:s text:c="4"/>p90 <text:s text:c="4"/>p95 <text:s text:c="4"/>p99 <text:s text:c="3"/>p999 <text:s text:c="2"/>p9999 <text:s text:c="5"/>QPS <text:s text:c="2"/>target <text:s text:c="6"/>ts_start <text:s text:c="8"/>ts_end</text:p>
      <text:p text:style-name="P10">read <text:s text:c="5"/>302.0 <text:s text:c="2"/>185.2 <text:s text:c="2"/>160.7 <text:s text:c="2"/>207.8 <text:s text:c="2"/>220.1 <text:s text:c="2"/>282.7 <text:s text:c="2"/>317.3 <text:s text:c="2"/>338.9 <text:s text:c="2"/>355.2 <text:s text:c="2"/>374.3 <text:s text:c="2"/>401.7 <text:s text:c="2"/>440.0 <text:s text:c="2"/>507.0 <text:s/>1320.8 <text:s/>8402.6 <text:s/>30074.5 <text:s text:c="3"/>30000 <text:s/>1713197654910 <text:s/>1713197665047</text:p>
      <text:p text:style-name="P10">read <text:s text:c="5"/>298.7 <text:s text:c="2"/>180.4 <text:s text:c="2"/>148.8 <text:s text:c="2"/>205.7 <text:s text:c="2"/>217.5 <text:s text:c="2"/>280.6 <text:s text:c="2"/>315.2 <text:s text:c="2"/>336.0 <text:s text:c="2"/>351.1 <text:s text:c="2"/>370.1 <text:s text:c="2"/>396.1 <text:s text:c="2"/>432.8 <text:s text:c="2"/>500.8 <text:s/>1118.4 <text:s/>8061.8 <text:s/>29952.0 <text:s text:c="3"/>30005 <text:s/>1713197666555 <text:s/>1713197676684</text:p>
      <text:p text:style-name="P10">read <text:s text:c="5"/>330.4 <text:s text:c="2"/>267.7 <text:s text:c="2"/>160.7 <text:s text:c="2"/>209.8 <text:s text:c="2"/>222.3 <text:s text:c="2"/>291.8 <text:s text:c="2"/>330.1 <text:s text:c="2"/>352.5 <text:s text:c="2"/>370.3 <text:s text:c="2"/>393.5 <text:s text:c="2"/>424.7 <text:s text:c="2"/>478.5 <text:s text:c="2"/>937.0 <text:s/>3154.5 <text:s/>8635.4 <text:s/>29853.8 <text:s text:c="3"/>30010 <text:s/>1713197678192 <text:s/>1713197688378</text:p>
      <text:p text:style-name="P10">read <text:s text:c="5"/>414.9 <text:s text:c="2"/>493.1 <text:s text:c="2"/>160.7 <text:s text:c="2"/>208.9 <text:s text:c="2"/>222.4 <text:s text:c="2"/>308.8 <text:s text:c="2"/>356.1 <text:s text:c="2"/>388.2 <text:s text:c="2"/>415.8 <text:s text:c="2"/>456.0 <text:s text:c="2"/>538.8 <text:s text:c="2"/>871.3 <text:s/>2602.5 <text:s/>5875.3 12438.1 <text:s/>29989.0 <text:s text:c="3"/>30015 <text:s/>1713197689890 <text:s/>1713197700109</text:p>
      <text:p text:style-name="P10">read <text:s text:c="5"/>335.5 <text:s text:c="2"/>320.4 <text:s text:c="2"/>148.8 <text:s text:c="2"/>210.8 <text:s text:c="2"/>223.8 <text:s text:c="2"/>294.3 <text:s text:c="2"/>331.6 <text:s text:c="2"/>354.3 <text:s text:c="2"/>371.7 <text:s text:c="2"/>395.2 <text:s text:c="2"/>427.1 <text:s text:c="2"/>483.6 <text:s/>1109.9 <text:s/>3822.5 12917.6 <text:s/>29986.3 <text:s text:c="3"/>30020 <text:s/>1713197701619 <text:s/>1713197711733</text:p>
      <text:p text:style-name="P10">read <text:s text:c="5"/>304.2 <text:s text:c="2"/>171.9 <text:s text:c="2"/>160.7 <text:s text:c="2"/>208.7 <text:s text:c="2"/>220.9 <text:s text:c="2"/>285.8 <text:s text:c="2"/>320.4 <text:s text:c="2"/>341.4 <text:s text:c="2"/>357.5 <text:s text:c="2"/>376.1 <text:s text:c="2"/>401.8 <text:s text:c="2"/>439.7 <text:s text:c="2"/>508.7 <text:s/>1443.1 <text:s/>7792.7 <text:s/>30066.2 <text:s text:c="3"/>30025 <text:s/>1713197713240 <text:s/>1713197723357</text:p>
      <text:p text:style-name="P10">read <text:s text:c="5"/>300.4 <text:s text:c="2"/>185.5 <text:s text:c="2"/>148.8 <text:s text:c="2"/>206.5 <text:s text:c="2"/>218.6 <text:s text:c="2"/>280.8 <text:s text:c="2"/>316.4 <text:s text:c="2"/>337.2 <text:s text:c="2"/>352.5 <text:s text:c="2"/>371.7 <text:s text:c="2"/>397.9 <text:s text:c="2"/>434.2 <text:s text:c="2"/>504.0 <text:s/>1644.2 <text:s/>8509.6 <text:s/>30036.0 <text:s text:c="3"/>30030 <text:s/>1713197724863 <text:s/>1713197734973</text:p>
      <text:p text:style-name="P10">read <text:s text:c="5"/>298.2 <text:s text:c="2"/>180.0 <text:s text:c="2"/>160.7 <text:s text:c="2"/>205.7 <text:s text:c="2"/>217.6 <text:s text:c="2"/>281.4 <text:s text:c="2"/>316.0 <text:s text:c="2"/>336.4 <text:s text:c="2"/>351.0 <text:s text:c="2"/>369.8 <text:s text:c="2"/>394.7 <text:s text:c="2"/>429.2 <text:s text:c="2"/>493.8 <text:s text:c="2"/>879.5 <text:s/>8267.6 <text:s/>30027.4 <text:s text:c="3"/>30035 <text:s/>1713197736479 <text:s/>1713197746590</text:p>
      <text:p text:style-name="P10"><text:soft-page-break/>read <text:s text:c="5"/>296.8 <text:s text:c="2"/>185.7 <text:s text:c="2"/>160.7 <text:s text:c="2"/>204.6 <text:s text:c="2"/>215.7 <text:s text:c="2"/>277.1 <text:s text:c="2"/>312.7 <text:s text:c="2"/>333.6 <text:s text:c="2"/>348.2 <text:s text:c="2"/>368.2 <text:s text:c="2"/>393.7 <text:s text:c="2"/>429.5 <text:s text:c="2"/>499.6 <text:s/>1482.6 <text:s/>8591.8 <text:s/>30048.9 <text:s text:c="3"/>30040 <text:s/>1713197748096 <text:s/>1713197758207</text:p>
      <text:p text:style-name="P10">read <text:s text:c="5"/>298.0 <text:s text:c="2"/>174.3 <text:s text:c="2"/>160.7 <text:s text:c="2"/>205.7 <text:s text:c="2"/>217.2 <text:s text:c="2"/>278.9 <text:s text:c="2"/>314.8 <text:s text:c="2"/>335.7 <text:s text:c="2"/>350.6 <text:s text:c="2"/>369.8 <text:s text:c="2"/>395.3 <text:s text:c="2"/>431.1 <text:s text:c="2"/>500.5 <text:s/>1450.5 <text:s/>7959.3 <text:s/>30072.6 <text:s text:c="3"/>30045 <text:s/>1713197759714 <text:s/>1713197769822</text:p>
      <text:p text:style-name="P10">read <text:s text:c="5"/>298.4 <text:s text:c="2"/>171.7 <text:s text:c="2"/>160.7 <text:s text:c="2"/>205.6 <text:s text:c="2"/>217.4 <text:s text:c="2"/>279.4 <text:s text:c="2"/>314.9 <text:s text:c="2"/>336.2 <text:s text:c="2"/>351.7 <text:s text:c="2"/>370.7 <text:s text:c="2"/>396.7 <text:s text:c="2"/>431.7 <text:s text:c="2"/>498.2 <text:s/>1139.2 <text:s/>7961.7 <text:s/>30003.4 <text:s text:c="3"/>30050 <text:s/>1713197771329 <text:s/>1713197781440</text:p>
      <text:p text:style-name="P10">read <text:s text:c="5"/>306.4 <text:s text:c="2"/>945.5 <text:s text:c="2"/>160.7 <text:s text:c="2"/>209.1 <text:s text:c="2"/>221.0 <text:s text:c="2"/>283.2 <text:s text:c="2"/>317.8 <text:s text:c="2"/>338.9 <text:s text:c="2"/>354.6 <text:s text:c="2"/>373.2 <text:s text:c="2"/>399.2 <text:s text:c="2"/>434.8 <text:s text:c="2"/>504.7 <text:s/>1120.9 10062.3 <text:s/>30004.2 <text:s text:c="3"/>30055 <text:s/>1713197782945 <text:s/>1713197793055</text:p>
      <text:p text:style-name="P10">read <text:s text:c="5"/>302.0 <text:s/>1139.4 <text:s text:c="2"/>160.7 <text:s text:c="2"/>205.9 <text:s text:c="2"/>217.6 <text:s text:c="2"/>278.3 <text:s text:c="2"/>312.5 <text:s text:c="2"/>333.0 <text:s text:c="2"/>347.4 <text:s text:c="2"/>367.4 <text:s text:c="2"/>392.7 <text:s text:c="2"/>428.1 <text:s text:c="2"/>493.5 <text:s text:c="2"/>939.4 <text:s/>7883.3 <text:s/>30091.6 <text:s text:c="3"/>30060 <text:s/>1713197794561 <text:s/>1713197804671</text:p>
      <text:p text:style-name="P10">read <text:s text:c="5"/>309.6 <text:s/>1775.4 <text:s text:c="2"/>160.7 <text:s text:c="2"/>205.0 <text:s text:c="2"/>216.3 <text:s text:c="2"/>276.4 <text:s text:c="2"/>310.6 <text:s text:c="2"/>330.9 <text:s text:c="2"/>345.6 <text:s text:c="2"/>365.7 <text:s text:c="2"/>391.3 <text:s text:c="2"/>427.8 <text:s text:c="2"/>498.5 <text:s/>1135.4 <text:s/>9659.7 <text:s/>30124.8 <text:s text:c="3"/>30065 <text:s/>1713197806179 <text:s/>1713197816291</text:p>
      <text:p text:style-name="P10">read <text:s text:c="5"/>304.2 <text:s text:c="2"/>565.3 <text:s text:c="2"/>160.7 <text:s text:c="2"/>209.6 <text:s text:c="2"/>221.8 <text:s text:c="2"/>284.0 <text:s text:c="2"/>317.9 <text:s text:c="2"/>338.6 <text:s text:c="2"/>354.2 <text:s text:c="2"/>373.0 <text:s text:c="2"/>399.6 <text:s text:c="2"/>436.6 <text:s text:c="2"/>506.8 <text:s/>1278.7 <text:s/>8629.1 <text:s/>30217.7 <text:s text:c="3"/>30070 <text:s/>1713197817797 <text:s/>1713197827907</text:p>
      <text:p text:style-name="P10">read <text:s text:c="5"/>297.1 <text:s text:c="2"/>169.6 <text:s text:c="2"/>160.7 <text:s text:c="2"/>206.4 <text:s text:c="2"/>218.5 <text:s text:c="2"/>278.7 <text:s text:c="2"/>312.8 <text:s text:c="2"/>333.2 <text:s text:c="2"/>347.4 <text:s text:c="2"/>367.2 <text:s text:c="2"/>393.4 <text:s text:c="2"/>431.5 <text:s text:c="2"/>503.7 <text:s/>1034.1 <text:s/>7847.5 <text:s/>30127.9 <text:s text:c="3"/>30075 <text:s/>1713197829412 <text:s/>1713197839526</text:p>
      <text:p text:style-name="P10">read <text:s text:c="5"/>300.0 <text:s text:c="2"/>153.6 <text:s text:c="2"/>160.7 <text:s text:c="2"/>209.6 <text:s text:c="2"/>221.2 <text:s text:c="2"/>280.1 <text:s text:c="2"/>314.9 <text:s text:c="2"/>337.0 <text:s text:c="2"/>353.4 <text:s text:c="2"/>372.7 <text:s text:c="2"/>398.5 <text:s text:c="2"/>435.4 <text:s text:c="2"/>507.6 <text:s/>1185.3 <text:s/>7327.7 <text:s/>29988.4 <text:s text:c="3"/>30080 <text:s/>1713197841032 <text:s/>1713197851147</text:p>
      <text:p text:style-name="P10">read <text:s text:c="5"/>298.9 <text:s text:c="2"/>420.3 <text:s text:c="2"/>160.7 <text:s text:c="2"/>206.7 <text:s text:c="2"/>218.7 <text:s text:c="2"/>277.9 <text:s text:c="2"/>312.6 <text:s text:c="2"/>334.2 <text:s text:c="2"/>349.8 <text:s text:c="2"/>369.4 <text:s text:c="2"/>394.9 <text:s text:c="2"/>431.9 <text:s text:c="2"/>504.3 <text:s/>1301.8 <text:s/>8314.1 <text:s/>30044.9 <text:s text:c="3"/>30085 <text:s/>1713197852654 <text:s/>1713197862768</text:p>
      <text:p text:style-name="P10">read <text:s text:c="5"/>303.1 <text:s text:c="2"/>165.0 <text:s text:c="2"/>160.7 <text:s text:c="2"/>212.1 <text:s text:c="2"/>223.8 <text:s text:c="2"/>285.7 <text:s text:c="2"/>318.9 <text:s text:c="2"/>339.3 <text:s text:c="2"/>354.4 <text:s text:c="2"/>372.2 <text:s text:c="2"/>396.9 <text:s text:c="2"/>433.0 <text:s text:c="2"/>503.5 <text:s text:c="2"/>987.1 <text:s/>7875.7 <text:s/>30050.7 <text:s text:c="3"/>30090 <text:s/>1713197864276 <text:s/>1713197874383</text:p>
      <text:p text:style-name="P10">read <text:s text:c="5"/>303.9 <text:s text:c="2"/>163.8 <text:s text:c="2"/>160.7 <text:s text:c="2"/>210.6 <text:s text:c="2"/>222.6 <text:s text:c="2"/>285.0 <text:s text:c="2"/>319.1 <text:s text:c="2"/>340.4 <text:s text:c="2"/>356.5 <text:s text:c="2"/>375.1 <text:s text:c="2"/>400.8 <text:s text:c="2"/>435.9 <text:s text:c="2"/>509.0 <text:s/>1372.4 <text:s/>7745.2 <text:s/>30029.6 <text:s text:c="3"/>30095 <text:s/>1713197875891 <text:s/>1713197886003</text:p>
      <text:p text:style-name="P10">read <text:s text:c="5"/>299.1 <text:s text:c="2"/>139.6 <text:s text:c="2"/>160.7 <text:s text:c="2"/>209.8 <text:s text:c="2"/>221.6 <text:s text:c="2"/>279.3 <text:s text:c="2"/>313.3 <text:s text:c="2"/>335.4 <text:s text:c="2"/>352.2 <text:s text:c="2"/>372.8 <text:s text:c="2"/>398.9 <text:s text:c="2"/>435.8 <text:s text:c="2"/>507.4 <text:s text:c="2"/>911.9 <text:s/>7248.8 <text:s/>30059.7 <text:s text:c="3"/>30100 <text:s/>1713197887509 <text:s/>1713197897622</text:p>
      <text:p text:style-name="P10">read <text:s text:c="5"/>301.3 <text:s text:c="2"/>162.8 <text:s text:c="2"/>160.7 <text:s text:c="2"/>210.1 <text:s text:c="2"/>221.9 <text:s text:c="2"/>283.2 <text:s text:c="2"/>317.2 <text:s text:c="2"/>338.0 <text:s text:c="2"/>353.1 <text:s text:c="2"/>371.1 <text:s text:c="2"/>395.9 <text:s text:c="2"/>431.4 <text:s text:c="2"/>501.8 <text:s/>1253.6 <text:s/>7528.2 <text:s/>30100.9 <text:s text:c="3"/>30105 <text:s/>1713197899128 <text:s/>1713197909239</text:p>
      <text:p text:style-name="P10">read <text:s text:c="5"/>301.3 <text:s text:c="2"/>162.2 <text:s text:c="2"/>160.7 <text:s text:c="2"/>210.5 <text:s text:c="2"/>222.4 <text:s text:c="2"/>283.4 <text:s text:c="2"/>316.3 <text:s text:c="2"/>336.8 <text:s text:c="2"/>351.9 <text:s text:c="2"/>370.8 <text:s text:c="2"/>396.5 <text:s text:c="2"/>433.0 <text:s text:c="2"/>505.0 <text:s/>1147.7 <text:s/>8137.9 <text:s/>30023.7 <text:s text:c="3"/>30110 <text:s/>1713197910747 <text:s/>1713197920854</text:p>
      <text:p text:style-name="P10">read <text:s text:c="5"/>300.3 <text:s text:c="2"/>772.8 <text:s text:c="2"/>160.7 <text:s text:c="2"/>207.8 <text:s text:c="2"/>220.0 <text:s text:c="2"/>280.6 <text:s text:c="2"/>313.8 <text:s text:c="2"/>333.9 <text:s text:c="2"/>348.2 <text:s text:c="2"/>367.3 <text:s text:c="2"/>392.0 <text:s text:c="2"/>428.2 <text:s text:c="2"/>497.1 <text:s/>1042.6 <text:s/>7527.1 <text:s/>30082.3 <text:s text:c="3"/>30115 <text:s/>1713197922362 <text:s/>1713197932483</text:p>
      <text:p text:style-name="P10">read <text:s text:c="5"/>299.0 <text:s text:c="2"/>407.4 <text:s text:c="2"/>160.7 <text:s text:c="2"/>207.9 <text:s text:c="2"/>220.2 <text:s text:c="2"/>280.1 <text:s text:c="2"/>313.0 <text:s text:c="2"/>333.2 <text:s text:c="2"/>347.6 <text:s text:c="2"/>367.5 <text:s text:c="2"/>393.2 <text:s text:c="2"/>430.2 <text:s text:c="2"/>503.5 <text:s/>1268.0 <text:s/>7699.6 <text:s/>30121.9 <text:s text:c="3"/>30120 <text:s/>1713197933989 <text:s/>1713197944099</text:p>
      <text:p text:style-name="P10">read <text:s text:c="5"/>301.1 <text:s text:c="2"/>170.8 <text:s text:c="2"/>160.7 <text:s text:c="2"/>210.4 <text:s text:c="2"/>222.5 <text:s text:c="2"/>283.1 <text:s text:c="2"/>315.9 <text:s text:c="2"/>336.3 <text:s text:c="2"/>351.2 <text:s text:c="2"/>369.9 <text:s text:c="2"/>395.1 <text:s text:c="2"/>431.5 <text:s text:c="2"/>499.5 <text:s/>1097.1 <text:s/>7970.2 <text:s/>30044.4 <text:s text:c="3"/>30125 <text:s/>1713197945605 <text:s/>1713197955717</text:p>
      <text:p text:style-name="P10">read <text:s text:c="5"/>366.8 <text:s/>3941.7 <text:s text:c="2"/>148.8 <text:s text:c="2"/>207.5 <text:s text:c="2"/>219.0 <text:s text:c="2"/>270.9 <text:s text:c="2"/>300.2 <text:s text:c="2"/>319.6 <text:s text:c="2"/>335.8 <text:s text:c="2"/>355.2 <text:s text:c="2"/>381.4 <text:s text:c="2"/>422.3 <text:s text:c="2"/>506.0 <text:s/>3249.6 216448.1 <text:s/>30132.5 <text:s text:c="3"/>30130 <text:s/>1713197957224 <text:s/>1713197967331</text:p>
      <text:p text:style-name="P10">read <text:s text:c="5"/>297.0 <text:s text:c="2"/>771.9 <text:s text:c="2"/>160.7 <text:s text:c="2"/>207.0 <text:s text:c="2"/>218.6 <text:s text:c="2"/>272.9 <text:s text:c="2"/>306.2 <text:s text:c="2"/>327.6 <text:s text:c="2"/>344.1 <text:s text:c="2"/>365.5 <text:s text:c="2"/>392.6 <text:s text:c="2"/>432.0 <text:s text:c="2"/>509.7 <text:s/>1160.0 <text:s/>7832.7 <text:s/>30165.3 <text:s text:c="3"/>30135 <text:s/>1713197968839 <text:s/>1713197978957</text:p>
      <text:p text:style-name="P10">read <text:s text:c="5"/>303.6 <text:s text:c="2"/>156.4 <text:s text:c="2"/>148.8 <text:s text:c="2"/>211.7 <text:s text:c="2"/>223.8 <text:s text:c="2"/>286.4 <text:s text:c="2"/>319.0 <text:s text:c="2"/>339.8 <text:s text:c="2"/>355.5 <text:s text:c="2"/>373.9 <text:s text:c="2"/>399.7 <text:s text:c="2"/>436.6 <text:s text:c="2"/>505.9 <text:s/>1018.7 <text:s/>8001.0 <text:s/>30208.7 <text:s text:c="3"/>30140 <text:s/>1713197980463 <text:s/>1713197990576</text:p>
      <text:p text:style-name="P10">read <text:s text:c="5"/>365.3 <text:s/>3544.9 <text:s text:c="2"/>160.7 <text:s text:c="2"/>211.5 <text:s text:c="2"/>223.7 <text:s text:c="2"/>285.7 <text:s text:c="2"/>317.8 <text:s text:c="2"/>338.4 <text:s text:c="2"/>353.8 <text:s text:c="2"/>372.7 <text:s text:c="2"/>399.2 <text:s text:c="2"/>438.0 <text:s text:c="2"/>535.3 <text:s/>2167.8 214743.2 <text:s/>30054.7 <text:s text:c="3"/>30145 <text:s/>1713197992082 <text:s/>1713198002193</text:p>
      <text:p text:style-name="P10">read <text:s text:c="5"/>306.3 <text:s text:c="2"/>768.9 <text:s text:c="2"/>160.7 <text:s text:c="2"/>212.3 <text:s text:c="2"/>224.2 <text:s text:c="2"/>285.3 <text:s text:c="2"/>317.4 <text:s text:c="2"/>338.2 <text:s text:c="2"/>353.9 <text:s text:c="2"/>372.9 <text:s text:c="2"/>399.8 <text:s text:c="2"/>441.4 <text:s text:c="2"/>520.9 <text:s/>1102.1 <text:s/>7665.0 <text:s/>30156.0 <text:s text:c="3"/>30150 <text:s/>1713198003700 <text:s/>1713198013807</text:p>
      <text:p text:style-name="P10">read <text:s text:c="5"/>311.2 <text:s text:c="2"/>410.2 <text:s text:c="2"/>160.7 <text:s text:c="2"/>215.2 <text:s text:c="2"/>227.8 <text:s text:c="2"/>294.1 <text:s text:c="2"/>327.2 <text:s text:c="2"/>346.7 <text:s text:c="2"/>362.9 <text:s text:c="2"/>381.3 <text:s text:c="2"/>405.3 <text:s text:c="2"/>443.3 <text:s text:c="2"/>519.8 <text:s/>1026.6 <text:s/>7411.2 <text:s/>30167.3 <text:s text:c="3"/>30155 <text:s/>1713198015314 <text:s/>1713198025428</text:p>
      <text:p text:style-name="P10">read <text:s text:c="5"/>304.9 <text:s text:c="2"/>192.5 <text:s text:c="2"/>160.7 <text:s text:c="2"/>211.9 <text:s text:c="2"/>223.8 <text:s text:c="2"/>285.2 <text:s text:c="2"/>318.0 <text:s text:c="2"/>339.2 <text:s text:c="2"/>355.3 <text:s text:c="2"/>374.3 <text:s text:c="2"/>400.7 <text:s text:c="2"/>438.9 <text:s text:c="2"/>509.4 <text:s/>1449.1 <text:s/>9915.5 <text:s/>30222.1 <text:s text:c="3"/>30160 <text:s/>1713198026934 <text:s/>1713198037046</text:p>
      <text:p text:style-name="P10">read <text:s text:c="5"/>307.4 <text:s text:c="2"/>173.4 <text:s text:c="2"/>160.7 <text:s text:c="2"/>213.7 <text:s text:c="2"/>225.5 <text:s text:c="2"/>288.8 <text:s text:c="2"/>321.6 <text:s text:c="2"/>342.6 <text:s text:c="2"/>359.0 <text:s text:c="2"/>378.0 <text:s text:c="2"/>403.4 <text:s text:c="2"/>443.7 <text:s text:c="2"/>516.6 <text:s/>1278.2 <text:s/>7728.8 <text:s/>30167.3 <text:s text:c="3"/>30165 <text:s/>1713198038552 <text:s/>1713198048664</text:p>
      <text:p text:style-name="P10"><text:soft-page-break/>read <text:s text:c="5"/>309.7 <text:s text:c="2"/>170.6 <text:s text:c="2"/>160.7 <text:s text:c="2"/>215.9 <text:s text:c="2"/>227.3 <text:s text:c="2"/>291.6 <text:s text:c="2"/>325.0 <text:s text:c="2"/>345.1 <text:s text:c="2"/>361.7 <text:s text:c="2"/>380.9 <text:s text:c="2"/>405.9 <text:s text:c="2"/>446.0 <text:s text:c="2"/>519.9 <text:s/>1170.1 <text:s/>7985.6 <text:s/>30132.9 <text:s text:c="3"/>30170 <text:s/>1713198050170 <text:s/>1713198060279</text:p>
      <text:p text:style-name="P10">read <text:s text:c="5"/>307.5 <text:s text:c="2"/>170.6 <text:s text:c="2"/>160.7 <text:s text:c="2"/>214.1 <text:s text:c="2"/>225.8 <text:s text:c="2"/>289.0 <text:s text:c="2"/>321.7 <text:s text:c="2"/>342.3 <text:s text:c="2"/>358.5 <text:s text:c="2"/>377.4 <text:s text:c="2"/>402.9 <text:s text:c="2"/>442.2 <text:s text:c="2"/>516.2 <text:s/>1324.2 <text:s/>7847.8 <text:s/>30113.3 <text:s text:c="3"/>30175 <text:s/>1713198061786 <text:s/>1713198071894</text:p>
      <text:p text:style-name="P10">read <text:s text:c="5"/>302.9 <text:s text:c="2"/>181.4 <text:s text:c="2"/>160.7 <text:s text:c="2"/>209.1 <text:s text:c="2"/>221.7 <text:s text:c="2"/>284.7 <text:s text:c="2"/>317.2 <text:s text:c="2"/>337.6 <text:s text:c="2"/>352.7 <text:s text:c="2"/>371.7 <text:s text:c="2"/>398.1 <text:s text:c="2"/>437.1 <text:s text:c="2"/>513.7 <text:s/>1273.5 <text:s/>9464.2 <text:s/>30166.8 <text:s text:c="3"/>30180 <text:s/>1713198073401 <text:s/>1713198083513</text:p>
      <text:p text:style-name="P10">read <text:s text:c="5"/>304.3 <text:s text:c="2"/>171.8 <text:s text:c="2"/>160.7 <text:s text:c="2"/>210.5 <text:s text:c="2"/>222.8 <text:s text:c="2"/>286.4 <text:s text:c="2"/>319.5 <text:s text:c="2"/>340.3 <text:s text:c="2"/>356.0 <text:s text:c="2"/>374.3 <text:s text:c="2"/>400.1 <text:s text:c="2"/>437.7 <text:s text:c="2"/>508.4 <text:s/>1184.3 <text:s/>7994.6 <text:s/>30233.8 <text:s text:c="3"/>30185 <text:s/>1713198085019 <text:s/>1713198095131</text:p>
      <text:p text:style-name="P10">read <text:s text:c="5"/>308.6 <text:s/>1082.0 <text:s text:c="2"/>148.8 <text:s text:c="2"/>209.8 <text:s text:c="2"/>222.4 <text:s text:c="2"/>286.7 <text:s text:c="2"/>319.5 <text:s text:c="2"/>340.1 <text:s text:c="2"/>355.7 <text:s text:c="2"/>373.9 <text:s text:c="2"/>399.6 <text:s text:c="2"/>436.0 <text:s text:c="2"/>506.3 <text:s text:c="2"/>882.4 <text:s/>8294.2 <text:s/>30095.6 <text:s text:c="3"/>30190 <text:s/>1713198096637 <text:s/>1713198106744</text:p>
      <text:p text:style-name="P10">read <text:s text:c="5"/>304.4 <text:s text:c="2"/>160.9 <text:s text:c="2"/>160.7 <text:s text:c="2"/>210.9 <text:s text:c="2"/>223.2 <text:s text:c="2"/>287.1 <text:s text:c="2"/>319.5 <text:s text:c="2"/>339.6 <text:s text:c="2"/>354.7 <text:s text:c="2"/>372.9 <text:s text:c="2"/>399.0 <text:s text:c="2"/>436.3 <text:s text:c="2"/>509.2 <text:s/>1442.6 <text:s/>7678.6 <text:s/>30167.6 <text:s text:c="3"/>30195 <text:s/>1713198108249 <text:s/>1713198118360</text:p>
      <text:p text:style-name="P10">read <text:s text:c="5"/>302.6 <text:s text:c="2"/>184.0 <text:s text:c="2"/>160.7 <text:s text:c="2"/>209.0 <text:s text:c="2"/>221.2 <text:s text:c="2"/>283.9 <text:s text:c="2"/>316.8 <text:s text:c="2"/>337.1 <text:s text:c="2"/>352.2 <text:s text:c="2"/>371.3 <text:s text:c="2"/>397.6 <text:s text:c="2"/>434.3 <text:s text:c="2"/>509.0 <text:s/>1688.4 <text:s/>8183.0 <text:s/>30123.7 <text:s text:c="3"/>30200 <text:s/>1713198119868 <text:s/>1713198129981</text:p>
      <text:p text:style-name="P10">read <text:s text:c="5"/>304.6 <text:s text:c="2"/>154.4 <text:s text:c="2"/>160.7 <text:s text:c="2"/>211.2 <text:s text:c="2"/>223.7 <text:s text:c="2"/>288.9 <text:s text:c="2"/>321.1 <text:s text:c="2"/>340.9 <text:s text:c="2"/>356.0 <text:s text:c="2"/>373.4 <text:s text:c="2"/>398.5 <text:s text:c="2"/>434.6 <text:s text:c="2"/>505.3 <text:s/>1178.0 <text:s/>7369.1 <text:s/>30197.9 <text:s text:c="3"/>30205 <text:s/>1713198131487 <text:s/>1713198141597</text:p>
      <text:p text:style-name="P10">read <text:s text:c="5"/>309.5 <text:s text:c="2"/>419.9 <text:s text:c="2"/>160.7 <text:s text:c="2"/>213.7 <text:s text:c="2"/>225.7 <text:s text:c="2"/>291.1 <text:s text:c="2"/>324.8 <text:s text:c="2"/>344.8 <text:s text:c="2"/>361.2 <text:s text:c="2"/>380.0 <text:s text:c="2"/>404.8 <text:s text:c="2"/>443.4 <text:s text:c="2"/>521.6 <text:s/>1112.2 <text:s/>8128.9 <text:s/>30239.0 <text:s text:c="3"/>30210 <text:s/>1713198143103 <text:s/>1713198153217</text:p>
      <text:p text:style-name="P10">read <text:s text:c="5"/>310.9 <text:s text:c="2"/>861.6 <text:s text:c="2"/>160.7 <text:s text:c="2"/>214.2 <text:s text:c="2"/>226.0 <text:s text:c="2"/>290.5 <text:s text:c="2"/>323.0 <text:s text:c="2"/>343.1 <text:s text:c="2"/>359.0 <text:s text:c="2"/>377.1 <text:s text:c="2"/>402.0 <text:s text:c="2"/>437.9 <text:s text:c="2"/>507.8 <text:s/>1256.8 <text:s/>8132.4 <text:s/>30201.9 <text:s text:c="3"/>30215 <text:s/>1713198154723 <text:s/>1713198164839</text:p>
      <text:p text:style-name="P10">read <text:s text:c="5"/>308.3 <text:s text:c="2"/>160.9 <text:s text:c="2"/>148.8 <text:s text:c="2"/>213.0 <text:s text:c="2"/>225.1 <text:s text:c="2"/>290.1 <text:s text:c="2"/>323.6 <text:s text:c="2"/>344.0 <text:s text:c="2"/>360.4 <text:s text:c="2"/>379.3 <text:s text:c="2"/>404.6 <text:s text:c="2"/>444.6 <text:s text:c="2"/>524.1 <text:s/>1512.5 <text:s/>7580.9 <text:s/>30259.2 <text:s text:c="3"/>30220 <text:s/>1713198166346 <text:s/>1713198176461</text:p>
      <text:p text:style-name="P10">read <text:s text:c="5"/>308.7 <text:s text:c="2"/>671.5 <text:s text:c="2"/>160.7 <text:s text:c="2"/>213.7 <text:s text:c="2"/>225.5 <text:s text:c="2"/>289.3 <text:s text:c="2"/>321.9 <text:s text:c="2"/>342.2 <text:s text:c="2"/>357.9 <text:s text:c="2"/>376.0 <text:s text:c="2"/>401.6 <text:s text:c="2"/>439.1 <text:s text:c="2"/>514.0 <text:s/>1323.3 <text:s/>6955.3 <text:s/>30175.7 <text:s text:c="3"/>30225 <text:s/>1713198177968 <text:s/>1713198188084</text:p>
      <text:p text:style-name="P10">read <text:s text:c="5"/>303.8 <text:s text:c="2"/>157.1 <text:s text:c="2"/>160.7 <text:s text:c="2"/>210.1 <text:s text:c="2"/>222.7 <text:s text:c="2"/>287.1 <text:s text:c="2"/>319.9 <text:s text:c="2"/>339.8 <text:s text:c="2"/>354.6 <text:s text:c="2"/>372.4 <text:s text:c="2"/>397.7 <text:s text:c="2"/>435.1 <text:s text:c="2"/>508.6 <text:s/>1338.1 <text:s/>7358.9 <text:s/>30270.5 <text:s text:c="3"/>30230 <text:s/>1713198189592 <text:s/>1713198199703</text:p>
      <text:p text:style-name="P10">read <text:s text:c="5"/>301.1 <text:s text:c="2"/>174.2 <text:s text:c="2"/>160.7 <text:s text:c="2"/>208.5 <text:s text:c="2"/>220.6 <text:s text:c="2"/>282.6 <text:s text:c="2"/>315.6 <text:s text:c="2"/>335.9 <text:s text:c="2"/>350.7 <text:s text:c="2"/>369.9 <text:s text:c="2"/>395.9 <text:s text:c="2"/>434.1 <text:s text:c="2"/>513.0 <text:s/>1448.6 <text:s/>7988.8 <text:s/>30237.3 <text:s text:c="3"/>30235 <text:s/>1713198201208 <text:s/>1713198211322</text:p>
      <text:p text:style-name="P10">read <text:s text:c="5"/>308.5 <text:s text:c="2"/>182.3 <text:s text:c="2"/>160.7 <text:s text:c="2"/>214.7 <text:s text:c="2"/>226.4 <text:s text:c="2"/>291.1 <text:s text:c="2"/>324.6 <text:s text:c="2"/>344.6 <text:s text:c="2"/>360.8 <text:s text:c="2"/>379.3 <text:s text:c="2"/>404.0 <text:s text:c="2"/>442.3 <text:s text:c="2"/>509.2 <text:s/>1227.4 <text:s/>7234.1 <text:s/>30247.1 <text:s text:c="3"/>30240 <text:s/>1713198212828 <text:s/>1713198222944</text:p>
      <text:p text:style-name="P10">read <text:s text:c="5"/>303.6 <text:s text:c="2"/>162.1 <text:s text:c="2"/>160.7 <text:s text:c="2"/>211.8 <text:s text:c="2"/>223.5 <text:s text:c="2"/>285.6 <text:s text:c="2"/>318.8 <text:s text:c="2"/>339.0 <text:s text:c="2"/>354.0 <text:s text:c="2"/>372.1 <text:s text:c="2"/>397.7 <text:s text:c="2"/>434.6 <text:s text:c="2"/>504.6 <text:s/>1634.1 <text:s/>7854.2 <text:s/>30179.6 <text:s text:c="3"/>30245 <text:s/>1713198224452 <text:s/>1713198234562</text:p>
      <text:p text:style-name="P10">read <text:s text:c="5"/>310.0 <text:s text:c="2"/>412.4 <text:s text:c="2"/>160.7 <text:s text:c="2"/>215.7 <text:s text:c="2"/>227.0 <text:s text:c="2"/>292.2 <text:s text:c="2"/>325.4 <text:s text:c="2"/>344.7 <text:s text:c="2"/>360.6 <text:s text:c="2"/>378.7 <text:s text:c="2"/>403.5 <text:s text:c="2"/>442.6 <text:s text:c="2"/>513.1 <text:s/>1296.0 <text:s/>7914.3 <text:s/>30220.4 <text:s text:c="3"/>30250 <text:s/>1713198236070 <text:s/>1713198246180</text:p>
      <text:p text:style-name="P10">read <text:s text:c="5"/>306.3 <text:s text:c="2"/>168.5 <text:s text:c="2"/>160.7 <text:s text:c="2"/>212.9 <text:s text:c="2"/>224.7 <text:s text:c="2"/>288.5 <text:s text:c="2"/>321.1 <text:s text:c="2"/>341.6 <text:s text:c="2"/>357.2 <text:s text:c="2"/>375.1 <text:s text:c="2"/>401.4 <text:s text:c="2"/>441.5 <text:s text:c="2"/>510.4 <text:s/>1163.0 <text:s/>7977.6 <text:s/>30233.6 <text:s text:c="3"/>30255 <text:s/>1713198247686 <text:s/>1713198257804</text:p>
      <text:p text:style-name="P10">read <text:s text:c="5"/>311.6 <text:s text:c="2"/>185.5 <text:s text:c="2"/>160.7 <text:s text:c="2"/>216.7 <text:s text:c="2"/>227.7 <text:s text:c="2"/>292.9 <text:s text:c="2"/>326.9 <text:s text:c="2"/>346.5 <text:s text:c="2"/>362.8 <text:s text:c="2"/>381.2 <text:s text:c="2"/>405.2 <text:s text:c="2"/>443.8 <text:s text:c="2"/>513.9 <text:s/>1942.3 <text:s/>8074.0 <text:s/>30214.4 <text:s text:c="3"/>30260 <text:s/>1713198259310 <text:s/>1713198269416</text:p>
      <text:p text:style-name="P10">read <text:s text:c="5"/>305.4 <text:s text:c="2"/>173.0 <text:s text:c="2"/>160.7 <text:s text:c="2"/>212.7 <text:s text:c="2"/>224.5 <text:s text:c="2"/>287.8 <text:s text:c="2"/>320.4 <text:s text:c="2"/>341.1 <text:s text:c="2"/>356.8 <text:s text:c="2"/>374.6 <text:s text:c="2"/>400.5 <text:s text:c="2"/>437.6 <text:s text:c="2"/>508.0 <text:s/>1192.2 <text:s/>8132.9 <text:s/>30197.6 <text:s text:c="3"/>30265 <text:s/>1713198270924 <text:s/>1713198281038</text:p>
      <text:p text:style-name="P10">read <text:s text:c="5"/>309.4 <text:s text:c="2"/>183.9 <text:s text:c="2"/>160.7 <text:s text:c="2"/>216.5 <text:s text:c="2"/>227.3 <text:s text:c="2"/>291.9 <text:s text:c="2"/>325.2 <text:s text:c="2"/>344.6 <text:s text:c="2"/>360.5 <text:s text:c="2"/>378.6 <text:s text:c="2"/>402.9 <text:s text:c="2"/>439.8 <text:s text:c="2"/>507.5 <text:s/>1304.7 <text:s/>8277.4 <text:s/>30239.5 <text:s text:c="3"/>30270 <text:s/>1713198282545 <text:s/>1713198292660</text:p>
      <text:p text:style-name="P10">read <text:s text:c="5"/>312.9 <text:s text:c="2"/>159.1 <text:s text:c="2"/>148.8 <text:s text:c="2"/>220.0 <text:s text:c="2"/>231.2 <text:s text:c="2"/>295.7 <text:s text:c="2"/>329.5 <text:s text:c="2"/>349.0 <text:s text:c="2"/>365.1 <text:s text:c="2"/>384.3 <text:s text:c="2"/>409.6 <text:s text:c="2"/>448.5 <text:s text:c="2"/>522.7 <text:s/>1013.3 <text:s/>7418.6 <text:s/>30213.9 <text:s text:c="3"/>30275 <text:s/>1713198294166 <text:s/>1713198304278</text:p>
      <text:p text:style-name="P10">read <text:s text:c="5"/>306.0 <text:s text:c="2"/>170.3 <text:s text:c="2"/>160.7 <text:s text:c="2"/>212.5 <text:s text:c="2"/>224.6 <text:s text:c="2"/>288.4 <text:s text:c="2"/>321.5 <text:s text:c="2"/>342.0 <text:s text:c="2"/>357.8 <text:s text:c="2"/>375.6 <text:s text:c="2"/>401.4 <text:s text:c="2"/>438.6 <text:s text:c="2"/>508.2 <text:s/>1252.0 <text:s/>7803.4 <text:s/>30364.2 <text:s text:c="3"/>30280 <text:s/>1713198305785 <text:s/>1713198315901</text:p>
      <text:p text:style-name="P10">read <text:s text:c="5"/>311.0 <text:s text:c="2"/>189.3 <text:s text:c="2"/>160.7 <text:s text:c="2"/>213.8 <text:s text:c="2"/>225.9 <text:s text:c="2"/>291.8 <text:s text:c="2"/>325.8 <text:s text:c="2"/>346.2 <text:s text:c="2"/>362.9 <text:s text:c="2"/>382.0 <text:s text:c="2"/>407.1 <text:s text:c="2"/>446.2 <text:s text:c="2"/>523.4 <text:s/>1838.3 <text:s/>8030.4 <text:s/>30231.9 <text:s text:c="3"/>30285 <text:s/>1713198317407 <text:s/>1713198327514</text:p>
      <text:p text:style-name="P10">read <text:s text:c="5"/>311.6 <text:s text:c="2"/>162.4 <text:s text:c="2"/>160.7 <text:s text:c="2"/>215.3 <text:s text:c="2"/>227.7 <text:s text:c="2"/>294.5 <text:s text:c="2"/>328.3 <text:s text:c="2"/>348.4 <text:s text:c="2"/>365.2 <text:s text:c="2"/>384.8 <text:s text:c="2"/>409.8 <text:s text:c="2"/>448.5 <text:s text:c="2"/>519.6 <text:s/>1142.1 <text:s/>8210.5 <text:s/>30248.0 <text:s text:c="3"/>30290 <text:s/>1713198329021 <text:s/>1713198339132</text:p>
      <text:p text:style-name="P10">read <text:s text:c="5"/>308.5 <text:s/>1076.9 <text:s text:c="2"/>160.7 <text:s text:c="2"/>209.2 <text:s text:c="2"/>221.7 <text:s text:c="2"/>286.1 <text:s text:c="2"/>319.8 <text:s text:c="2"/>340.7 <text:s text:c="2"/>356.5 <text:s text:c="2"/>374.5 <text:s text:c="2"/>400.3 <text:s text:c="2"/>436.5 <text:s text:c="2"/>508.1 <text:s/>1065.2 <text:s/>7742.6 <text:s/>30207.7 <text:s text:c="3"/>30295 <text:s/>1713198340639 <text:s/>1713198350749</text:p>
      <text:p text:style-name="P10"><text:soft-page-break/>read <text:s text:c="5"/>309.6 <text:s text:c="2"/>553.9 <text:s text:c="2"/>160.7 <text:s text:c="2"/>214.1 <text:s text:c="2"/>226.0 <text:s text:c="2"/>290.7 <text:s text:c="2"/>323.8 <text:s text:c="2"/>344.0 <text:s text:c="2"/>360.1 <text:s text:c="2"/>378.6 <text:s text:c="2"/>403.7 <text:s text:c="2"/>442.5 <text:s text:c="2"/>514.8 <text:s/>1306.8 <text:s/>7775.8 <text:s/>30437.2 <text:s text:c="3"/>30300 <text:s/>1713198352255 <text:s/>1713198362366</text:p>
      <text:p text:style-name="P10">read <text:s text:c="5"/>302.6 <text:s text:c="2"/>171.9 <text:s text:c="2"/>160.7 <text:s text:c="2"/>209.5 <text:s text:c="2"/>221.8 <text:s text:c="2"/>285.4 <text:s text:c="2"/>318.8 <text:s text:c="2"/>339.0 <text:s text:c="2"/>354.1 <text:s text:c="2"/>372.1 <text:s text:c="2"/>397.7 <text:s text:c="2"/>434.1 <text:s text:c="2"/>503.9 <text:s/>1184.4 <text:s/>8047.9 <text:s/>30270.2 <text:s text:c="3"/>30305 <text:s/>1713198363872 <text:s/>1713198373980</text:p>
      <text:p text:style-name="P10">read <text:s text:c="5"/>307.4 <text:s text:c="2"/>185.6 <text:s text:c="2"/>160.7 <text:s text:c="2"/>213.4 <text:s text:c="2"/>225.3 <text:s text:c="2"/>290.1 <text:s text:c="2"/>323.2 <text:s text:c="2"/>343.1 <text:s text:c="2"/>358.6 <text:s text:c="2"/>375.9 <text:s text:c="2"/>401.3 <text:s text:c="2"/>439.1 <text:s text:c="2"/>506.8 <text:s/>1193.9 <text:s/>8547.6 <text:s/>30354.0 <text:s text:c="3"/>30310 <text:s/>1713198375487 <text:s/>1713198385594</text:p>
      <text:p text:style-name="P10">read <text:s text:c="5"/>305.6 <text:s text:c="2"/>180.3 <text:s text:c="2"/>160.7 <text:s text:c="2"/>212.0 <text:s text:c="2"/>224.1 <text:s text:c="2"/>288.0 <text:s text:c="2"/>320.9 <text:s text:c="2"/>341.5 <text:s text:c="2"/>357.2 <text:s text:c="2"/>375.0 <text:s text:c="2"/>400.3 <text:s text:c="2"/>436.5 <text:s text:c="2"/>504.9 <text:s/>1330.4 <text:s/>8261.3 <text:s/>30311.8 <text:s text:c="3"/>30315 <text:s/>1713198387100 <text:s/>1713198397211</text:p>
      <text:p text:style-name="P10">read <text:s text:c="5"/>314.4 <text:s/>1256.9 <text:s text:c="2"/>160.7 <text:s text:c="2"/>214.1 <text:s text:c="2"/>225.9 <text:s text:c="2"/>290.2 <text:s text:c="2"/>323.3 <text:s text:c="2"/>343.2 <text:s text:c="2"/>358.7 <text:s text:c="2"/>376.0 <text:s text:c="2"/>401.0 <text:s text:c="2"/>437.2 <text:s text:c="2"/>506.6 <text:s/>1342.9 <text:s/>7848.4 <text:s/>30269.4 <text:s text:c="3"/>30320 <text:s/>1713198398717 <text:s/>1713198408829</text:p>
      <text:p text:style-name="P10">read <text:s text:c="5"/>305.9 <text:s text:c="2"/>170.2 <text:s text:c="2"/>160.7 <text:s text:c="2"/>214.7 <text:s text:c="2"/>225.7 <text:s text:c="2"/>287.4 <text:s text:c="2"/>320.1 <text:s text:c="2"/>341.5 <text:s text:c="2"/>357.9 <text:s text:c="2"/>376.9 <text:s text:c="2"/>402.7 <text:s text:c="2"/>440.3 <text:s text:c="2"/>508.0 <text:s/>1182.2 <text:s/>7937.1 <text:s/>30363.0 <text:s text:c="3"/>30325 <text:s/>1713198410335 <text:s/>1713198420445</text:p>
      <text:p text:style-name="P10">read <text:s text:c="5"/>304.0 <text:s text:c="2"/>183.0 <text:s text:c="2"/>148.8 <text:s text:c="2"/>209.9 <text:s text:c="2"/>222.7 <text:s text:c="2"/>286.8 <text:s text:c="2"/>319.5 <text:s text:c="2"/>340.0 <text:s text:c="2"/>355.7 <text:s text:c="2"/>374.2 <text:s text:c="2"/>400.4 <text:s text:c="2"/>436.5 <text:s text:c="2"/>504.7 <text:s/>1032.0 <text:s/>7720.1 <text:s/>30255.7 <text:s text:c="3"/>30330 <text:s/>1713198421952 <text:s/>1713198432061</text:p>
      <text:p text:style-name="P10">read <text:s text:c="5"/>303.7 <text:s text:c="2"/>168.6 <text:s text:c="2"/>148.8 <text:s text:c="2"/>210.3 <text:s text:c="2"/>222.7 <text:s text:c="2"/>286.3 <text:s text:c="2"/>318.9 <text:s text:c="2"/>339.1 <text:s text:c="2"/>354.2 <text:s text:c="2"/>372.2 <text:s text:c="2"/>397.8 <text:s text:c="2"/>434.6 <text:s text:c="2"/>505.5 <text:s/>1277.0 <text:s/>8006.6 <text:s/>30277.5 <text:s text:c="3"/>30335 <text:s/>1713198433568 <text:s/>1713198443679</text:p>
      <text:p text:style-name="P10">read <text:s text:c="5"/>305.3 <text:s text:c="2"/>171.7 <text:s text:c="2"/>160.7 <text:s text:c="2"/>211.5 <text:s text:c="2"/>223.6 <text:s text:c="2"/>287.9 <text:s text:c="2"/>321.2 <text:s text:c="2"/>341.7 <text:s text:c="2"/>357.3 <text:s text:c="2"/>374.9 <text:s text:c="2"/>400.6 <text:s text:c="2"/>436.6 <text:s text:c="2"/>506.8 <text:s/>1221.5 <text:s/>8389.4 <text:s/>30387.9 <text:s text:c="3"/>30340 <text:s/>1713198445184 <text:s/>1713198455297</text:p>
      <text:p text:style-name="P10">read <text:s text:c="5"/>305.2 <text:s text:c="2"/>167.3 <text:s text:c="2"/>160.7 <text:s text:c="2"/>211.5 <text:s text:c="2"/>223.9 <text:s text:c="2"/>288.1 <text:s text:c="2"/>321.1 <text:s text:c="2"/>341.5 <text:s text:c="2"/>357.0 <text:s text:c="2"/>374.6 <text:s text:c="2"/>400.1 <text:s text:c="2"/>436.8 <text:s text:c="2"/>506.6 <text:s/>1205.2 <text:s/>8098.6 <text:s/>30277.1 <text:s text:c="3"/>30345 <text:s/>1713198456803 <text:s/>1713198466909</text:p>
      <text:p text:style-name="P10">read <text:s text:c="5"/>306.6 <text:s text:c="2"/>666.1 <text:s text:c="2"/>160.7 <text:s text:c="2"/>212.4 <text:s text:c="2"/>224.2 <text:s text:c="2"/>288.2 <text:s text:c="2"/>321.2 <text:s text:c="2"/>341.4 <text:s text:c="2"/>356.7 <text:s text:c="2"/>374.0 <text:s text:c="2"/>399.5 <text:s text:c="2"/>435.9 <text:s text:c="2"/>505.8 <text:s text:c="2"/>965.8 <text:s/>7808.3 <text:s/>30328.6 <text:s text:c="3"/>30350 <text:s/>1713198468414 <text:s/>1713198478522</text:p>
      <text:p text:style-name="P10"/>
      <text:p text:style-name="P11">AFTER STORE9 : </text:p>
      <text:p text:style-name="P11"/>
      <text:p text:style-name="P11">#type <text:s text:c="6"/>avg <text:s text:c="4"/>std <text:s text:c="4"/>min <text:s text:c="5"/>p5 <text:s text:c="4"/>p10 <text:s text:c="4"/>p50 <text:s text:c="4"/>p67 <text:s text:c="4"/>p75 <text:s text:c="4"/>p80 <text:s text:c="4"/>p85 <text:s text:c="4"/>p90 <text:s text:c="4"/>p95 <text:s text:c="4"/>p99 <text:s text:c="3"/>p999 <text:s text:c="2"/>p9999 <text:s text:c="5"/>QPS <text:s text:c="2"/>target <text:s text:c="6"/>ts_start <text:s text:c="8"/>ts_end</text:p>
      <text:p text:style-name="P11">read <text:s text:c="5"/>302.0 <text:s text:c="2"/>185.2 <text:s text:c="2"/>160.7 <text:s text:c="2"/>207.8 <text:s text:c="2"/>220.1 <text:s text:c="2"/>282.7 <text:s text:c="2"/>317.3 <text:s text:c="2"/>338.9 <text:s text:c="2"/>355.2 <text:s text:c="2"/>374.3 <text:s text:c="2"/>401.7 <text:s text:c="2"/>440.0 <text:s text:c="2"/>507.0 <text:s/>1320.8 <text:s/>8402.6 <text:s/>30074.5 <text:s text:c="3"/>30000 <text:s/>1713197654910 <text:s/>1713197665047</text:p>
      <text:p text:style-name="P11">read <text:s text:c="5"/>298.7 <text:s text:c="2"/>180.4 <text:s text:c="2"/>148.8 <text:s text:c="2"/>205.7 <text:s text:c="2"/>217.5 <text:s text:c="2"/>280.6 <text:s text:c="2"/>315.2 <text:s text:c="2"/>336.0 <text:s text:c="2"/>351.1 <text:s text:c="2"/>370.1 <text:s text:c="2"/>396.1 <text:s text:c="2"/>432.8 <text:s text:c="2"/>500.8 <text:s/>1118.4 <text:s/>8061.8 <text:s/>29952.0 <text:s text:c="3"/>30005 <text:s/>1713197666555 <text:s/>1713197676684</text:p>
      <text:p text:style-name="P11">read <text:s text:c="5"/>330.4 <text:s text:c="2"/>267.7 <text:s text:c="2"/>160.7 <text:s text:c="2"/>209.8 <text:s text:c="2"/>222.3 <text:s text:c="2"/>291.8 <text:s text:c="2"/>330.1 <text:s text:c="2"/>352.5 <text:s text:c="2"/>370.3 <text:s text:c="2"/>393.5 <text:s text:c="2"/>424.7 <text:s text:c="2"/>478.5 <text:s text:c="2"/>937.0 <text:s/>3154.5 <text:s/>8635.4 <text:s/>29853.8 <text:s text:c="3"/>30010 <text:s/>1713197678192 <text:s/>1713197688378</text:p>
      <text:p text:style-name="P11">read <text:s text:c="5"/>414.9 <text:s text:c="2"/>493.1 <text:s text:c="2"/>160.7 <text:s text:c="2"/>208.9 <text:s text:c="2"/>222.4 <text:s text:c="2"/>308.8 <text:s text:c="2"/>356.1 <text:s text:c="2"/>388.2 <text:s text:c="2"/>415.8 <text:s text:c="2"/>456.0 <text:s text:c="2"/>538.8 <text:s text:c="2"/>871.3 <text:s/>2602.5 <text:s/>5875.3 12438.1 <text:s/>29989.0 <text:s text:c="3"/>30015 <text:s/>1713197689890 <text:s/>1713197700109</text:p>
      <text:p text:style-name="P11">read <text:s text:c="5"/>335.5 <text:s text:c="2"/>320.4 <text:s text:c="2"/>148.8 <text:s text:c="2"/>210.8 <text:s text:c="2"/>223.8 <text:s text:c="2"/>294.3 <text:s text:c="2"/>331.6 <text:s text:c="2"/>354.3 <text:s text:c="2"/>371.7 <text:s text:c="2"/>395.2 <text:s text:c="2"/>427.1 <text:s text:c="2"/>483.6 <text:s/>1109.9 <text:s/>3822.5 12917.6 <text:s/>29986.3 <text:s text:c="3"/>30020 <text:s/>1713197701619 <text:s/>1713197711733</text:p>
      <text:p text:style-name="P11">read <text:s text:c="5"/>304.2 <text:s text:c="2"/>171.9 <text:s text:c="2"/>160.7 <text:s text:c="2"/>208.7 <text:s text:c="2"/>220.9 <text:s text:c="2"/>285.8 <text:s text:c="2"/>320.4 <text:s text:c="2"/>341.4 <text:s text:c="2"/>357.5 <text:s text:c="2"/>376.1 <text:s text:c="2"/>401.8 <text:s text:c="2"/>439.7 <text:s text:c="2"/>508.7 <text:s/>1443.1 <text:s/>7792.7 <text:s/>30066.2 <text:s text:c="3"/>30025 <text:s/>1713197713240 <text:s/>1713197723357</text:p>
      <text:p text:style-name="P11">read <text:s text:c="5"/>300.4 <text:s text:c="2"/>185.5 <text:s text:c="2"/>148.8 <text:s text:c="2"/>206.5 <text:s text:c="2"/>218.6 <text:s text:c="2"/>280.8 <text:s text:c="2"/>316.4 <text:s text:c="2"/>337.2 <text:s text:c="2"/>352.5 <text:s text:c="2"/>371.7 <text:s text:c="2"/>397.9 <text:s text:c="2"/>434.2 <text:s text:c="2"/>504.0 <text:s/>1644.2 <text:s/>8509.6 <text:s/>30036.0 <text:s text:c="3"/>30030 <text:s/>1713197724863 <text:s/>1713197734973</text:p>
      <text:p text:style-name="P11">read <text:s text:c="5"/>298.2 <text:s text:c="2"/>180.0 <text:s text:c="2"/>160.7 <text:s text:c="2"/>205.7 <text:s text:c="2"/>217.6 <text:s text:c="2"/>281.4 <text:s text:c="2"/>316.0 <text:s text:c="2"/>336.4 <text:s text:c="2"/>351.0 <text:s text:c="2"/>369.8 <text:s text:c="2"/>394.7 <text:s text:c="2"/>429.2 <text:s text:c="2"/>493.8 <text:s text:c="2"/>879.5 <text:s/>8267.6 <text:s/>30027.4 <text:s text:c="3"/>30035 <text:s/>1713197736479 <text:s/>1713197746590</text:p>
      <text:p text:style-name="P11">read <text:s text:c="5"/>296.8 <text:s text:c="2"/>185.7 <text:s text:c="2"/>160.7 <text:s text:c="2"/>204.6 <text:s text:c="2"/>215.7 <text:s text:c="2"/>277.1 <text:s text:c="2"/>312.7 <text:s text:c="2"/>333.6 <text:s text:c="2"/>348.2 <text:s text:c="2"/>368.2 <text:s text:c="2"/>393.7 <text:s text:c="2"/>429.5 <text:s text:c="2"/>499.6 <text:s/>1482.6 <text:s/>8591.8 <text:s/>30048.9 <text:s text:c="3"/>30040 <text:s/>1713197748096 <text:s/>1713197758207</text:p>
      <text:p text:style-name="P11">read <text:s text:c="5"/>298.0 <text:s text:c="2"/>174.3 <text:s text:c="2"/>160.7 <text:s text:c="2"/>205.7 <text:s text:c="2"/>217.2 <text:s text:c="2"/>278.9 <text:s text:c="2"/>314.8 <text:s text:c="2"/>335.7 <text:s text:c="2"/>350.6 <text:s text:c="2"/>369.8 <text:s text:c="2"/>395.3 <text:s text:c="2"/>431.1 <text:s text:c="2"/>500.5 <text:s/>1450.5 <text:s/>7959.3 <text:s/>30072.6 <text:s text:c="3"/>30045 <text:s/>1713197759714 <text:s/>1713197769822</text:p>
      <text:p text:style-name="P11">read <text:s text:c="5"/>298.4 <text:s text:c="2"/>171.7 <text:s text:c="2"/>160.7 <text:s text:c="2"/>205.6 <text:s text:c="2"/>217.4 <text:s text:c="2"/>279.4 <text:s text:c="2"/>314.9 <text:s text:c="2"/>336.2 <text:s text:c="2"/>351.7 <text:s text:c="2"/>370.7 <text:s text:c="2"/>396.7 <text:s text:c="2"/>431.7 <text:s text:c="2"/>498.2 <text:s/>1139.2 <text:s/>7961.7 <text:s/>30003.4 <text:s text:c="3"/>30050 <text:s/>1713197771329 <text:s/>1713197781440</text:p>
      <text:p text:style-name="P11">read <text:s text:c="5"/>306.4 <text:s text:c="2"/>945.5 <text:s text:c="2"/>160.7 <text:s text:c="2"/>209.1 <text:s text:c="2"/>221.0 <text:s text:c="2"/>283.2 <text:s text:c="2"/>317.8 <text:s text:c="2"/>338.9 <text:s text:c="2"/>354.6 <text:s text:c="2"/>373.2 <text:s text:c="2"/>399.2 <text:s text:c="2"/>434.8 <text:s text:c="2"/>504.7 <text:s/>1120.9 10062.3 <text:s/>30004.2 <text:s text:c="3"/>30055 <text:s/>1713197782945 <text:s/>1713197793055</text:p>
      <text:p text:style-name="P11"><text:soft-page-break/>read <text:s text:c="5"/>302.0 <text:s/>1139.4 <text:s text:c="2"/>160.7 <text:s text:c="2"/>205.9 <text:s text:c="2"/>217.6 <text:s text:c="2"/>278.3 <text:s text:c="2"/>312.5 <text:s text:c="2"/>333.0 <text:s text:c="2"/>347.4 <text:s text:c="2"/>367.4 <text:s text:c="2"/>392.7 <text:s text:c="2"/>428.1 <text:s text:c="2"/>493.5 <text:s text:c="2"/>939.4 <text:s/>7883.3 <text:s/>30091.6 <text:s text:c="3"/>30060 <text:s/>1713197794561 <text:s/>1713197804671</text:p>
      <text:p text:style-name="P11">read <text:s text:c="5"/>309.6 <text:s/>1775.4 <text:s text:c="2"/>160.7 <text:s text:c="2"/>205.0 <text:s text:c="2"/>216.3 <text:s text:c="2"/>276.4 <text:s text:c="2"/>310.6 <text:s text:c="2"/>330.9 <text:s text:c="2"/>345.6 <text:s text:c="2"/>365.7 <text:s text:c="2"/>391.3 <text:s text:c="2"/>427.8 <text:s text:c="2"/>498.5 <text:s/>1135.4 <text:s/>9659.7 <text:s/>30124.8 <text:s text:c="3"/>30065 <text:s/>1713197806179 <text:s/>1713197816291</text:p>
      <text:p text:style-name="P11">read <text:s text:c="5"/>304.2 <text:s text:c="2"/>565.3 <text:s text:c="2"/>160.7 <text:s text:c="2"/>209.6 <text:s text:c="2"/>221.8 <text:s text:c="2"/>284.0 <text:s text:c="2"/>317.9 <text:s text:c="2"/>338.6 <text:s text:c="2"/>354.2 <text:s text:c="2"/>373.0 <text:s text:c="2"/>399.6 <text:s text:c="2"/>436.6 <text:s text:c="2"/>506.8 <text:s/>1278.7 <text:s/>8629.1 <text:s/>30217.7 <text:s text:c="3"/>30070 <text:s/>1713197817797 <text:s/>1713197827907</text:p>
      <text:p text:style-name="P11">read <text:s text:c="5"/>297.1 <text:s text:c="2"/>169.6 <text:s text:c="2"/>160.7 <text:s text:c="2"/>206.4 <text:s text:c="2"/>218.5 <text:s text:c="2"/>278.7 <text:s text:c="2"/>312.8 <text:s text:c="2"/>333.2 <text:s text:c="2"/>347.4 <text:s text:c="2"/>367.2 <text:s text:c="2"/>393.4 <text:s text:c="2"/>431.5 <text:s text:c="2"/>503.7 <text:s/>1034.1 <text:s/>7847.5 <text:s/>30127.9 <text:s text:c="3"/>30075 <text:s/>1713197829412 <text:s/>1713197839526</text:p>
      <text:p text:style-name="P11">read <text:s text:c="5"/>300.0 <text:s text:c="2"/>153.6 <text:s text:c="2"/>160.7 <text:s text:c="2"/>209.6 <text:s text:c="2"/>221.2 <text:s text:c="2"/>280.1 <text:s text:c="2"/>314.9 <text:s text:c="2"/>337.0 <text:s text:c="2"/>353.4 <text:s text:c="2"/>372.7 <text:s text:c="2"/>398.5 <text:s text:c="2"/>435.4 <text:s text:c="2"/>507.6 <text:s/>1185.3 <text:s/>7327.7 <text:s/>29988.4 <text:s text:c="3"/>30080 <text:s/>1713197841032 <text:s/>1713197851147</text:p>
      <text:p text:style-name="P11">read <text:s text:c="5"/>298.9 <text:s text:c="2"/>420.3 <text:s text:c="2"/>160.7 <text:s text:c="2"/>206.7 <text:s text:c="2"/>218.7 <text:s text:c="2"/>277.9 <text:s text:c="2"/>312.6 <text:s text:c="2"/>334.2 <text:s text:c="2"/>349.8 <text:s text:c="2"/>369.4 <text:s text:c="2"/>394.9 <text:s text:c="2"/>431.9 <text:s text:c="2"/>504.3 <text:s/>1301.8 <text:s/>8314.1 <text:s/>30044.9 <text:s text:c="3"/>30085 <text:s/>1713197852654 <text:s/>1713197862768</text:p>
      <text:p text:style-name="P11">read <text:s text:c="5"/>303.1 <text:s text:c="2"/>165.0 <text:s text:c="2"/>160.7 <text:s text:c="2"/>212.1 <text:s text:c="2"/>223.8 <text:s text:c="2"/>285.7 <text:s text:c="2"/>318.9 <text:s text:c="2"/>339.3 <text:s text:c="2"/>354.4 <text:s text:c="2"/>372.2 <text:s text:c="2"/>396.9 <text:s text:c="2"/>433.0 <text:s text:c="2"/>503.5 <text:s text:c="2"/>987.1 <text:s/>7875.7 <text:s/>30050.7 <text:s text:c="3"/>30090 <text:s/>1713197864276 <text:s/>1713197874383</text:p>
      <text:p text:style-name="P11">read <text:s text:c="5"/>303.9 <text:s text:c="2"/>163.8 <text:s text:c="2"/>160.7 <text:s text:c="2"/>210.6 <text:s text:c="2"/>222.6 <text:s text:c="2"/>285.0 <text:s text:c="2"/>319.1 <text:s text:c="2"/>340.4 <text:s text:c="2"/>356.5 <text:s text:c="2"/>375.1 <text:s text:c="2"/>400.8 <text:s text:c="2"/>435.9 <text:s text:c="2"/>509.0 <text:s/>1372.4 <text:s/>7745.2 <text:s/>30029.6 <text:s text:c="3"/>30095 <text:s/>1713197875891 <text:s/>1713197886003</text:p>
      <text:p text:style-name="P11">read <text:s text:c="5"/>299.1 <text:s text:c="2"/>139.6 <text:s text:c="2"/>160.7 <text:s text:c="2"/>209.8 <text:s text:c="2"/>221.6 <text:s text:c="2"/>279.3 <text:s text:c="2"/>313.3 <text:s text:c="2"/>335.4 <text:s text:c="2"/>352.2 <text:s text:c="2"/>372.8 <text:s text:c="2"/>398.9 <text:s text:c="2"/>435.8 <text:s text:c="2"/>507.4 <text:s text:c="2"/>911.9 <text:s/>7248.8 <text:s/>30059.7 <text:s text:c="3"/>30100 <text:s/>1713197887509 <text:s/>1713197897622</text:p>
      <text:p text:style-name="P11">read <text:s text:c="5"/>301.3 <text:s text:c="2"/>162.8 <text:s text:c="2"/>160.7 <text:s text:c="2"/>210.1 <text:s text:c="2"/>221.9 <text:s text:c="2"/>283.2 <text:s text:c="2"/>317.2 <text:s text:c="2"/>338.0 <text:s text:c="2"/>353.1 <text:s text:c="2"/>371.1 <text:s text:c="2"/>395.9 <text:s text:c="2"/>431.4 <text:s text:c="2"/>501.8 <text:s/>1253.6 <text:s/>7528.2 <text:s/>30100.9 <text:s text:c="3"/>30105 <text:s/>1713197899128 <text:s/>1713197909239</text:p>
      <text:p text:style-name="P11">read <text:s text:c="5"/>301.3 <text:s text:c="2"/>162.2 <text:s text:c="2"/>160.7 <text:s text:c="2"/>210.5 <text:s text:c="2"/>222.4 <text:s text:c="2"/>283.4 <text:s text:c="2"/>316.3 <text:s text:c="2"/>336.8 <text:s text:c="2"/>351.9 <text:s text:c="2"/>370.8 <text:s text:c="2"/>396.5 <text:s text:c="2"/>433.0 <text:s text:c="2"/>505.0 <text:s/>1147.7 <text:s/>8137.9 <text:s/>30023.7 <text:s text:c="3"/>30110 <text:s/>1713197910747 <text:s/>1713197920854</text:p>
      <text:p text:style-name="P11">read <text:s text:c="5"/>300.3 <text:s text:c="2"/>772.8 <text:s text:c="2"/>160.7 <text:s text:c="2"/>207.8 <text:s text:c="2"/>220.0 <text:s text:c="2"/>280.6 <text:s text:c="2"/>313.8 <text:s text:c="2"/>333.9 <text:s text:c="2"/>348.2 <text:s text:c="2"/>367.3 <text:s text:c="2"/>392.0 <text:s text:c="2"/>428.2 <text:s text:c="2"/>497.1 <text:s/>1042.6 <text:s/>7527.1 <text:s/>30082.3 <text:s text:c="3"/>30115 <text:s/>1713197922362 <text:s/>1713197932483</text:p>
      <text:p text:style-name="P11">read <text:s text:c="5"/>299.0 <text:s text:c="2"/>407.4 <text:s text:c="2"/>160.7 <text:s text:c="2"/>207.9 <text:s text:c="2"/>220.2 <text:s text:c="2"/>280.1 <text:s text:c="2"/>313.0 <text:s text:c="2"/>333.2 <text:s text:c="2"/>347.6 <text:s text:c="2"/>367.5 <text:s text:c="2"/>393.2 <text:s text:c="2"/>430.2 <text:s text:c="2"/>503.5 <text:s/>1268.0 <text:s/>7699.6 <text:s/>30121.9 <text:s text:c="3"/>30120 <text:s/>1713197933989 <text:s/>1713197944099</text:p>
      <text:p text:style-name="P11">read <text:s text:c="5"/>301.1 <text:s text:c="2"/>170.8 <text:s text:c="2"/>160.7 <text:s text:c="2"/>210.4 <text:s text:c="2"/>222.5 <text:s text:c="2"/>283.1 <text:s text:c="2"/>315.9 <text:s text:c="2"/>336.3 <text:s text:c="2"/>351.2 <text:s text:c="2"/>369.9 <text:s text:c="2"/>395.1 <text:s text:c="2"/>431.5 <text:s text:c="2"/>499.5 <text:s/>1097.1 <text:s/>7970.2 <text:s/>30044.4 <text:s text:c="3"/>30125 <text:s/>1713197945605 <text:s/>1713197955717</text:p>
      <text:p text:style-name="P11">read <text:s text:c="5"/>366.8 <text:s/>3941.7 <text:s text:c="2"/>148.8 <text:s text:c="2"/>207.5 <text:s text:c="2"/>219.0 <text:s text:c="2"/>270.9 <text:s text:c="2"/>300.2 <text:s text:c="2"/>319.6 <text:s text:c="2"/>335.8 <text:s text:c="2"/>355.2 <text:s text:c="2"/>381.4 <text:s text:c="2"/>422.3 <text:s text:c="2"/>506.0 <text:s/>3249.6 216448.1 <text:s/>30132.5 <text:s text:c="3"/>30130 <text:s/>1713197957224 <text:s/>1713197967331</text:p>
      <text:p text:style-name="P11">read <text:s text:c="5"/>297.0 <text:s text:c="2"/>771.9 <text:s text:c="2"/>160.7 <text:s text:c="2"/>207.0 <text:s text:c="2"/>218.6 <text:s text:c="2"/>272.9 <text:s text:c="2"/>306.2 <text:s text:c="2"/>327.6 <text:s text:c="2"/>344.1 <text:s text:c="2"/>365.5 <text:s text:c="2"/>392.6 <text:s text:c="2"/>432.0 <text:s text:c="2"/>509.7 <text:s/>1160.0 <text:s/>7832.7 <text:s/>30165.3 <text:s text:c="3"/>30135 <text:s/>1713197968839 <text:s/>1713197978957</text:p>
      <text:p text:style-name="P11">read <text:s text:c="5"/>303.6 <text:s text:c="2"/>156.4 <text:s text:c="2"/>148.8 <text:s text:c="2"/>211.7 <text:s text:c="2"/>223.8 <text:s text:c="2"/>286.4 <text:s text:c="2"/>319.0 <text:s text:c="2"/>339.8 <text:s text:c="2"/>355.5 <text:s text:c="2"/>373.9 <text:s text:c="2"/>399.7 <text:s text:c="2"/>436.6 <text:s text:c="2"/>505.9 <text:s/>1018.7 <text:s/>8001.0 <text:s/>30208.7 <text:s text:c="3"/>30140 <text:s/>1713197980463 <text:s/>1713197990576</text:p>
      <text:p text:style-name="P11">read <text:s text:c="5"/>365.3 <text:s/>3544.9 <text:s text:c="2"/>160.7 <text:s text:c="2"/>211.5 <text:s text:c="2"/>223.7 <text:s text:c="2"/>285.7 <text:s text:c="2"/>317.8 <text:s text:c="2"/>338.4 <text:s text:c="2"/>353.8 <text:s text:c="2"/>372.7 <text:s text:c="2"/>399.2 <text:s text:c="2"/>438.0 <text:s text:c="2"/>535.3 <text:s/>2167.8 214743.2 <text:s/>30054.7 <text:s text:c="3"/>30145 <text:s/>1713197992082 <text:s/>1713198002193</text:p>
      <text:p text:style-name="P11">read <text:s text:c="5"/>306.3 <text:s text:c="2"/>768.9 <text:s text:c="2"/>160.7 <text:s text:c="2"/>212.3 <text:s text:c="2"/>224.2 <text:s text:c="2"/>285.3 <text:s text:c="2"/>317.4 <text:s text:c="2"/>338.2 <text:s text:c="2"/>353.9 <text:s text:c="2"/>372.9 <text:s text:c="2"/>399.8 <text:s text:c="2"/>441.4 <text:s text:c="2"/>520.9 <text:s/>1102.1 <text:s/>7665.0 <text:s/>30156.0 <text:s text:c="3"/>30150 <text:s/>1713198003700 <text:s/>1713198013807</text:p>
      <text:p text:style-name="P11">read <text:s text:c="5"/>311.2 <text:s text:c="2"/>410.2 <text:s text:c="2"/>160.7 <text:s text:c="2"/>215.2 <text:s text:c="2"/>227.8 <text:s text:c="2"/>294.1 <text:s text:c="2"/>327.2 <text:s text:c="2"/>346.7 <text:s text:c="2"/>362.9 <text:s text:c="2"/>381.3 <text:s text:c="2"/>405.3 <text:s text:c="2"/>443.3 <text:s text:c="2"/>519.8 <text:s/>1026.6 <text:s/>7411.2 <text:s/>30167.3 <text:s text:c="3"/>30155 <text:s/>1713198015314 <text:s/>1713198025428</text:p>
      <text:p text:style-name="P11">read <text:s text:c="5"/>304.9 <text:s text:c="2"/>192.5 <text:s text:c="2"/>160.7 <text:s text:c="2"/>211.9 <text:s text:c="2"/>223.8 <text:s text:c="2"/>285.2 <text:s text:c="2"/>318.0 <text:s text:c="2"/>339.2 <text:s text:c="2"/>355.3 <text:s text:c="2"/>374.3 <text:s text:c="2"/>400.7 <text:s text:c="2"/>438.9 <text:s text:c="2"/>509.4 <text:s/>1449.1 <text:s/>9915.5 <text:s/>30222.1 <text:s text:c="3"/>30160 <text:s/>1713198026934 <text:s/>1713198037046</text:p>
      <text:p text:style-name="P11">read <text:s text:c="5"/>307.4 <text:s text:c="2"/>173.4 <text:s text:c="2"/>160.7 <text:s text:c="2"/>213.7 <text:s text:c="2"/>225.5 <text:s text:c="2"/>288.8 <text:s text:c="2"/>321.6 <text:s text:c="2"/>342.6 <text:s text:c="2"/>359.0 <text:s text:c="2"/>378.0 <text:s text:c="2"/>403.4 <text:s text:c="2"/>443.7 <text:s text:c="2"/>516.6 <text:s/>1278.2 <text:s/>7728.8 <text:s/>30167.3 <text:s text:c="3"/>30165 <text:s/>1713198038552 <text:s/>1713198048664</text:p>
      <text:p text:style-name="P11">read <text:s text:c="5"/>309.7 <text:s text:c="2"/>170.6 <text:s text:c="2"/>160.7 <text:s text:c="2"/>215.9 <text:s text:c="2"/>227.3 <text:s text:c="2"/>291.6 <text:s text:c="2"/>325.0 <text:s text:c="2"/>345.1 <text:s text:c="2"/>361.7 <text:s text:c="2"/>380.9 <text:s text:c="2"/>405.9 <text:s text:c="2"/>446.0 <text:s text:c="2"/>519.9 <text:s/>1170.1 <text:s/>7985.6 <text:s/>30132.9 <text:s text:c="3"/>30170 <text:s/>1713198050170 <text:s/>1713198060279</text:p>
      <text:p text:style-name="P11">read <text:s text:c="5"/>307.5 <text:s text:c="2"/>170.6 <text:s text:c="2"/>160.7 <text:s text:c="2"/>214.1 <text:s text:c="2"/>225.8 <text:s text:c="2"/>289.0 <text:s text:c="2"/>321.7 <text:s text:c="2"/>342.3 <text:s text:c="2"/>358.5 <text:s text:c="2"/>377.4 <text:s text:c="2"/>402.9 <text:s text:c="2"/>442.2 <text:s text:c="2"/>516.2 <text:s/>1324.2 <text:s/>7847.8 <text:s/>30113.3 <text:s text:c="3"/>30175 <text:s/>1713198061786 <text:s/>1713198071894</text:p>
      <text:p text:style-name="P11">read <text:s text:c="5"/>302.9 <text:s text:c="2"/>181.4 <text:s text:c="2"/>160.7 <text:s text:c="2"/>209.1 <text:s text:c="2"/>221.7 <text:s text:c="2"/>284.7 <text:s text:c="2"/>317.2 <text:s text:c="2"/>337.6 <text:s text:c="2"/>352.7 <text:s text:c="2"/>371.7 <text:s text:c="2"/>398.1 <text:s text:c="2"/>437.1 <text:s text:c="2"/>513.7 <text:s/>1273.5 <text:s/>9464.2 <text:s/>30166.8 <text:s text:c="3"/>30180 <text:s/>1713198073401 <text:s/>1713198083513</text:p>
      <text:p text:style-name="P11">read <text:s text:c="5"/>304.3 <text:s text:c="2"/>171.8 <text:s text:c="2"/>160.7 <text:s text:c="2"/>210.5 <text:s text:c="2"/>222.8 <text:s text:c="2"/>286.4 <text:s text:c="2"/>319.5 <text:s text:c="2"/>340.3 <text:s text:c="2"/>356.0 <text:s text:c="2"/>374.3 <text:s text:c="2"/>400.1 <text:s text:c="2"/>437.7 <text:s text:c="2"/>508.4 <text:s/>1184.3 <text:s/>7994.6 <text:s/>30233.8 <text:s text:c="3"/>30185 <text:s/>1713198085019 <text:s/>1713198095131</text:p>
      <text:p text:style-name="P11"><text:soft-page-break/>read <text:s text:c="5"/>308.6 <text:s/>1082.0 <text:s text:c="2"/>148.8 <text:s text:c="2"/>209.8 <text:s text:c="2"/>222.4 <text:s text:c="2"/>286.7 <text:s text:c="2"/>319.5 <text:s text:c="2"/>340.1 <text:s text:c="2"/>355.7 <text:s text:c="2"/>373.9 <text:s text:c="2"/>399.6 <text:s text:c="2"/>436.0 <text:s text:c="2"/>506.3 <text:s text:c="2"/>882.4 <text:s/>8294.2 <text:s/>30095.6 <text:s text:c="3"/>30190 <text:s/>1713198096637 <text:s/>1713198106744</text:p>
      <text:p text:style-name="P11">read <text:s text:c="5"/>304.4 <text:s text:c="2"/>160.9 <text:s text:c="2"/>160.7 <text:s text:c="2"/>210.9 <text:s text:c="2"/>223.2 <text:s text:c="2"/>287.1 <text:s text:c="2"/>319.5 <text:s text:c="2"/>339.6 <text:s text:c="2"/>354.7 <text:s text:c="2"/>372.9 <text:s text:c="2"/>399.0 <text:s text:c="2"/>436.3 <text:s text:c="2"/>509.2 <text:s/>1442.6 <text:s/>7678.6 <text:s/>30167.6 <text:s text:c="3"/>30195 <text:s/>1713198108249 <text:s/>1713198118360</text:p>
      <text:p text:style-name="P11">read <text:s text:c="5"/>302.6 <text:s text:c="2"/>184.0 <text:s text:c="2"/>160.7 <text:s text:c="2"/>209.0 <text:s text:c="2"/>221.2 <text:s text:c="2"/>283.9 <text:s text:c="2"/>316.8 <text:s text:c="2"/>337.1 <text:s text:c="2"/>352.2 <text:s text:c="2"/>371.3 <text:s text:c="2"/>397.6 <text:s text:c="2"/>434.3 <text:s text:c="2"/>509.0 <text:s/>1688.4 <text:s/>8183.0 <text:s/>30123.7 <text:s text:c="3"/>30200 <text:s/>1713198119868 <text:s/>1713198129981</text:p>
      <text:p text:style-name="P11">read <text:s text:c="5"/>304.6 <text:s text:c="2"/>154.4 <text:s text:c="2"/>160.7 <text:s text:c="2"/>211.2 <text:s text:c="2"/>223.7 <text:s text:c="2"/>288.9 <text:s text:c="2"/>321.1 <text:s text:c="2"/>340.9 <text:s text:c="2"/>356.0 <text:s text:c="2"/>373.4 <text:s text:c="2"/>398.5 <text:s text:c="2"/>434.6 <text:s text:c="2"/>505.3 <text:s/>1178.0 <text:s/>7369.1 <text:s/>30197.9 <text:s text:c="3"/>30205 <text:s/>1713198131487 <text:s/>1713198141597</text:p>
      <text:p text:style-name="P11">read <text:s text:c="5"/>309.5 <text:s text:c="2"/>419.9 <text:s text:c="2"/>160.7 <text:s text:c="2"/>213.7 <text:s text:c="2"/>225.7 <text:s text:c="2"/>291.1 <text:s text:c="2"/>324.8 <text:s text:c="2"/>344.8 <text:s text:c="2"/>361.2 <text:s text:c="2"/>380.0 <text:s text:c="2"/>404.8 <text:s text:c="2"/>443.4 <text:s text:c="2"/>521.6 <text:s/>1112.2 <text:s/>8128.9 <text:s/>30239.0 <text:s text:c="3"/>30210 <text:s/>1713198143103 <text:s/>1713198153217</text:p>
      <text:p text:style-name="P11">read <text:s text:c="5"/>310.9 <text:s text:c="2"/>861.6 <text:s text:c="2"/>160.7 <text:s text:c="2"/>214.2 <text:s text:c="2"/>226.0 <text:s text:c="2"/>290.5 <text:s text:c="2"/>323.0 <text:s text:c="2"/>343.1 <text:s text:c="2"/>359.0 <text:s text:c="2"/>377.1 <text:s text:c="2"/>402.0 <text:s text:c="2"/>437.9 <text:s text:c="2"/>507.8 <text:s/>1256.8 <text:s/>8132.4 <text:s/>30201.9 <text:s text:c="3"/>30215 <text:s/>1713198154723 <text:s/>1713198164839</text:p>
      <text:p text:style-name="P11">read <text:s text:c="5"/>308.3 <text:s text:c="2"/>160.9 <text:s text:c="2"/>148.8 <text:s text:c="2"/>213.0 <text:s text:c="2"/>225.1 <text:s text:c="2"/>290.1 <text:s text:c="2"/>323.6 <text:s text:c="2"/>344.0 <text:s text:c="2"/>360.4 <text:s text:c="2"/>379.3 <text:s text:c="2"/>404.6 <text:s text:c="2"/>444.6 <text:s text:c="2"/>524.1 <text:s/>1512.5 <text:s/>7580.9 <text:s/>30259.2 <text:s text:c="3"/>30220 <text:s/>1713198166346 <text:s/>1713198176461</text:p>
      <text:p text:style-name="P11">read <text:s text:c="5"/>308.7 <text:s text:c="2"/>671.5 <text:s text:c="2"/>160.7 <text:s text:c="2"/>213.7 <text:s text:c="2"/>225.5 <text:s text:c="2"/>289.3 <text:s text:c="2"/>321.9 <text:s text:c="2"/>342.2 <text:s text:c="2"/>357.9 <text:s text:c="2"/>376.0 <text:s text:c="2"/>401.6 <text:s text:c="2"/>439.1 <text:s text:c="2"/>514.0 <text:s/>1323.3 <text:s/>6955.3 <text:s/>30175.7 <text:s text:c="3"/>30225 <text:s/>1713198177968 <text:s/>1713198188084</text:p>
      <text:p text:style-name="P11">read <text:s text:c="5"/>303.8 <text:s text:c="2"/>157.1 <text:s text:c="2"/>160.7 <text:s text:c="2"/>210.1 <text:s text:c="2"/>222.7 <text:s text:c="2"/>287.1 <text:s text:c="2"/>319.9 <text:s text:c="2"/>339.8 <text:s text:c="2"/>354.6 <text:s text:c="2"/>372.4 <text:s text:c="2"/>397.7 <text:s text:c="2"/>435.1 <text:s text:c="2"/>508.6 <text:s/>1338.1 <text:s/>7358.9 <text:s/>30270.5 <text:s text:c="3"/>30230 <text:s/>1713198189592 <text:s/>1713198199703</text:p>
      <text:p text:style-name="P11">read <text:s text:c="5"/>301.1 <text:s text:c="2"/>174.2 <text:s text:c="2"/>160.7 <text:s text:c="2"/>208.5 <text:s text:c="2"/>220.6 <text:s text:c="2"/>282.6 <text:s text:c="2"/>315.6 <text:s text:c="2"/>335.9 <text:s text:c="2"/>350.7 <text:s text:c="2"/>369.9 <text:s text:c="2"/>395.9 <text:s text:c="2"/>434.1 <text:s text:c="2"/>513.0 <text:s/>1448.6 <text:s/>7988.8 <text:s/>30237.3 <text:s text:c="3"/>30235 <text:s/>1713198201208 <text:s/>1713198211322</text:p>
      <text:p text:style-name="P11">read <text:s text:c="5"/>308.5 <text:s text:c="2"/>182.3 <text:s text:c="2"/>160.7 <text:s text:c="2"/>214.7 <text:s text:c="2"/>226.4 <text:s text:c="2"/>291.1 <text:s text:c="2"/>324.6 <text:s text:c="2"/>344.6 <text:s text:c="2"/>360.8 <text:s text:c="2"/>379.3 <text:s text:c="2"/>404.0 <text:s text:c="2"/>442.3 <text:s text:c="2"/>509.2 <text:s/>1227.4 <text:s/>7234.1 <text:s/>30247.1 <text:s text:c="3"/>30240 <text:s/>1713198212828 <text:s/>1713198222944</text:p>
      <text:p text:style-name="P11">read <text:s text:c="5"/>303.6 <text:s text:c="2"/>162.1 <text:s text:c="2"/>160.7 <text:s text:c="2"/>211.8 <text:s text:c="2"/>223.5 <text:s text:c="2"/>285.6 <text:s text:c="2"/>318.8 <text:s text:c="2"/>339.0 <text:s text:c="2"/>354.0 <text:s text:c="2"/>372.1 <text:s text:c="2"/>397.7 <text:s text:c="2"/>434.6 <text:s text:c="2"/>504.6 <text:s/>1634.1 <text:s/>7854.2 <text:s/>30179.6 <text:s text:c="3"/>30245 <text:s/>1713198224452 <text:s/>1713198234562</text:p>
      <text:p text:style-name="P11">read <text:s text:c="5"/>310.0 <text:s text:c="2"/>412.4 <text:s text:c="2"/>160.7 <text:s text:c="2"/>215.7 <text:s text:c="2"/>227.0 <text:s text:c="2"/>292.2 <text:s text:c="2"/>325.4 <text:s text:c="2"/>344.7 <text:s text:c="2"/>360.6 <text:s text:c="2"/>378.7 <text:s text:c="2"/>403.5 <text:s text:c="2"/>442.6 <text:s text:c="2"/>513.1 <text:s/>1296.0 <text:s/>7914.3 <text:s/>30220.4 <text:s text:c="3"/>30250 <text:s/>1713198236070 <text:s/>1713198246180</text:p>
      <text:p text:style-name="P11">read <text:s text:c="5"/>306.3 <text:s text:c="2"/>168.5 <text:s text:c="2"/>160.7 <text:s text:c="2"/>212.9 <text:s text:c="2"/>224.7 <text:s text:c="2"/>288.5 <text:s text:c="2"/>321.1 <text:s text:c="2"/>341.6 <text:s text:c="2"/>357.2 <text:s text:c="2"/>375.1 <text:s text:c="2"/>401.4 <text:s text:c="2"/>441.5 <text:s text:c="2"/>510.4 <text:s/>1163.0 <text:s/>7977.6 <text:s/>30233.6 <text:s text:c="3"/>30255 <text:s/>1713198247686 <text:s/>1713198257804</text:p>
      <text:p text:style-name="P11">read <text:s text:c="5"/>311.6 <text:s text:c="2"/>185.5 <text:s text:c="2"/>160.7 <text:s text:c="2"/>216.7 <text:s text:c="2"/>227.7 <text:s text:c="2"/>292.9 <text:s text:c="2"/>326.9 <text:s text:c="2"/>346.5 <text:s text:c="2"/>362.8 <text:s text:c="2"/>381.2 <text:s text:c="2"/>405.2 <text:s text:c="2"/>443.8 <text:s text:c="2"/>513.9 <text:s/>1942.3 <text:s/>8074.0 <text:s/>30214.4 <text:s text:c="3"/>30260 <text:s/>1713198259310 <text:s/>1713198269416</text:p>
      <text:p text:style-name="P11">read <text:s text:c="5"/>305.4 <text:s text:c="2"/>173.0 <text:s text:c="2"/>160.7 <text:s text:c="2"/>212.7 <text:s text:c="2"/>224.5 <text:s text:c="2"/>287.8 <text:s text:c="2"/>320.4 <text:s text:c="2"/>341.1 <text:s text:c="2"/>356.8 <text:s text:c="2"/>374.6 <text:s text:c="2"/>400.5 <text:s text:c="2"/>437.6 <text:s text:c="2"/>508.0 <text:s/>1192.2 <text:s/>8132.9 <text:s/>30197.6 <text:s text:c="3"/>30265 <text:s/>1713198270924 <text:s/>1713198281038</text:p>
      <text:p text:style-name="P11">read <text:s text:c="5"/>309.4 <text:s text:c="2"/>183.9 <text:s text:c="2"/>160.7 <text:s text:c="2"/>216.5 <text:s text:c="2"/>227.3 <text:s text:c="2"/>291.9 <text:s text:c="2"/>325.2 <text:s text:c="2"/>344.6 <text:s text:c="2"/>360.5 <text:s text:c="2"/>378.6 <text:s text:c="2"/>402.9 <text:s text:c="2"/>439.8 <text:s text:c="2"/>507.5 <text:s/>1304.7 <text:s/>8277.4 <text:s/>30239.5 <text:s text:c="3"/>30270 <text:s/>1713198282545 <text:s/>1713198292660</text:p>
      <text:p text:style-name="P11">read <text:s text:c="5"/>312.9 <text:s text:c="2"/>159.1 <text:s text:c="2"/>148.8 <text:s text:c="2"/>220.0 <text:s text:c="2"/>231.2 <text:s text:c="2"/>295.7 <text:s text:c="2"/>329.5 <text:s text:c="2"/>349.0 <text:s text:c="2"/>365.1 <text:s text:c="2"/>384.3 <text:s text:c="2"/>409.6 <text:s text:c="2"/>448.5 <text:s text:c="2"/>522.7 <text:s/>1013.3 <text:s/>7418.6 <text:s/>30213.9 <text:s text:c="3"/>30275 <text:s/>1713198294166 <text:s/>1713198304278</text:p>
      <text:p text:style-name="P11">read <text:s text:c="5"/>306.0 <text:s text:c="2"/>170.3 <text:s text:c="2"/>160.7 <text:s text:c="2"/>212.5 <text:s text:c="2"/>224.6 <text:s text:c="2"/>288.4 <text:s text:c="2"/>321.5 <text:s text:c="2"/>342.0 <text:s text:c="2"/>357.8 <text:s text:c="2"/>375.6 <text:s text:c="2"/>401.4 <text:s text:c="2"/>438.6 <text:s text:c="2"/>508.2 <text:s/>1252.0 <text:s/>7803.4 <text:s/>30364.2 <text:s text:c="3"/>30280 <text:s/>1713198305785 <text:s/>1713198315901</text:p>
      <text:p text:style-name="P11">read <text:s text:c="5"/>311.0 <text:s text:c="2"/>189.3 <text:s text:c="2"/>160.7 <text:s text:c="2"/>213.8 <text:s text:c="2"/>225.9 <text:s text:c="2"/>291.8 <text:s text:c="2"/>325.8 <text:s text:c="2"/>346.2 <text:s text:c="2"/>362.9 <text:s text:c="2"/>382.0 <text:s text:c="2"/>407.1 <text:s text:c="2"/>446.2 <text:s text:c="2"/>523.4 <text:s/>1838.3 <text:s/>8030.4 <text:s/>30231.9 <text:s text:c="3"/>30285 <text:s/>1713198317407 <text:s/>1713198327514</text:p>
      <text:p text:style-name="P11">read <text:s text:c="5"/>311.6 <text:s text:c="2"/>162.4 <text:s text:c="2"/>160.7 <text:s text:c="2"/>215.3 <text:s text:c="2"/>227.7 <text:s text:c="2"/>294.5 <text:s text:c="2"/>328.3 <text:s text:c="2"/>348.4 <text:s text:c="2"/>365.2 <text:s text:c="2"/>384.8 <text:s text:c="2"/>409.8 <text:s text:c="2"/>448.5 <text:s text:c="2"/>519.6 <text:s/>1142.1 <text:s/>8210.5 <text:s/>30248.0 <text:s text:c="3"/>30290 <text:s/>1713198329021 <text:s/>1713198339132</text:p>
      <text:p text:style-name="P11">read <text:s text:c="5"/>308.5 <text:s/>1076.9 <text:s text:c="2"/>160.7 <text:s text:c="2"/>209.2 <text:s text:c="2"/>221.7 <text:s text:c="2"/>286.1 <text:s text:c="2"/>319.8 <text:s text:c="2"/>340.7 <text:s text:c="2"/>356.5 <text:s text:c="2"/>374.5 <text:s text:c="2"/>400.3 <text:s text:c="2"/>436.5 <text:s text:c="2"/>508.1 <text:s/>1065.2 <text:s/>7742.6 <text:s/>30207.7 <text:s text:c="3"/>30295 <text:s/>1713198340639 <text:s/>1713198350749</text:p>
      <text:p text:style-name="P11">read <text:s text:c="5"/>309.6 <text:s text:c="2"/>553.9 <text:s text:c="2"/>160.7 <text:s text:c="2"/>214.1 <text:s text:c="2"/>226.0 <text:s text:c="2"/>290.7 <text:s text:c="2"/>323.8 <text:s text:c="2"/>344.0 <text:s text:c="2"/>360.1 <text:s text:c="2"/>378.6 <text:s text:c="2"/>403.7 <text:s text:c="2"/>442.5 <text:s text:c="2"/>514.8 <text:s/>1306.8 <text:s/>7775.8 <text:s/>30437.2 <text:s text:c="3"/>30300 <text:s/>1713198352255 <text:s/>1713198362366</text:p>
      <text:p text:style-name="P11">read <text:s text:c="5"/>302.6 <text:s text:c="2"/>171.9 <text:s text:c="2"/>160.7 <text:s text:c="2"/>209.5 <text:s text:c="2"/>221.8 <text:s text:c="2"/>285.4 <text:s text:c="2"/>318.8 <text:s text:c="2"/>339.0 <text:s text:c="2"/>354.1 <text:s text:c="2"/>372.1 <text:s text:c="2"/>397.7 <text:s text:c="2"/>434.1 <text:s text:c="2"/>503.9 <text:s/>1184.4 <text:s/>8047.9 <text:s/>30270.2 <text:s text:c="3"/>30305 <text:s/>1713198363872 <text:s/>1713198373980</text:p>
      <text:p text:style-name="P11">read <text:s text:c="5"/>307.4 <text:s text:c="2"/>185.6 <text:s text:c="2"/>160.7 <text:s text:c="2"/>213.4 <text:s text:c="2"/>225.3 <text:s text:c="2"/>290.1 <text:s text:c="2"/>323.2 <text:s text:c="2"/>343.1 <text:s text:c="2"/>358.6 <text:s text:c="2"/>375.9 <text:s text:c="2"/>401.3 <text:s text:c="2"/>439.1 <text:s text:c="2"/>506.8 <text:s/>1193.9 <text:s/>8547.6 <text:s/>30354.0 <text:s text:c="3"/>30310 <text:s/>1713198375487 <text:s/>1713198385594</text:p>
      <text:p text:style-name="P11">read <text:s text:c="5"/>305.6 <text:s text:c="2"/>180.3 <text:s text:c="2"/>160.7 <text:s text:c="2"/>212.0 <text:s text:c="2"/>224.1 <text:s text:c="2"/>288.0 <text:s text:c="2"/>320.9 <text:s text:c="2"/>341.5 <text:s text:c="2"/>357.2 <text:s text:c="2"/>375.0 <text:s text:c="2"/>400.3 <text:s text:c="2"/>436.5 <text:s text:c="2"/>504.9 <text:s/>1330.4 <text:s/>8261.3 <text:s/>30311.8 <text:s text:c="3"/>30315 <text:s/>1713198387100 <text:s/>1713198397211</text:p>
      <text:p text:style-name="P11"><text:soft-page-break/>read <text:s text:c="5"/>314.4 <text:s/>1256.9 <text:s text:c="2"/>160.7 <text:s text:c="2"/>214.1 <text:s text:c="2"/>225.9 <text:s text:c="2"/>290.2 <text:s text:c="2"/>323.3 <text:s text:c="2"/>343.2 <text:s text:c="2"/>358.7 <text:s text:c="2"/>376.0 <text:s text:c="2"/>401.0 <text:s text:c="2"/>437.2 <text:s text:c="2"/>506.6 <text:s/>1342.9 <text:s/>7848.4 <text:s/>30269.4 <text:s text:c="3"/>30320 <text:s/>1713198398717 <text:s/>1713198408829</text:p>
      <text:p text:style-name="P11">read <text:s text:c="5"/>305.9 <text:s text:c="2"/>170.2 <text:s text:c="2"/>160.7 <text:s text:c="2"/>214.7 <text:s text:c="2"/>225.7 <text:s text:c="2"/>287.4 <text:s text:c="2"/>320.1 <text:s text:c="2"/>341.5 <text:s text:c="2"/>357.9 <text:s text:c="2"/>376.9 <text:s text:c="2"/>402.7 <text:s text:c="2"/>440.3 <text:s text:c="2"/>508.0 <text:s/>1182.2 <text:s/>7937.1 <text:s/>30363.0 <text:s text:c="3"/>30325 <text:s/>1713198410335 <text:s/>1713198420445</text:p>
      <text:p text:style-name="P11">read <text:s text:c="5"/>304.0 <text:s text:c="2"/>183.0 <text:s text:c="2"/>148.8 <text:s text:c="2"/>209.9 <text:s text:c="2"/>222.7 <text:s text:c="2"/>286.8 <text:s text:c="2"/>319.5 <text:s text:c="2"/>340.0 <text:s text:c="2"/>355.7 <text:s text:c="2"/>374.2 <text:s text:c="2"/>400.4 <text:s text:c="2"/>436.5 <text:s text:c="2"/>504.7 <text:s/>1032.0 <text:s/>7720.1 <text:s/>30255.7 <text:s text:c="3"/>30330 <text:s/>1713198421952 <text:s/>1713198432061</text:p>
      <text:p text:style-name="P11">read <text:s text:c="5"/>303.7 <text:s text:c="2"/>168.6 <text:s text:c="2"/>148.8 <text:s text:c="2"/>210.3 <text:s text:c="2"/>222.7 <text:s text:c="2"/>286.3 <text:s text:c="2"/>318.9 <text:s text:c="2"/>339.1 <text:s text:c="2"/>354.2 <text:s text:c="2"/>372.2 <text:s text:c="2"/>397.8 <text:s text:c="2"/>434.6 <text:s text:c="2"/>505.5 <text:s/>1277.0 <text:s/>8006.6 <text:s/>30277.5 <text:s text:c="3"/>30335 <text:s/>1713198433568 <text:s/>1713198443679</text:p>
      <text:p text:style-name="P11">read <text:s text:c="5"/>305.3 <text:s text:c="2"/>171.7 <text:s text:c="2"/>160.7 <text:s text:c="2"/>211.5 <text:s text:c="2"/>223.6 <text:s text:c="2"/>287.9 <text:s text:c="2"/>321.2 <text:s text:c="2"/>341.7 <text:s text:c="2"/>357.3 <text:s text:c="2"/>374.9 <text:s text:c="2"/>400.6 <text:s text:c="2"/>436.6 <text:s text:c="2"/>506.8 <text:s/>1221.5 <text:s/>8389.4 <text:s/>30387.9 <text:s text:c="3"/>30340 <text:s/>1713198445184 <text:s/>1713198455297</text:p>
      <text:p text:style-name="P11">read <text:s text:c="5"/>305.2 <text:s text:c="2"/>167.3 <text:s text:c="2"/>160.7 <text:s text:c="2"/>211.5 <text:s text:c="2"/>223.9 <text:s text:c="2"/>288.1 <text:s text:c="2"/>321.1 <text:s text:c="2"/>341.5 <text:s text:c="2"/>357.0 <text:s text:c="2"/>374.6 <text:s text:c="2"/>400.1 <text:s text:c="2"/>436.8 <text:s text:c="2"/>506.6 <text:s/>1205.2 <text:s/>8098.6 <text:s/>30277.1 <text:s text:c="3"/>30345 <text:s/>1713198456803 <text:s/>1713198466909</text:p>
      <text:p text:style-name="P11">read <text:s text:c="5"/>306.6 <text:s text:c="2"/>666.1 <text:s text:c="2"/>160.7 <text:s text:c="2"/>212.4 <text:s text:c="2"/>224.2 <text:s text:c="2"/>288.2 <text:s text:c="2"/>321.2 <text:s text:c="2"/>341.4 <text:s text:c="2"/>356.7 <text:s text:c="2"/>374.0 <text:s text:c="2"/>399.5 <text:s text:c="2"/>435.9 <text:s text:c="2"/>505.8 <text:s text:c="2"/>965.8 <text:s/>7808.3 <text:s/>30328.6 <text:s text:c="3"/>30350 <text:s/>1713198468414 <text:s/>171319847852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7:41:18.043808010</meta:creation-date>
    <dc:date>2024-04-15T19:31:57.907955284</dc:date>
    <meta:editing-duration>PT9M19S</meta:editing-duration>
    <meta:editing-cycles>1</meta:editing-cycles>
    <meta:document-statistic meta:table-count="0" meta:image-count="0" meta:object-count="0" meta:page-count="12" meta:paragraph-count="291" meta:word-count="5769" meta:character-count="50447" meta:non-whitespace-character-count="34166"/>
    <meta:generator>LibreOffice/7.3.7.2$Linux_X86_64 LibreOffice_project/30$Build-2</meta:generator>
  </office:meta>
</office:document-meta>
</file>